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003" calcext:value-type="float">
            <text:p>1003</text:p>
          </table:table-cell>
          <table:table-cell office:value-type="float" office:value="3299516514" calcext:value-type="float">
            <text:p>3299516514</text:p>
          </table:table-cell>
          <table:table-cell office:value-type="float" office:value="8792995476" calcext:value-type="float">
            <text:p>8792995476</text:p>
          </table:table-cell>
          <table:table-cell office:value-type="float" office:value="11545338" calcext:value-type="float">
            <text:p>11545338</text:p>
          </table:table-cell>
          <table:table-cell office:value-type="float" office:value="362852728" calcext:value-type="float">
            <text:p>362852728</text:p>
          </table:table-cell>
          <table:table-cell office:value-type="float" office:value="359152808" calcext:value-type="float">
            <text:p>359152808</text:p>
          </table:table-cell>
          <table:table-cell office:value-type="float" office:value="4870498" calcext:value-type="float">
            <text:p>48704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244" calcext:value-type="float">
            <text:p>0.375244</text:p>
          </table:table-cell>
          <table:table-cell office:value-type="float" office:value="11545338" calcext:value-type="float">
            <text:p>11545338</text:p>
          </table:table-cell>
          <table:table-cell office:value-type="float" office:value="23.153116" calcext:value-type="float">
            <text:p>23.153116</text:p>
          </table:table-cell>
          <table:table-cell office:value-type="float" office:value="22.917028" calcext:value-type="float">
            <text:p>22.917028</text:p>
          </table:table-cell>
          <table:table-cell office:value-type="float" office:value="0.31078" calcext:value-type="float">
            <text:p>0.31078</text:p>
          </table:table-cell>
          <table:table-cell office:value-type="float" office:value="1.01" calcext:value-type="float">
            <text:p>1.01</text:p>
          </table:table-cell>
          <table:table-cell office:value-type="float" office:value="73.74" calcext:value-type="float">
            <text:p>73.74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1003" calcext:value-type="float">
            <text:p>1003</text:p>
          </table:table-cell>
          <table:table-cell office:value-type="float" office:value="3298958394" calcext:value-type="float">
            <text:p>3298958394</text:p>
          </table:table-cell>
          <table:table-cell office:value-type="float" office:value="8791292594" calcext:value-type="float">
            <text:p>8791292594</text:p>
          </table:table-cell>
          <table:table-cell office:value-type="float" office:value="11474097" calcext:value-type="float">
            <text:p>11474097</text:p>
          </table:table-cell>
          <table:table-cell office:value-type="float" office:value="362805773" calcext:value-type="float">
            <text:p>362805773</text:p>
          </table:table-cell>
          <table:table-cell office:value-type="float" office:value="359150856" calcext:value-type="float">
            <text:p>359150856</text:p>
          </table:table-cell>
          <table:table-cell office:value-type="float" office:value="5247652" calcext:value-type="float">
            <text:p>5247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253" calcext:value-type="float">
            <text:p>0.375253</text:p>
          </table:table-cell>
          <table:table-cell office:value-type="float" office:value="11474097" calcext:value-type="float">
            <text:p>11474097</text:p>
          </table:table-cell>
          <table:table-cell office:value-type="float" office:value="23.150118" calcext:value-type="float">
            <text:p>23.150118</text:p>
          </table:table-cell>
          <table:table-cell office:value-type="float" office:value="22.916904" calcext:value-type="float">
            <text:p>22.916904</text:p>
          </table:table-cell>
          <table:table-cell office:value-type="float" office:value="0.334845" calcext:value-type="float">
            <text:p>0.334845</text:p>
          </table:table-cell>
          <table:table-cell office:value-type="float" office:value="1.01" calcext:value-type="float">
            <text:p>1.01</text:p>
          </table:table-cell>
          <table:table-cell office:value-type="float" office:value="68.44" calcext:value-type="float">
            <text:p>68.44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003" calcext:value-type="float">
            <text:p>1003</text:p>
          </table:table-cell>
          <table:table-cell office:value-type="float" office:value="3322517433" calcext:value-type="float">
            <text:p>3322517433</text:p>
          </table:table-cell>
          <table:table-cell office:value-type="float" office:value="8852112100" calcext:value-type="float">
            <text:p>8852112100</text:p>
          </table:table-cell>
          <table:table-cell office:value-type="float" office:value="11462723" calcext:value-type="float">
            <text:p>11462723</text:p>
          </table:table-cell>
          <table:table-cell office:value-type="float" office:value="362716781" calcext:value-type="float">
            <text:p>362716781</text:p>
          </table:table-cell>
          <table:table-cell office:value-type="float" office:value="360594597" calcext:value-type="float">
            <text:p>360594597</text:p>
          </table:table-cell>
          <table:table-cell office:value-type="float" office:value="6852468" calcext:value-type="float">
            <text:p>685246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336" calcext:value-type="float">
            <text:p>0.375336</text:p>
          </table:table-cell>
          <table:table-cell office:value-type="float" office:value="11462723" calcext:value-type="float">
            <text:p>11462723</text:p>
          </table:table-cell>
          <table:table-cell office:value-type="float" office:value="23.14444" calcext:value-type="float">
            <text:p>23.14444</text:p>
          </table:table-cell>
          <table:table-cell office:value-type="float" office:value="23.009027" calcext:value-type="float">
            <text:p>23.009027</text:p>
          </table:table-cell>
          <table:table-cell office:value-type="float" office:value="0.437246" calcext:value-type="float">
            <text:p>0.437246</text:p>
          </table:table-cell>
          <table:table-cell office:value-type="float" office:value="1.01" calcext:value-type="float">
            <text:p>1.01</text:p>
          </table:table-cell>
          <table:table-cell office:value-type="float" office:value="52.62" calcext:value-type="float">
            <text:p>52.62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003" calcext:value-type="float">
            <text:p>1003</text:p>
          </table:table-cell>
          <table:table-cell office:value-type="float" office:value="3318968903" calcext:value-type="float">
            <text:p>3318968903</text:p>
          </table:table-cell>
          <table:table-cell office:value-type="float" office:value="8852717962" calcext:value-type="float">
            <text:p>8852717962</text:p>
          </table:table-cell>
          <table:table-cell office:value-type="float" office:value="11415453" calcext:value-type="float">
            <text:p>11415453</text:p>
          </table:table-cell>
          <table:table-cell office:value-type="float" office:value="364156924" calcext:value-type="float">
            <text:p>364156924</text:p>
          </table:table-cell>
          <table:table-cell office:value-type="float" office:value="360231404" calcext:value-type="float">
            <text:p>360231404</text:p>
          </table:table-cell>
          <table:table-cell office:value-type="float" office:value="7308458" calcext:value-type="float">
            <text:p>7308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91" calcext:value-type="float">
            <text:p>0.37491</text:p>
          </table:table-cell>
          <table:table-cell office:value-type="float" office:value="11415453" calcext:value-type="float">
            <text:p>11415453</text:p>
          </table:table-cell>
          <table:table-cell office:value-type="float" office:value="23.236334" calcext:value-type="float">
            <text:p>23.236334</text:p>
          </table:table-cell>
          <table:table-cell office:value-type="float" office:value="22.985851" calcext:value-type="float">
            <text:p>22.985851</text:p>
          </table:table-cell>
          <table:table-cell office:value-type="float" office:value="0.466342" calcext:value-type="float">
            <text:p>0.466342</text:p>
          </table:table-cell>
          <table:table-cell office:value-type="float" office:value="1.01" calcext:value-type="float">
            <text:p>1.01</text:p>
          </table:table-cell>
          <table:table-cell office:value-type="float" office:value="49.29" calcext:value-type="float">
            <text:p>49.29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003" calcext:value-type="float">
            <text:p>1003</text:p>
          </table:table-cell>
          <table:table-cell office:value-type="float" office:value="3322457528" calcext:value-type="float">
            <text:p>3322457528</text:p>
          </table:table-cell>
          <table:table-cell office:value-type="float" office:value="8856730218" calcext:value-type="float">
            <text:p>8856730218</text:p>
          </table:table-cell>
          <table:table-cell office:value-type="float" office:value="11758101" calcext:value-type="float">
            <text:p>11758101</text:p>
          </table:table-cell>
          <table:table-cell office:value-type="float" office:value="364824373" calcext:value-type="float">
            <text:p>364824373</text:p>
          </table:table-cell>
          <table:table-cell office:value-type="float" office:value="361076247" calcext:value-type="float">
            <text:p>361076247</text:p>
          </table:table-cell>
          <table:table-cell office:value-type="float" office:value="3987782" calcext:value-type="float">
            <text:p>398778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134" calcext:value-type="float">
            <text:p>0.375134</text:p>
          </table:table-cell>
          <table:table-cell office:value-type="float" office:value="11758101" calcext:value-type="float">
            <text:p>11758101</text:p>
          </table:table-cell>
          <table:table-cell office:value-type="float" office:value="23.278923" calcext:value-type="float">
            <text:p>23.278923</text:p>
          </table:table-cell>
          <table:table-cell office:value-type="float" office:value="23.039761" calcext:value-type="float">
            <text:p>23.039761</text:p>
          </table:table-cell>
          <table:table-cell office:value-type="float" office:value="0.254455" calcext:value-type="float">
            <text:p>0.254455</text:p>
          </table:table-cell>
          <table:table-cell office:value-type="float" office:value="1.01" calcext:value-type="float">
            <text:p>1.01</text:p>
          </table:table-cell>
          <table:table-cell office:value-type="float" office:value="90.55" calcext:value-type="float">
            <text:p>90.55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003" calcext:value-type="float">
            <text:p>1003</text:p>
          </table:table-cell>
          <table:table-cell office:value-type="float" office:value="3322793442" calcext:value-type="float">
            <text:p>3322793442</text:p>
          </table:table-cell>
          <table:table-cell office:value-type="float" office:value="8856816835" calcext:value-type="float">
            <text:p>8856816835</text:p>
          </table:table-cell>
          <table:table-cell office:value-type="float" office:value="11669339" calcext:value-type="float">
            <text:p>11669339</text:p>
          </table:table-cell>
          <table:table-cell office:value-type="float" office:value="364729356" calcext:value-type="float">
            <text:p>364729356</text:p>
          </table:table-cell>
          <table:table-cell office:value-type="float" office:value="361120602" calcext:value-type="float">
            <text:p>361120602</text:p>
          </table:table-cell>
          <table:table-cell office:value-type="float" office:value="4138213" calcext:value-type="float">
            <text:p>4138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168" calcext:value-type="float">
            <text:p>0.375168</text:p>
          </table:table-cell>
          <table:table-cell office:value-type="float" office:value="11669339" calcext:value-type="float">
            <text:p>11669339</text:p>
          </table:table-cell>
          <table:table-cell office:value-type="float" office:value="23.27286" calcext:value-type="float">
            <text:p>23.27286</text:p>
          </table:table-cell>
          <table:table-cell office:value-type="float" office:value="23.042591" calcext:value-type="float">
            <text:p>23.042591</text:p>
          </table:table-cell>
          <table:table-cell office:value-type="float" office:value="0.264053" calcext:value-type="float">
            <text:p>0.264053</text:p>
          </table:table-cell>
          <table:table-cell office:value-type="float" office:value="1.01" calcext:value-type="float">
            <text:p>1.01</text:p>
          </table:table-cell>
          <table:table-cell office:value-type="float" office:value="87.26" calcext:value-type="float">
            <text:p>87.26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003" calcext:value-type="float">
            <text:p>1003</text:p>
          </table:table-cell>
          <table:table-cell office:value-type="float" office:value="3322785715" calcext:value-type="float">
            <text:p>3322785715</text:p>
          </table:table-cell>
          <table:table-cell office:value-type="float" office:value="8845552385" calcext:value-type="float">
            <text:p>8845552385</text:p>
          </table:table-cell>
          <table:table-cell office:value-type="float" office:value="11717438" calcext:value-type="float">
            <text:p>11717438</text:p>
          </table:table-cell>
          <table:table-cell office:value-type="float" office:value="361714629" calcext:value-type="float">
            <text:p>361714629</text:p>
          </table:table-cell>
          <table:table-cell office:value-type="float" office:value="359831378" calcext:value-type="float">
            <text:p>359831378</text:p>
          </table:table-cell>
          <table:table-cell office:value-type="float" office:value="2755947" calcext:value-type="float">
            <text:p>275594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645" calcext:value-type="float">
            <text:p>0.375645</text:p>
          </table:table-cell>
          <table:table-cell office:value-type="float" office:value="11717438" calcext:value-type="float">
            <text:p>11717438</text:p>
          </table:table-cell>
          <table:table-cell office:value-type="float" office:value="23.080494" calcext:value-type="float">
            <text:p>23.080494</text:p>
          </table:table-cell>
          <table:table-cell office:value-type="float" office:value="22.960329" calcext:value-type="float">
            <text:p>22.960329</text:p>
          </table:table-cell>
          <table:table-cell office:value-type="float" office:value="0.175853" calcext:value-type="float">
            <text:p>0.175853</text:p>
          </table:table-cell>
          <table:table-cell office:value-type="float" office:value="1.01" calcext:value-type="float">
            <text:p>1.01</text:p>
          </table:table-cell>
          <table:table-cell office:value-type="float" office:value="130.57" calcext:value-type="float">
            <text:p>130.57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003" calcext:value-type="float">
            <text:p>1003</text:p>
          </table:table-cell>
          <table:table-cell office:value-type="float" office:value="3317188427" calcext:value-type="float">
            <text:p>3317188427</text:p>
          </table:table-cell>
          <table:table-cell office:value-type="float" office:value="8844114448" calcext:value-type="float">
            <text:p>8844114448</text:p>
          </table:table-cell>
          <table:table-cell office:value-type="float" office:value="11625557" calcext:value-type="float">
            <text:p>11625557</text:p>
          </table:table-cell>
          <table:table-cell office:value-type="float" office:value="363149348" calcext:value-type="float">
            <text:p>363149348</text:p>
          </table:table-cell>
          <table:table-cell office:value-type="float" office:value="359298897" calcext:value-type="float">
            <text:p>359298897</text:p>
          </table:table-cell>
          <table:table-cell office:value-type="float" office:value="2918582" calcext:value-type="float">
            <text:p>2918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073" calcext:value-type="float">
            <text:p>0.375073</text:p>
          </table:table-cell>
          <table:table-cell office:value-type="float" office:value="11625557" calcext:value-type="float">
            <text:p>11625557</text:p>
          </table:table-cell>
          <table:table-cell office:value-type="float" office:value="23.172041" calcext:value-type="float">
            <text:p>23.172041</text:p>
          </table:table-cell>
          <table:table-cell office:value-type="float" office:value="22.926352" calcext:value-type="float">
            <text:p>22.926352</text:p>
          </table:table-cell>
          <table:table-cell office:value-type="float" office:value="0.186231" calcext:value-type="float">
            <text:p>0.186231</text:p>
          </table:table-cell>
          <table:table-cell office:value-type="float" office:value="1.01" calcext:value-type="float">
            <text:p>1.01</text:p>
          </table:table-cell>
          <table:table-cell office:value-type="float" office:value="123.11" calcext:value-type="float">
            <text:p>123.11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2005" calcext:value-type="float">
            <text:p>2005</text:p>
          </table:table-cell>
          <table:table-cell office:value-type="float" office:value="3413645733" calcext:value-type="float">
            <text:p>3413645733</text:p>
          </table:table-cell>
          <table:table-cell office:value-type="float" office:value="9143943151" calcext:value-type="float">
            <text:p>9143943151</text:p>
          </table:table-cell>
          <table:table-cell office:value-type="float" office:value="12212960" calcext:value-type="float">
            <text:p>12212960</text:p>
          </table:table-cell>
          <table:table-cell office:value-type="float" office:value="385506963" calcext:value-type="float">
            <text:p>385506963</text:p>
          </table:table-cell>
          <table:table-cell office:value-type="float" office:value="381569688" calcext:value-type="float">
            <text:p>381569688</text:p>
          </table:table-cell>
          <table:table-cell office:value-type="float" office:value="5148006" calcext:value-type="float">
            <text:p>51480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23" calcext:value-type="float">
            <text:p>0.373323</text:p>
          </table:table-cell>
          <table:table-cell office:value-type="float" office:value="12212960" calcext:value-type="float">
            <text:p>12212960</text:p>
          </table:table-cell>
          <table:table-cell office:value-type="float" office:value="24.623199" calcext:value-type="float">
            <text:p>24.623199</text:p>
          </table:table-cell>
          <table:table-cell office:value-type="float" office:value="24.371717" calcext:value-type="float">
            <text:p>24.371717</text:p>
          </table:table-cell>
          <table:table-cell office:value-type="float" office:value="0.328815" calcext:value-type="float">
            <text:p>0.328815</text:p>
          </table:table-cell>
          <table:table-cell office:value-type="float" office:value="1.01" calcext:value-type="float">
            <text:p>1.01</text:p>
          </table:table-cell>
          <table:table-cell office:value-type="float" office:value="74.12" calcext:value-type="float">
            <text:p>74.12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2005" calcext:value-type="float">
            <text:p>2005</text:p>
          </table:table-cell>
          <table:table-cell office:value-type="float" office:value="3413118851" calcext:value-type="float">
            <text:p>3413118851</text:p>
          </table:table-cell>
          <table:table-cell office:value-type="float" office:value="9141292933" calcext:value-type="float">
            <text:p>9141292933</text:p>
          </table:table-cell>
          <table:table-cell office:value-type="float" office:value="12156032" calcext:value-type="float">
            <text:p>12156032</text:p>
          </table:table-cell>
          <table:table-cell office:value-type="float" office:value="385392415" calcext:value-type="float">
            <text:p>385392415</text:p>
          </table:table-cell>
          <table:table-cell office:value-type="float" office:value="381507137" calcext:value-type="float">
            <text:p>381507137</text:p>
          </table:table-cell>
          <table:table-cell office:value-type="float" office:value="5329441" calcext:value-type="float">
            <text:p>5329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74" calcext:value-type="float">
            <text:p>0.373374</text:p>
          </table:table-cell>
          <table:table-cell office:value-type="float" office:value="12156032" calcext:value-type="float">
            <text:p>12156032</text:p>
          </table:table-cell>
          <table:table-cell office:value-type="float" office:value="24.615883" calcext:value-type="float">
            <text:p>24.615883</text:p>
          </table:table-cell>
          <table:table-cell office:value-type="float" office:value="24.367722" calcext:value-type="float">
            <text:p>24.367722</text:p>
          </table:table-cell>
          <table:table-cell office:value-type="float" office:value="0.340403" calcext:value-type="float">
            <text:p>0.340403</text:p>
          </table:table-cell>
          <table:table-cell office:value-type="float" office:value="1.01" calcext:value-type="float">
            <text:p>1.01</text:p>
          </table:table-cell>
          <table:table-cell office:value-type="float" office:value="71.58" calcext:value-type="float">
            <text:p>71.58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2005" calcext:value-type="float">
            <text:p>2005</text:p>
          </table:table-cell>
          <table:table-cell office:value-type="float" office:value="3408415426" calcext:value-type="float">
            <text:p>3408415426</text:p>
          </table:table-cell>
          <table:table-cell office:value-type="float" office:value="9127951092" calcext:value-type="float">
            <text:p>9127951092</text:p>
          </table:table-cell>
          <table:table-cell office:value-type="float" office:value="12114037" calcext:value-type="float">
            <text:p>12114037</text:p>
          </table:table-cell>
          <table:table-cell office:value-type="float" office:value="383248210" calcext:value-type="float">
            <text:p>383248210</text:p>
          </table:table-cell>
          <table:table-cell office:value-type="float" office:value="380988894" calcext:value-type="float">
            <text:p>380988894</text:p>
          </table:table-cell>
          <table:table-cell office:value-type="float" office:value="6637156" calcext:value-type="float">
            <text:p>663715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04" calcext:value-type="float">
            <text:p>0.373404</text:p>
          </table:table-cell>
          <table:table-cell office:value-type="float" office:value="12114037" calcext:value-type="float">
            <text:p>12114037</text:p>
          </table:table-cell>
          <table:table-cell office:value-type="float" office:value="24.478928" calcext:value-type="float">
            <text:p>24.478928</text:p>
          </table:table-cell>
          <table:table-cell office:value-type="float" office:value="24.33462" calcext:value-type="float">
            <text:p>24.33462</text:p>
          </table:table-cell>
          <table:table-cell office:value-type="float" office:value="0.42393" calcext:value-type="float">
            <text:p>0.42393</text:p>
          </table:table-cell>
          <table:table-cell office:value-type="float" office:value="1.01" calcext:value-type="float">
            <text:p>1.0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2005" calcext:value-type="float">
            <text:p>2005</text:p>
          </table:table-cell>
          <table:table-cell office:value-type="float" office:value="3404780725" calcext:value-type="float">
            <text:p>3404780725</text:p>
          </table:table-cell>
          <table:table-cell office:value-type="float" office:value="9126897320" calcext:value-type="float">
            <text:p>9126897320</text:p>
          </table:table-cell>
          <table:table-cell office:value-type="float" office:value="12101272" calcext:value-type="float">
            <text:p>12101272</text:p>
          </table:table-cell>
          <table:table-cell office:value-type="float" office:value="384726328" calcext:value-type="float">
            <text:p>384726328</text:p>
          </table:table-cell>
          <table:table-cell office:value-type="float" office:value="380568311" calcext:value-type="float">
            <text:p>380568311</text:p>
          </table:table-cell>
          <table:table-cell office:value-type="float" office:value="6473120" calcext:value-type="float">
            <text:p>6473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049" calcext:value-type="float">
            <text:p>0.373049</text:p>
          </table:table-cell>
          <table:table-cell office:value-type="float" office:value="12101272" calcext:value-type="float">
            <text:p>12101272</text:p>
          </table:table-cell>
          <table:table-cell office:value-type="float" office:value="24.573339" calcext:value-type="float">
            <text:p>24.573339</text:p>
          </table:table-cell>
          <table:table-cell office:value-type="float" office:value="24.307756" calcext:value-type="float">
            <text:p>24.307756</text:p>
          </table:table-cell>
          <table:table-cell office:value-type="float" office:value="0.413453" calcext:value-type="float">
            <text:p>0.413453</text:p>
          </table:table-cell>
          <table:table-cell office:value-type="float" office:value="1.01" calcext:value-type="float">
            <text:p>1.01</text:p>
          </table:table-cell>
          <table:table-cell office:value-type="float" office:value="58.79" calcext:value-type="float">
            <text:p>58.79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2005" calcext:value-type="float">
            <text:p>2005</text:p>
          </table:table-cell>
          <table:table-cell office:value-type="float" office:value="3412922176" calcext:value-type="float">
            <text:p>3412922176</text:p>
          </table:table-cell>
          <table:table-cell office:value-type="float" office:value="9141486104" calcext:value-type="float">
            <text:p>9141486104</text:p>
          </table:table-cell>
          <table:table-cell office:value-type="float" office:value="12440766" calcext:value-type="float">
            <text:p>12440766</text:p>
          </table:table-cell>
          <table:table-cell office:value-type="float" office:value="385375445" calcext:value-type="float">
            <text:p>385375445</text:p>
          </table:table-cell>
          <table:table-cell office:value-type="float" office:value="381455288" calcext:value-type="float">
            <text:p>381455288</text:p>
          </table:table-cell>
          <table:table-cell office:value-type="float" office:value="3364643" calcext:value-type="float">
            <text:p>336464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44" calcext:value-type="float">
            <text:p>0.373344</text:p>
          </table:table-cell>
          <table:table-cell office:value-type="float" office:value="12440766" calcext:value-type="float">
            <text:p>12440766</text:p>
          </table:table-cell>
          <table:table-cell office:value-type="float" office:value="24.614799" calcext:value-type="float">
            <text:p>24.614799</text:p>
          </table:table-cell>
          <table:table-cell office:value-type="float" office:value="24.36441" calcext:value-type="float">
            <text:p>24.36441</text:p>
          </table:table-cell>
          <table:table-cell office:value-type="float" office:value="0.214907" calcext:value-type="float">
            <text:p>0.214907</text:p>
          </table:table-cell>
          <table:table-cell office:value-type="float" office:value="1.01" calcext:value-type="float">
            <text:p>1.01</text:p>
          </table:table-cell>
          <table:table-cell office:value-type="float" office:value="113.37" calcext:value-type="float">
            <text:p>113.37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2005" calcext:value-type="float">
            <text:p>2005</text:p>
          </table:table-cell>
          <table:table-cell office:value-type="float" office:value="3413122113" calcext:value-type="float">
            <text:p>3413122113</text:p>
          </table:table-cell>
          <table:table-cell office:value-type="float" office:value="9140655693" calcext:value-type="float">
            <text:p>9140655693</text:p>
          </table:table-cell>
          <table:table-cell office:value-type="float" office:value="12358228" calcext:value-type="float">
            <text:p>12358228</text:p>
          </table:table-cell>
          <table:table-cell office:value-type="float" office:value="385320218" calcext:value-type="float">
            <text:p>385320218</text:p>
          </table:table-cell>
          <table:table-cell office:value-type="float" office:value="381472176" calcext:value-type="float">
            <text:p>381472176</text:p>
          </table:table-cell>
          <table:table-cell office:value-type="float" office:value="3450611" calcext:value-type="float">
            <text:p>3450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" calcext:value-type="float">
            <text:p>0.3734</text:p>
          </table:table-cell>
          <table:table-cell office:value-type="float" office:value="12358228" calcext:value-type="float">
            <text:p>12358228</text:p>
          </table:table-cell>
          <table:table-cell office:value-type="float" office:value="24.611271" calcext:value-type="float">
            <text:p>24.611271</text:p>
          </table:table-cell>
          <table:table-cell office:value-type="float" office:value="24.36549" calcext:value-type="float">
            <text:p>24.36549</text:p>
          </table:table-cell>
          <table:table-cell office:value-type="float" office:value="0.220398" calcext:value-type="float">
            <text:p>0.220398</text:p>
          </table:table-cell>
          <table:table-cell office:value-type="float" office:value="1.01" calcext:value-type="float">
            <text:p>1.01</text:p>
          </table:table-cell>
          <table:table-cell office:value-type="float" office:value="110.55" calcext:value-type="float">
            <text:p>110.55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2005" calcext:value-type="float">
            <text:p>2005</text:p>
          </table:table-cell>
          <table:table-cell office:value-type="float" office:value="3405929244" calcext:value-type="float">
            <text:p>3405929244</text:p>
          </table:table-cell>
          <table:table-cell office:value-type="float" office:value="9118458871" calcext:value-type="float">
            <text:p>9118458871</text:p>
          </table:table-cell>
          <table:table-cell office:value-type="float" office:value="12364323" calcext:value-type="float">
            <text:p>12364323</text:p>
          </table:table-cell>
          <table:table-cell office:value-type="float" office:value="382741907" calcext:value-type="float">
            <text:p>382741907</text:p>
          </table:table-cell>
          <table:table-cell office:value-type="float" office:value="380677484" calcext:value-type="float">
            <text:p>380677484</text:p>
          </table:table-cell>
          <table:table-cell office:value-type="float" office:value="2453390" calcext:value-type="float">
            <text:p>24533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2" calcext:value-type="float">
            <text:p>0.37352</text:p>
          </table:table-cell>
          <table:table-cell office:value-type="float" office:value="12364323" calcext:value-type="float">
            <text:p>12364323</text:p>
          </table:table-cell>
          <table:table-cell office:value-type="float" office:value="24.44659" calcext:value-type="float">
            <text:p>24.44659</text:p>
          </table:table-cell>
          <table:table-cell office:value-type="float" office:value="24.31473" calcext:value-type="float">
            <text:p>24.31473</text:p>
          </table:table-cell>
          <table:table-cell office:value-type="float" office:value="0.156704" calcext:value-type="float">
            <text:p>0.156704</text:p>
          </table:table-cell>
          <table:table-cell office:value-type="float" office:value="1.01" calcext:value-type="float">
            <text:p>1.01</text:p>
          </table:table-cell>
          <table:table-cell office:value-type="float" office:value="155.16" calcext:value-type="float">
            <text:p>155.16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2005" calcext:value-type="float">
            <text:p>2005</text:p>
          </table:table-cell>
          <table:table-cell office:value-type="float" office:value="3400975825" calcext:value-type="float">
            <text:p>3400975825</text:p>
          </table:table-cell>
          <table:table-cell office:value-type="float" office:value="9117649539" calcext:value-type="float">
            <text:p>9117649539</text:p>
          </table:table-cell>
          <table:table-cell office:value-type="float" office:value="12293869" calcext:value-type="float">
            <text:p>12293869</text:p>
          </table:table-cell>
          <table:table-cell office:value-type="float" office:value="384162041" calcext:value-type="float">
            <text:p>384162041</text:p>
          </table:table-cell>
          <table:table-cell office:value-type="float" office:value="380115027" calcext:value-type="float">
            <text:p>380115027</text:p>
          </table:table-cell>
          <table:table-cell office:value-type="float" office:value="2627925" calcext:value-type="float">
            <text:p>2627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01" calcext:value-type="float">
            <text:p>0.37301</text:p>
          </table:table-cell>
          <table:table-cell office:value-type="float" office:value="12293869" calcext:value-type="float">
            <text:p>12293869</text:p>
          </table:table-cell>
          <table:table-cell office:value-type="float" office:value="24.537296" calcext:value-type="float">
            <text:p>24.537296</text:p>
          </table:table-cell>
          <table:table-cell office:value-type="float" office:value="24.278805" calcext:value-type="float">
            <text:p>24.278805</text:p>
          </table:table-cell>
          <table:table-cell office:value-type="float" office:value="0.167851" calcext:value-type="float">
            <text:p>0.167851</text:p>
          </table:table-cell>
          <table:table-cell office:value-type="float" office:value="1.01" calcext:value-type="float">
            <text:p>1.01</text:p>
          </table:table-cell>
          <table:table-cell office:value-type="float" office:value="144.64" calcext:value-type="float">
            <text:p>144.64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3007" calcext:value-type="float">
            <text:p>3007</text:p>
          </table:table-cell>
          <table:table-cell office:value-type="float" office:value="3454614054" calcext:value-type="float">
            <text:p>3454614054</text:p>
          </table:table-cell>
          <table:table-cell office:value-type="float" office:value="9151390391" calcext:value-type="float">
            <text:p>9151390391</text:p>
          </table:table-cell>
          <table:table-cell office:value-type="float" office:value="10825812" calcext:value-type="float">
            <text:p>10825812</text:p>
          </table:table-cell>
          <table:table-cell office:value-type="float" office:value="343406044" calcext:value-type="float">
            <text:p>343406044</text:p>
          </table:table-cell>
          <table:table-cell office:value-type="float" office:value="339889747" calcext:value-type="float">
            <text:p>339889747</text:p>
          </table:table-cell>
          <table:table-cell office:value-type="float" office:value="4497379" calcext:value-type="float">
            <text:p>449737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496" calcext:value-type="float">
            <text:p>0.377496</text:p>
          </table:table-cell>
          <table:table-cell office:value-type="float" office:value="10825812" calcext:value-type="float">
            <text:p>10825812</text:p>
          </table:table-cell>
          <table:table-cell office:value-type="float" office:value="21.934118" calcext:value-type="float">
            <text:p>21.934118</text:p>
          </table:table-cell>
          <table:table-cell office:value-type="float" office:value="21.709526" calcext:value-type="float">
            <text:p>21.709526</text:p>
          </table:table-cell>
          <table:table-cell office:value-type="float" office:value="0.287258" calcext:value-type="float">
            <text:p>0.287258</text:p>
          </table:table-cell>
          <table:table-cell office:value-type="float" office:value="1.01" calcext:value-type="float">
            <text:p>1.01</text:p>
          </table:table-cell>
          <table:table-cell office:value-type="float" office:value="75.58" calcext:value-type="float">
            <text:p>75.58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3007" calcext:value-type="float">
            <text:p>3007</text:p>
          </table:table-cell>
          <table:table-cell office:value-type="float" office:value="3467187364" calcext:value-type="float">
            <text:p>3467187364</text:p>
          </table:table-cell>
          <table:table-cell office:value-type="float" office:value="9130904600" calcext:value-type="float">
            <text:p>9130904600</text:p>
          </table:table-cell>
          <table:table-cell office:value-type="float" office:value="10845007" calcext:value-type="float">
            <text:p>10845007</text:p>
          </table:table-cell>
          <table:table-cell office:value-type="float" office:value="345329466" calcext:value-type="float">
            <text:p>345329466</text:p>
          </table:table-cell>
          <table:table-cell office:value-type="float" office:value="341756793" calcext:value-type="float">
            <text:p>341756793</text:p>
          </table:table-cell>
          <table:table-cell office:value-type="float" office:value="4766702" calcext:value-type="float">
            <text:p>4766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72" calcext:value-type="float">
            <text:p>0.37972</text:p>
          </table:table-cell>
          <table:table-cell office:value-type="float" office:value="10845007" calcext:value-type="float">
            <text:p>10845007</text:p>
          </table:table-cell>
          <table:table-cell office:value-type="float" office:value="22.056973" calcext:value-type="float">
            <text:p>22.056973</text:p>
          </table:table-cell>
          <table:table-cell office:value-type="float" office:value="21.828777" calcext:value-type="float">
            <text:p>21.828777</text:p>
          </table:table-cell>
          <table:table-cell office:value-type="float" office:value="0.30446" calcext:value-type="float">
            <text:p>0.30446</text:p>
          </table:table-cell>
          <table:table-cell office:value-type="float" office:value="1.01" calcext:value-type="float">
            <text:p>1.01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3008" calcext:value-type="float">
            <text:p>3008</text:p>
          </table:table-cell>
          <table:table-cell office:value-type="float" office:value="3421561706" calcext:value-type="float">
            <text:p>3421561706</text:p>
          </table:table-cell>
          <table:table-cell office:value-type="float" office:value="9061771717" calcext:value-type="float">
            <text:p>9061771717</text:p>
          </table:table-cell>
          <table:table-cell office:value-type="float" office:value="10783083" calcext:value-type="float">
            <text:p>10783083</text:p>
          </table:table-cell>
          <table:table-cell office:value-type="float" office:value="342824287" calcext:value-type="float">
            <text:p>342824287</text:p>
          </table:table-cell>
          <table:table-cell office:value-type="float" office:value="340747304" calcext:value-type="float">
            <text:p>340747304</text:p>
          </table:table-cell>
          <table:table-cell office:value-type="float" office:value="5896089" calcext:value-type="float">
            <text:p>589608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582" calcext:value-type="float">
            <text:p>0.377582</text:p>
          </table:table-cell>
          <table:table-cell office:value-type="float" office:value="10783083" calcext:value-type="float">
            <text:p>10783083</text:p>
          </table:table-cell>
          <table:table-cell office:value-type="float" office:value="21.87513" calcext:value-type="float">
            <text:p>21.87513</text:p>
          </table:table-cell>
          <table:table-cell office:value-type="float" office:value="21.742599" calcext:value-type="float">
            <text:p>21.742599</text:p>
          </table:table-cell>
          <table:table-cell office:value-type="float" office:value="0.376221" calcext:value-type="float">
            <text:p>0.376221</text:p>
          </table:table-cell>
          <table:table-cell office:value-type="float" office:value="1.01" calcext:value-type="float">
            <text:p>1.01</text:p>
          </table:table-cell>
          <table:table-cell office:value-type="float" office:value="57.79" calcext:value-type="float">
            <text:p>57.79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3008" calcext:value-type="float">
            <text:p>3008</text:p>
          </table:table-cell>
          <table:table-cell office:value-type="float" office:value="3440170824" calcext:value-type="float">
            <text:p>3440170824</text:p>
          </table:table-cell>
          <table:table-cell office:value-type="float" office:value="9126717973" calcext:value-type="float">
            <text:p>9126717973</text:p>
          </table:table-cell>
          <table:table-cell office:value-type="float" office:value="10662843" calcext:value-type="float">
            <text:p>10662843</text:p>
          </table:table-cell>
          <table:table-cell office:value-type="float" office:value="343477616" calcext:value-type="float">
            <text:p>343477616</text:p>
          </table:table-cell>
          <table:table-cell office:value-type="float" office:value="339684495" calcext:value-type="float">
            <text:p>339684495</text:p>
          </table:table-cell>
          <table:table-cell office:value-type="float" office:value="6673205" calcext:value-type="float">
            <text:p>6673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934" calcext:value-type="float">
            <text:p>0.376934</text:p>
          </table:table-cell>
          <table:table-cell office:value-type="float" office:value="10662843" calcext:value-type="float">
            <text:p>10662843</text:p>
          </table:table-cell>
          <table:table-cell office:value-type="float" office:value="21.916819" calcext:value-type="float">
            <text:p>21.916819</text:p>
          </table:table-cell>
          <table:table-cell office:value-type="float" office:value="21.674782" calcext:value-type="float">
            <text:p>21.674782</text:p>
          </table:table-cell>
          <table:table-cell office:value-type="float" office:value="0.425808" calcext:value-type="float">
            <text:p>0.425808</text:p>
          </table:table-cell>
          <table:table-cell office:value-type="float" office:value="1.01" calcext:value-type="float">
            <text:p>1.01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3007" calcext:value-type="float">
            <text:p>3007</text:p>
          </table:table-cell>
          <table:table-cell office:value-type="float" office:value="3444229001" calcext:value-type="float">
            <text:p>3444229001</text:p>
          </table:table-cell>
          <table:table-cell office:value-type="float" office:value="9130748590" calcext:value-type="float">
            <text:p>9130748590</text:p>
          </table:table-cell>
          <table:table-cell office:value-type="float" office:value="10949259" calcext:value-type="float">
            <text:p>10949259</text:p>
          </table:table-cell>
          <table:table-cell office:value-type="float" office:value="342633702" calcext:value-type="float">
            <text:p>342633702</text:p>
          </table:table-cell>
          <table:table-cell office:value-type="float" office:value="339082487" calcext:value-type="float">
            <text:p>339082487</text:p>
          </table:table-cell>
          <table:table-cell office:value-type="float" office:value="3547001" calcext:value-type="float">
            <text:p>35470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212" calcext:value-type="float">
            <text:p>0.377212</text:p>
          </table:table-cell>
          <table:table-cell office:value-type="float" office:value="10949259" calcext:value-type="float">
            <text:p>10949259</text:p>
          </table:table-cell>
          <table:table-cell office:value-type="float" office:value="21.884787" calcext:value-type="float">
            <text:p>21.884787</text:p>
          </table:table-cell>
          <table:table-cell office:value-type="float" office:value="21.657965" calcext:value-type="float">
            <text:p>21.657965</text:p>
          </table:table-cell>
          <table:table-cell office:value-type="float" office:value="0.226555" calcext:value-type="float">
            <text:p>0.226555</text:p>
          </table:table-cell>
          <table:table-cell office:value-type="float" office:value="1.01" calcext:value-type="float">
            <text:p>1.01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3007" calcext:value-type="float">
            <text:p>3007</text:p>
          </table:table-cell>
          <table:table-cell office:value-type="float" office:value="3378050182" calcext:value-type="float">
            <text:p>3378050182</text:p>
          </table:table-cell>
          <table:table-cell office:value-type="float" office:value="8964012422" calcext:value-type="float">
            <text:p>8964012422</text:p>
          </table:table-cell>
          <table:table-cell office:value-type="float" office:value="10831493" calcext:value-type="float">
            <text:p>10831493</text:p>
          </table:table-cell>
          <table:table-cell office:value-type="float" office:value="340496099" calcext:value-type="float">
            <text:p>340496099</text:p>
          </table:table-cell>
          <table:table-cell office:value-type="float" office:value="337074317" calcext:value-type="float">
            <text:p>337074317</text:p>
          </table:table-cell>
          <table:table-cell office:value-type="float" office:value="3730425" calcext:value-type="float">
            <text:p>3730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846" calcext:value-type="float">
            <text:p>0.376846</text:p>
          </table:table-cell>
          <table:table-cell office:value-type="float" office:value="10831493" calcext:value-type="float">
            <text:p>10831493</text:p>
          </table:table-cell>
          <table:table-cell office:value-type="float" office:value="21.748253" calcext:value-type="float">
            <text:p>21.748253</text:p>
          </table:table-cell>
          <table:table-cell office:value-type="float" office:value="21.529696" calcext:value-type="float">
            <text:p>21.529696</text:p>
          </table:table-cell>
          <table:table-cell office:value-type="float" office:value="0.238271" calcext:value-type="float">
            <text:p>0.238271</text:p>
          </table:table-cell>
          <table:table-cell office:value-type="float" office:value="1.01" calcext:value-type="float">
            <text:p>1.01</text:p>
          </table:table-cell>
          <table:table-cell office:value-type="float" office:value="90.36" calcext:value-type="float">
            <text:p>90.36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3008" calcext:value-type="float">
            <text:p>3008</text:p>
          </table:table-cell>
          <table:table-cell office:value-type="float" office:value="3446958671" calcext:value-type="float">
            <text:p>3446958671</text:p>
          </table:table-cell>
          <table:table-cell office:value-type="float" office:value="9125329637" calcext:value-type="float">
            <text:p>9125329637</text:p>
          </table:table-cell>
          <table:table-cell office:value-type="float" office:value="10866685" calcext:value-type="float">
            <text:p>10866685</text:p>
          </table:table-cell>
          <table:table-cell office:value-type="float" office:value="339158561" calcext:value-type="float">
            <text:p>339158561</text:p>
          </table:table-cell>
          <table:table-cell office:value-type="float" office:value="337289356" calcext:value-type="float">
            <text:p>337289356</text:p>
          </table:table-cell>
          <table:table-cell office:value-type="float" office:value="2315045" calcext:value-type="float">
            <text:p>23150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735" calcext:value-type="float">
            <text:p>0.377735</text:p>
          </table:table-cell>
          <table:table-cell office:value-type="float" office:value="10866685" calcext:value-type="float">
            <text:p>10866685</text:p>
          </table:table-cell>
          <table:table-cell office:value-type="float" office:value="21.641224" calcext:value-type="float">
            <text:p>21.641224</text:p>
          </table:table-cell>
          <table:table-cell office:value-type="float" office:value="21.521952" calcext:value-type="float">
            <text:p>21.521952</text:p>
          </table:table-cell>
          <table:table-cell office:value-type="float" office:value="0.14772" calcext:value-type="float">
            <text:p>0.14772</text:p>
          </table:table-cell>
          <table:table-cell office:value-type="float" office:value="1.01" calcext:value-type="float">
            <text:p>1.01</text:p>
          </table:table-cell>
          <table:table-cell office:value-type="float" office:value="145.69" calcext:value-type="float">
            <text:p>145.69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3008" calcext:value-type="float">
            <text:p>3008</text:p>
          </table:table-cell>
          <table:table-cell office:value-type="float" office:value="3356162709" calcext:value-type="float">
            <text:p>3356162709</text:p>
          </table:table-cell>
          <table:table-cell office:value-type="float" office:value="8885824626" calcext:value-type="float">
            <text:p>8885824626</text:p>
          </table:table-cell>
          <table:table-cell office:value-type="float" office:value="10447251" calcext:value-type="float">
            <text:p>10447251</text:p>
          </table:table-cell>
          <table:table-cell office:value-type="float" office:value="327299247" calcext:value-type="float">
            <text:p>327299247</text:p>
          </table:table-cell>
          <table:table-cell office:value-type="float" office:value="323811281" calcext:value-type="float">
            <text:p>323811281</text:p>
          </table:table-cell>
          <table:table-cell office:value-type="float" office:value="2371758" calcext:value-type="float">
            <text:p>237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699" calcext:value-type="float">
            <text:p>0.377699</text:p>
          </table:table-cell>
          <table:table-cell office:value-type="float" office:value="10447251" calcext:value-type="float">
            <text:p>10447251</text:p>
          </table:table-cell>
          <table:table-cell office:value-type="float" office:value="20.884497" calcext:value-type="float">
            <text:p>20.884497</text:p>
          </table:table-cell>
          <table:table-cell office:value-type="float" office:value="20.661938" calcext:value-type="float">
            <text:p>20.661938</text:p>
          </table:table-cell>
          <table:table-cell office:value-type="float" office:value="0.151339" calcext:value-type="float">
            <text:p>0.151339</text:p>
          </table:table-cell>
          <table:table-cell office:value-type="float" office:value="1.01" calcext:value-type="float">
            <text:p>1.01</text:p>
          </table:table-cell>
          <table:table-cell office:value-type="float" office:value="136.53" calcext:value-type="float">
            <text:p>136.53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4010" calcext:value-type="float">
            <text:p>4010</text:p>
          </table:table-cell>
          <table:table-cell office:value-type="float" office:value="3445291484" calcext:value-type="float">
            <text:p>3445291484</text:p>
          </table:table-cell>
          <table:table-cell office:value-type="float" office:value="9139717248" calcext:value-type="float">
            <text:p>9139717248</text:p>
          </table:table-cell>
          <table:table-cell office:value-type="float" office:value="11868381" calcext:value-type="float">
            <text:p>11868381</text:p>
          </table:table-cell>
          <table:table-cell office:value-type="float" office:value="374917089" calcext:value-type="float">
            <text:p>374917089</text:p>
          </table:table-cell>
          <table:table-cell office:value-type="float" office:value="371088079" calcext:value-type="float">
            <text:p>371088079</text:p>
          </table:table-cell>
          <table:table-cell office:value-type="float" office:value="5212224" calcext:value-type="float">
            <text:p>521222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958" calcext:value-type="float">
            <text:p>0.376958</text:p>
          </table:table-cell>
          <table:table-cell office:value-type="float" office:value="11868381" calcext:value-type="float">
            <text:p>11868381</text:p>
          </table:table-cell>
          <table:table-cell office:value-type="float" office:value="23.922924" calcext:value-type="float">
            <text:p>23.922924</text:p>
          </table:table-cell>
          <table:table-cell office:value-type="float" office:value="23.6786" calcext:value-type="float">
            <text:p>23.6786</text:p>
          </table:table-cell>
          <table:table-cell office:value-type="float" office:value="0.332585" calcext:value-type="float">
            <text:p>0.332585</text:p>
          </table:table-cell>
          <table:table-cell office:value-type="float" office:value="1.01" calcext:value-type="float">
            <text:p>1.01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4010" calcext:value-type="float">
            <text:p>4010</text:p>
          </table:table-cell>
          <table:table-cell office:value-type="float" office:value="3418700114" calcext:value-type="float">
            <text:p>3418700114</text:p>
          </table:table-cell>
          <table:table-cell office:value-type="float" office:value="9142341080" calcext:value-type="float">
            <text:p>9142341080</text:p>
          </table:table-cell>
          <table:table-cell office:value-type="float" office:value="11932002" calcext:value-type="float">
            <text:p>11932002</text:p>
          </table:table-cell>
          <table:table-cell office:value-type="float" office:value="377283985" calcext:value-type="float">
            <text:p>377283985</text:p>
          </table:table-cell>
          <table:table-cell office:value-type="float" office:value="373447496" calcext:value-type="float">
            <text:p>373447496</text:p>
          </table:table-cell>
          <table:table-cell office:value-type="float" office:value="5052325" calcext:value-type="float">
            <text:p>5052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941" calcext:value-type="float">
            <text:p>0.373941</text:p>
          </table:table-cell>
          <table:table-cell office:value-type="float" office:value="11932002" calcext:value-type="float">
            <text:p>11932002</text:p>
          </table:table-cell>
          <table:table-cell office:value-type="float" office:value="24.073954" calcext:value-type="float">
            <text:p>24.073954</text:p>
          </table:table-cell>
          <table:table-cell office:value-type="float" office:value="23.829151" calcext:value-type="float">
            <text:p>23.829151</text:p>
          </table:table-cell>
          <table:table-cell office:value-type="float" office:value="0.322382" calcext:value-type="float">
            <text:p>0.322382</text:p>
          </table:table-cell>
          <table:table-cell office:value-type="float" office:value="1.01" calcext:value-type="float">
            <text:p>1.01</text:p>
          </table:table-cell>
          <table:table-cell office:value-type="float" office:value="73.92" calcext:value-type="float">
            <text:p>73.92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4010" calcext:value-type="float">
            <text:p>4010</text:p>
          </table:table-cell>
          <table:table-cell office:value-type="float" office:value="3426703556" calcext:value-type="float">
            <text:p>3426703556</text:p>
          </table:table-cell>
          <table:table-cell office:value-type="float" office:value="9122599306" calcext:value-type="float">
            <text:p>9122599306</text:p>
          </table:table-cell>
          <table:table-cell office:value-type="float" office:value="11947913" calcext:value-type="float">
            <text:p>11947913</text:p>
          </table:table-cell>
          <table:table-cell office:value-type="float" office:value="377724901" calcext:value-type="float">
            <text:p>377724901</text:p>
          </table:table-cell>
          <table:table-cell office:value-type="float" office:value="375521468" calcext:value-type="float">
            <text:p>375521468</text:p>
          </table:table-cell>
          <table:table-cell office:value-type="float" office:value="6672853" calcext:value-type="float">
            <text:p>667285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628" calcext:value-type="float">
            <text:p>0.375628</text:p>
          </table:table-cell>
          <table:table-cell office:value-type="float" office:value="11947913" calcext:value-type="float">
            <text:p>11947913</text:p>
          </table:table-cell>
          <table:table-cell office:value-type="float" office:value="24.126141" calcext:value-type="float">
            <text:p>24.126141</text:p>
          </table:table-cell>
          <table:table-cell office:value-type="float" office:value="23.985403" calcext:value-type="float">
            <text:p>23.985403</text:p>
          </table:table-cell>
          <table:table-cell office:value-type="float" office:value="0.42621" calcext:value-type="float">
            <text:p>0.42621</text:p>
          </table:table-cell>
          <table:table-cell office:value-type="float" office:value="1.01" calcext:value-type="float">
            <text:p>1.01</text:p>
          </table:table-cell>
          <table:table-cell office:value-type="float" office:value="56.28" calcext:value-type="float">
            <text:p>56.28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4010" calcext:value-type="float">
            <text:p>4010</text:p>
          </table:table-cell>
          <table:table-cell office:value-type="float" office:value="3431826794" calcext:value-type="float">
            <text:p>3431826794</text:p>
          </table:table-cell>
          <table:table-cell office:value-type="float" office:value="9121163151" calcext:value-type="float">
            <text:p>9121163151</text:p>
          </table:table-cell>
          <table:table-cell office:value-type="float" office:value="11812980" calcext:value-type="float">
            <text:p>11812980</text:p>
          </table:table-cell>
          <table:table-cell office:value-type="float" office:value="376483304" calcext:value-type="float">
            <text:p>376483304</text:p>
          </table:table-cell>
          <table:table-cell office:value-type="float" office:value="372374034" calcext:value-type="float">
            <text:p>372374034</text:p>
          </table:table-cell>
          <table:table-cell office:value-type="float" office:value="6946497" calcext:value-type="float">
            <text:p>6946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249" calcext:value-type="float">
            <text:p>0.376249</text:p>
          </table:table-cell>
          <table:table-cell office:value-type="float" office:value="11812980" calcext:value-type="float">
            <text:p>11812980</text:p>
          </table:table-cell>
          <table:table-cell office:value-type="float" office:value="24.046837" calcext:value-type="float">
            <text:p>24.046837</text:p>
          </table:table-cell>
          <table:table-cell office:value-type="float" office:value="23.78437" calcext:value-type="float">
            <text:p>23.78437</text:p>
          </table:table-cell>
          <table:table-cell office:value-type="float" office:value="0.443688" calcext:value-type="float">
            <text:p>0.443688</text:p>
          </table:table-cell>
          <table:table-cell office:value-type="float" office:value="1.01" calcext:value-type="float">
            <text:p>1.01</text:p>
          </table:table-cell>
          <table:table-cell office:value-type="float" office:value="53.61" calcext:value-type="float">
            <text:p>53.61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4009" calcext:value-type="float">
            <text:p>4009</text:p>
          </table:table-cell>
          <table:table-cell office:value-type="float" office:value="3435862831" calcext:value-type="float">
            <text:p>3435862831</text:p>
          </table:table-cell>
          <table:table-cell office:value-type="float" office:value="9135051246" calcext:value-type="float">
            <text:p>9135051246</text:p>
          </table:table-cell>
          <table:table-cell office:value-type="float" office:value="12217213" calcext:value-type="float">
            <text:p>12217213</text:p>
          </table:table-cell>
          <table:table-cell office:value-type="float" office:value="379999972" calcext:value-type="float">
            <text:p>379999972</text:p>
          </table:table-cell>
          <table:table-cell office:value-type="float" office:value="376029308" calcext:value-type="float">
            <text:p>376029308</text:p>
          </table:table-cell>
          <table:table-cell office:value-type="float" office:value="3890339" calcext:value-type="float">
            <text:p>389033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119" calcext:value-type="float">
            <text:p>0.376119</text:p>
          </table:table-cell>
          <table:table-cell office:value-type="float" office:value="12217213" calcext:value-type="float">
            <text:p>12217213</text:p>
          </table:table-cell>
          <table:table-cell office:value-type="float" office:value="24.271456" calcext:value-type="float">
            <text:p>24.271456</text:p>
          </table:table-cell>
          <table:table-cell office:value-type="float" office:value="24.017839" calcext:value-type="float">
            <text:p>24.017839</text:p>
          </table:table-cell>
          <table:table-cell office:value-type="float" office:value="0.248485" calcext:value-type="float">
            <text:p>0.248485</text:p>
          </table:table-cell>
          <table:table-cell office:value-type="float" office:value="1.01" calcext:value-type="float">
            <text:p>1.01</text:p>
          </table:table-cell>
          <table:table-cell office:value-type="float" office:value="96.66" calcext:value-type="float">
            <text:p>96.66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4009" calcext:value-type="float">
            <text:p>4009</text:p>
          </table:table-cell>
          <table:table-cell office:value-type="float" office:value="3424168119" calcext:value-type="float">
            <text:p>3424168119</text:p>
          </table:table-cell>
          <table:table-cell office:value-type="float" office:value="9079844944" calcext:value-type="float">
            <text:p>9079844944</text:p>
          </table:table-cell>
          <table:table-cell office:value-type="float" office:value="11864093" calcext:value-type="float">
            <text:p>11864093</text:p>
          </table:table-cell>
          <table:table-cell office:value-type="float" office:value="369456149" calcext:value-type="float">
            <text:p>369456149</text:p>
          </table:table-cell>
          <table:table-cell office:value-type="float" office:value="365801154" calcext:value-type="float">
            <text:p>365801154</text:p>
          </table:table-cell>
          <table:table-cell office:value-type="float" office:value="3557535" calcext:value-type="float">
            <text:p>3557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17" calcext:value-type="float">
            <text:p>0.377117</text:p>
          </table:table-cell>
          <table:table-cell office:value-type="float" office:value="11864093" calcext:value-type="float">
            <text:p>11864093</text:p>
          </table:table-cell>
          <table:table-cell office:value-type="float" office:value="23.597998" calcext:value-type="float">
            <text:p>23.597998</text:p>
          </table:table-cell>
          <table:table-cell office:value-type="float" office:value="23.364544" calcext:value-type="float">
            <text:p>23.364544</text:p>
          </table:table-cell>
          <table:table-cell office:value-type="float" office:value="0.227228" calcext:value-type="float">
            <text:p>0.227228</text:p>
          </table:table-cell>
          <table:table-cell office:value-type="float" office:value="1.01" calcext:value-type="float">
            <text:p>1.01</text:p>
          </table:table-cell>
          <table:table-cell office:value-type="float" office:value="102.82" calcext:value-type="float">
            <text:p>102.82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4011" calcext:value-type="float">
            <text:p>4011</text:p>
          </table:table-cell>
          <table:table-cell office:value-type="float" office:value="3439496254" calcext:value-type="float">
            <text:p>3439496254</text:p>
          </table:table-cell>
          <table:table-cell office:value-type="float" office:value="9105800545" calcext:value-type="float">
            <text:p>9105800545</text:p>
          </table:table-cell>
          <table:table-cell office:value-type="float" office:value="11774619" calcext:value-type="float">
            <text:p>11774619</text:p>
          </table:table-cell>
          <table:table-cell office:value-type="float" office:value="366199968" calcext:value-type="float">
            <text:p>366199968</text:p>
          </table:table-cell>
          <table:table-cell office:value-type="float" office:value="364263551" calcext:value-type="float">
            <text:p>364263551</text:p>
          </table:table-cell>
          <table:table-cell office:value-type="float" office:value="2786771" calcext:value-type="float">
            <text:p>278677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726" calcext:value-type="float">
            <text:p>0.377726</text:p>
          </table:table-cell>
          <table:table-cell office:value-type="float" office:value="11774619" calcext:value-type="float">
            <text:p>11774619</text:p>
          </table:table-cell>
          <table:table-cell office:value-type="float" office:value="23.366697" calcext:value-type="float">
            <text:p>23.366697</text:p>
          </table:table-cell>
          <table:table-cell office:value-type="float" office:value="23.243137" calcext:value-type="float">
            <text:p>23.243137</text:p>
          </table:table-cell>
          <table:table-cell office:value-type="float" office:value="0.17782" calcext:value-type="float">
            <text:p>0.17782</text:p>
          </table:table-cell>
          <table:table-cell office:value-type="float" office:value="1.01" calcext:value-type="float">
            <text:p>1.01</text:p>
          </table:table-cell>
          <table:table-cell office:value-type="float" office:value="130.71" calcext:value-type="float">
            <text:p>130.71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4010" calcext:value-type="float">
            <text:p>4010</text:p>
          </table:table-cell>
          <table:table-cell office:value-type="float" office:value="3051587433" calcext:value-type="float">
            <text:p>3051587433</text:p>
          </table:table-cell>
          <table:table-cell office:value-type="float" office:value="8074050518" calcext:value-type="float">
            <text:p>8074050518</text:p>
          </table:table-cell>
          <table:table-cell office:value-type="float" office:value="10365550" calcext:value-type="float">
            <text:p>10365550</text:p>
          </table:table-cell>
          <table:table-cell office:value-type="float" office:value="321957633" calcext:value-type="float">
            <text:p>321957633</text:p>
          </table:table-cell>
          <table:table-cell office:value-type="float" office:value="318543228" calcext:value-type="float">
            <text:p>318543228</text:p>
          </table:table-cell>
          <table:table-cell office:value-type="float" office:value="2765014" calcext:value-type="float">
            <text:p>2765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95" calcext:value-type="float">
            <text:p>0.37795</text:p>
          </table:table-cell>
          <table:table-cell office:value-type="float" office:value="10365550" calcext:value-type="float">
            <text:p>10365550</text:p>
          </table:table-cell>
          <table:table-cell office:value-type="float" office:value="20.564159" calcext:value-type="float">
            <text:p>20.564159</text:p>
          </table:table-cell>
          <table:table-cell office:value-type="float" office:value="20.346075" calcext:value-type="float">
            <text:p>20.346075</text:p>
          </table:table-cell>
          <table:table-cell office:value-type="float" office:value="0.176608" calcext:value-type="float">
            <text:p>0.176608</text:p>
          </table:table-cell>
          <table:table-cell office:value-type="float" office:value="1.01" calcext:value-type="float">
            <text:p>1.01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5013" calcext:value-type="float">
            <text:p>5013</text:p>
          </table:table-cell>
          <table:table-cell office:value-type="float" office:value="3413904775" calcext:value-type="float">
            <text:p>3413904775</text:p>
          </table:table-cell>
          <table:table-cell office:value-type="float" office:value="9143717055" calcext:value-type="float">
            <text:p>9143717055</text:p>
          </table:table-cell>
          <table:table-cell office:value-type="float" office:value="12199619" calcext:value-type="float">
            <text:p>12199619</text:p>
          </table:table-cell>
          <table:table-cell office:value-type="float" office:value="385595392" calcext:value-type="float">
            <text:p>385595392</text:p>
          </table:table-cell>
          <table:table-cell office:value-type="float" office:value="381604971" calcext:value-type="float">
            <text:p>381604971</text:p>
          </table:table-cell>
          <table:table-cell office:value-type="float" office:value="5080952" calcext:value-type="float">
            <text:p>508095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61" calcext:value-type="float">
            <text:p>0.373361</text:p>
          </table:table-cell>
          <table:table-cell office:value-type="float" office:value="12199619" calcext:value-type="float">
            <text:p>12199619</text:p>
          </table:table-cell>
          <table:table-cell office:value-type="float" office:value="24.604292" calcext:value-type="float">
            <text:p>24.604292</text:p>
          </table:table-cell>
          <table:table-cell office:value-type="float" office:value="24.349669" calcext:value-type="float">
            <text:p>24.349669</text:p>
          </table:table-cell>
          <table:table-cell office:value-type="float" office:value="0.324208" calcext:value-type="float">
            <text:p>0.324208</text:p>
          </table:table-cell>
          <table:table-cell office:value-type="float" office:value="1.01" calcext:value-type="float">
            <text:p>1.01</text:p>
          </table:table-cell>
          <table:table-cell office:value-type="float" office:value="75.11" calcext:value-type="float">
            <text:p>75.11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5012" calcext:value-type="float">
            <text:p>5012</text:p>
          </table:table-cell>
          <table:table-cell office:value-type="float" office:value="3413042763" calcext:value-type="float">
            <text:p>3413042763</text:p>
          </table:table-cell>
          <table:table-cell office:value-type="float" office:value="9141143130" calcext:value-type="float">
            <text:p>9141143130</text:p>
          </table:table-cell>
          <table:table-cell office:value-type="float" office:value="12165145" calcext:value-type="float">
            <text:p>12165145</text:p>
          </table:table-cell>
          <table:table-cell office:value-type="float" office:value="385423125" calcext:value-type="float">
            <text:p>385423125</text:p>
          </table:table-cell>
          <table:table-cell office:value-type="float" office:value="381509724" calcext:value-type="float">
            <text:p>381509724</text:p>
          </table:table-cell>
          <table:table-cell office:value-type="float" office:value="5141073" calcext:value-type="float">
            <text:p>514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72" calcext:value-type="float">
            <text:p>0.373372</text:p>
          </table:table-cell>
          <table:table-cell office:value-type="float" office:value="12165145" calcext:value-type="float">
            <text:p>12165145</text:p>
          </table:table-cell>
          <table:table-cell office:value-type="float" office:value="24.617846" calcext:value-type="float">
            <text:p>24.617846</text:p>
          </table:table-cell>
          <table:table-cell office:value-type="float" office:value="24.367887" calcext:value-type="float">
            <text:p>24.367887</text:p>
          </table:table-cell>
          <table:table-cell office:value-type="float" office:value="0.328372" calcext:value-type="float">
            <text:p>0.328372</text:p>
          </table:table-cell>
          <table:table-cell office:value-type="float" office:value="1.01" calcext:value-type="float">
            <text:p>1.01</text:p>
          </table:table-cell>
          <table:table-cell office:value-type="float" office:value="74.21" calcext:value-type="float">
            <text:p>74.21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5012" calcext:value-type="float">
            <text:p>5012</text:p>
          </table:table-cell>
          <table:table-cell office:value-type="float" office:value="3406460818" calcext:value-type="float">
            <text:p>3406460818</text:p>
          </table:table-cell>
          <table:table-cell office:value-type="float" office:value="9125394402" calcext:value-type="float">
            <text:p>9125394402</text:p>
          </table:table-cell>
          <table:table-cell office:value-type="float" office:value="12101891" calcext:value-type="float">
            <text:p>12101891</text:p>
          </table:table-cell>
          <table:table-cell office:value-type="float" office:value="383099590" calcext:value-type="float">
            <text:p>383099590</text:p>
          </table:table-cell>
          <table:table-cell office:value-type="float" office:value="380782052" calcext:value-type="float">
            <text:p>380782052</text:p>
          </table:table-cell>
          <table:table-cell office:value-type="float" office:value="6612458" calcext:value-type="float">
            <text:p>661245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95" calcext:value-type="float">
            <text:p>0.373295</text:p>
          </table:table-cell>
          <table:table-cell office:value-type="float" office:value="12101891" calcext:value-type="float">
            <text:p>12101891</text:p>
          </table:table-cell>
          <table:table-cell office:value-type="float" office:value="24.469435" calcext:value-type="float">
            <text:p>24.469435</text:p>
          </table:table-cell>
          <table:table-cell office:value-type="float" office:value="24.321407" calcext:value-type="float">
            <text:p>24.321407</text:p>
          </table:table-cell>
          <table:table-cell office:value-type="float" office:value="0.422353" calcext:value-type="float">
            <text:p>0.422353</text:p>
          </table:table-cell>
          <table:table-cell office:value-type="float" office:value="1.01" calcext:value-type="float">
            <text:p>1.01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5012" calcext:value-type="float">
            <text:p>5012</text:p>
          </table:table-cell>
          <table:table-cell office:value-type="float" office:value="3401938325" calcext:value-type="float">
            <text:p>3401938325</text:p>
          </table:table-cell>
          <table:table-cell office:value-type="float" office:value="9123790127" calcext:value-type="float">
            <text:p>9123790127</text:p>
          </table:table-cell>
          <table:table-cell office:value-type="float" office:value="12025151" calcext:value-type="float">
            <text:p>12025151</text:p>
          </table:table-cell>
          <table:table-cell office:value-type="float" office:value="384447436" calcext:value-type="float">
            <text:p>384447436</text:p>
          </table:table-cell>
          <table:table-cell office:value-type="float" office:value="380254487" calcext:value-type="float">
            <text:p>380254487</text:p>
          </table:table-cell>
          <table:table-cell office:value-type="float" office:value="7562918" calcext:value-type="float">
            <text:p>7562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2865" calcext:value-type="float">
            <text:p>0.372865</text:p>
          </table:table-cell>
          <table:table-cell office:value-type="float" office:value="12025151" calcext:value-type="float">
            <text:p>12025151</text:p>
          </table:table-cell>
          <table:table-cell office:value-type="float" office:value="24.555525" calcext:value-type="float">
            <text:p>24.555525</text:p>
          </table:table-cell>
          <table:table-cell office:value-type="float" office:value="24.287712" calcext:value-type="float">
            <text:p>24.287712</text:p>
          </table:table-cell>
          <table:table-cell office:value-type="float" office:value="0.483061" calcext:value-type="float">
            <text:p>0.483061</text:p>
          </table:table-cell>
          <table:table-cell office:value-type="float" office:value="1.01" calcext:value-type="float">
            <text:p>1.01</text:p>
          </table:table-cell>
          <table:table-cell office:value-type="float" office:value="50.28" calcext:value-type="float">
            <text:p>50.28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5011" calcext:value-type="float">
            <text:p>5011</text:p>
          </table:table-cell>
          <table:table-cell office:value-type="float" office:value="3408563257" calcext:value-type="float">
            <text:p>3408563257</text:p>
          </table:table-cell>
          <table:table-cell office:value-type="float" office:value="9133344703" calcext:value-type="float">
            <text:p>9133344703</text:p>
          </table:table-cell>
          <table:table-cell office:value-type="float" office:value="12349774" calcext:value-type="float">
            <text:p>12349774</text:p>
          </table:table-cell>
          <table:table-cell office:value-type="float" office:value="384955992" calcext:value-type="float">
            <text:p>384955992</text:p>
          </table:table-cell>
          <table:table-cell office:value-type="float" office:value="380984976" calcext:value-type="float">
            <text:p>380984976</text:p>
          </table:table-cell>
          <table:table-cell office:value-type="float" office:value="4103599" calcext:value-type="float">
            <text:p>410359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" calcext:value-type="float">
            <text:p>0.3732</text:p>
          </table:table-cell>
          <table:table-cell office:value-type="float" office:value="12349774" calcext:value-type="float">
            <text:p>12349774</text:p>
          </table:table-cell>
          <table:table-cell office:value-type="float" office:value="24.588009" calcext:value-type="float">
            <text:p>24.588009</text:p>
          </table:table-cell>
          <table:table-cell office:value-type="float" office:value="24.334368" calcext:value-type="float">
            <text:p>24.334368</text:p>
          </table:table-cell>
          <table:table-cell office:value-type="float" office:value="0.262106" calcext:value-type="float">
            <text:p>0.262106</text:p>
          </table:table-cell>
          <table:table-cell office:value-type="float" office:value="1.01" calcext:value-type="float">
            <text:p>1.01</text:p>
          </table:table-cell>
          <table:table-cell office:value-type="float" office:value="92.84" calcext:value-type="float">
            <text:p>92.84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5012" calcext:value-type="float">
            <text:p>5012</text:p>
          </table:table-cell>
          <table:table-cell office:value-type="float" office:value="3409089532" calcext:value-type="float">
            <text:p>3409089532</text:p>
          </table:table-cell>
          <table:table-cell office:value-type="float" office:value="9132664024" calcext:value-type="float">
            <text:p>9132664024</text:p>
          </table:table-cell>
          <table:table-cell office:value-type="float" office:value="12324211" calcext:value-type="float">
            <text:p>12324211</text:p>
          </table:table-cell>
          <table:table-cell office:value-type="float" office:value="384930307" calcext:value-type="float">
            <text:p>384930307</text:p>
          </table:table-cell>
          <table:table-cell office:value-type="float" office:value="381045181" calcext:value-type="float">
            <text:p>381045181</text:p>
          </table:table-cell>
          <table:table-cell office:value-type="float" office:value="3621199" calcext:value-type="float">
            <text:p>362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85" calcext:value-type="float">
            <text:p>0.373285</text:p>
          </table:table-cell>
          <table:table-cell office:value-type="float" office:value="12324211" calcext:value-type="float">
            <text:p>12324211</text:p>
          </table:table-cell>
          <table:table-cell office:value-type="float" office:value="24.561853" calcext:value-type="float">
            <text:p>24.561853</text:p>
          </table:table-cell>
          <table:table-cell office:value-type="float" office:value="24.31395" calcext:value-type="float">
            <text:p>24.31395</text:p>
          </table:table-cell>
          <table:table-cell office:value-type="float" office:value="0.231064" calcext:value-type="float">
            <text:p>0.231064</text:p>
          </table:table-cell>
          <table:table-cell office:value-type="float" office:value="1.01" calcext:value-type="float">
            <text:p>1.01</text:p>
          </table:table-cell>
          <table:table-cell office:value-type="float" office:value="105.23" calcext:value-type="float">
            <text:p>105.23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5013" calcext:value-type="float">
            <text:p>5013</text:p>
          </table:table-cell>
          <table:table-cell office:value-type="float" office:value="3404816126" calcext:value-type="float">
            <text:p>3404816126</text:p>
          </table:table-cell>
          <table:table-cell office:value-type="float" office:value="9115034523" calcext:value-type="float">
            <text:p>9115034523</text:p>
          </table:table-cell>
          <table:table-cell office:value-type="float" office:value="12312182" calcext:value-type="float">
            <text:p>12312182</text:p>
          </table:table-cell>
          <table:table-cell office:value-type="float" office:value="382691729" calcext:value-type="float">
            <text:p>382691729</text:p>
          </table:table-cell>
          <table:table-cell office:value-type="float" office:value="380572312" calcext:value-type="float">
            <text:p>380572312</text:p>
          </table:table-cell>
          <table:table-cell office:value-type="float" office:value="2848217" calcext:value-type="float">
            <text:p>284821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38" calcext:value-type="float">
            <text:p>0.373538</text:p>
          </table:table-cell>
          <table:table-cell office:value-type="float" office:value="12312182" calcext:value-type="float">
            <text:p>12312182</text:p>
          </table:table-cell>
          <table:table-cell office:value-type="float" office:value="24.443384" calcext:value-type="float">
            <text:p>24.443384</text:p>
          </table:table-cell>
          <table:table-cell office:value-type="float" office:value="24.308012" calcext:value-type="float">
            <text:p>24.308012</text:p>
          </table:table-cell>
          <table:table-cell office:value-type="float" office:value="0.181922" calcext:value-type="float">
            <text:p>0.181922</text:p>
          </table:table-cell>
          <table:table-cell office:value-type="float" office:value="1.01" calcext:value-type="float">
            <text:p>1.01</text:p>
          </table:table-cell>
          <table:table-cell office:value-type="float" office:value="133.62" calcext:value-type="float">
            <text:p>133.62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5012" calcext:value-type="float">
            <text:p>5012</text:p>
          </table:table-cell>
          <table:table-cell office:value-type="float" office:value="3399628105" calcext:value-type="float">
            <text:p>3399628105</text:p>
          </table:table-cell>
          <table:table-cell office:value-type="float" office:value="9113291531" calcext:value-type="float">
            <text:p>9113291531</text:p>
          </table:table-cell>
          <table:table-cell office:value-type="float" office:value="12310148" calcext:value-type="float">
            <text:p>12310148</text:p>
          </table:table-cell>
          <table:table-cell office:value-type="float" office:value="384023168" calcext:value-type="float">
            <text:p>384023168</text:p>
          </table:table-cell>
          <table:table-cell office:value-type="float" office:value="379985253" calcext:value-type="float">
            <text:p>379985253</text:p>
          </table:table-cell>
          <table:table-cell office:value-type="float" office:value="2382314" calcext:value-type="float">
            <text:p>2382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041" calcext:value-type="float">
            <text:p>0.373041</text:p>
          </table:table-cell>
          <table:table-cell office:value-type="float" office:value="12310148" calcext:value-type="float">
            <text:p>12310148</text:p>
          </table:table-cell>
          <table:table-cell office:value-type="float" office:value="24.528425" calcext:value-type="float">
            <text:p>24.528425</text:p>
          </table:table-cell>
          <table:table-cell office:value-type="float" office:value="24.270515" calcext:value-type="float">
            <text:p>24.270515</text:p>
          </table:table-cell>
          <table:table-cell office:value-type="float" office:value="0.152164" calcext:value-type="float">
            <text:p>0.152164</text:p>
          </table:table-cell>
          <table:table-cell office:value-type="float" office:value="1.01" calcext:value-type="float">
            <text:p>1.01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6015" calcext:value-type="float">
            <text:p>6015</text:p>
          </table:table-cell>
          <table:table-cell office:value-type="float" office:value="3427431658" calcext:value-type="float">
            <text:p>3427431658</text:p>
          </table:table-cell>
          <table:table-cell office:value-type="float" office:value="9061563602" calcext:value-type="float">
            <text:p>9061563602</text:p>
          </table:table-cell>
          <table:table-cell office:value-type="float" office:value="10700878" calcext:value-type="float">
            <text:p>10700878</text:p>
          </table:table-cell>
          <table:table-cell office:value-type="float" office:value="333971988" calcext:value-type="float">
            <text:p>333971988</text:p>
          </table:table-cell>
          <table:table-cell office:value-type="float" office:value="330627270" calcext:value-type="float">
            <text:p>330627270</text:p>
          </table:table-cell>
          <table:table-cell office:value-type="float" office:value="2940706" calcext:value-type="float">
            <text:p>294070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238" calcext:value-type="float">
            <text:p>0.378238</text:p>
          </table:table-cell>
          <table:table-cell office:value-type="float" office:value="10700878" calcext:value-type="float">
            <text:p>10700878</text:p>
          </table:table-cell>
          <table:table-cell office:value-type="float" office:value="21.331545" calcext:value-type="float">
            <text:p>21.331545</text:p>
          </table:table-cell>
          <table:table-cell office:value-type="float" office:value="21.117908" calcext:value-type="float">
            <text:p>21.117908</text:p>
          </table:table-cell>
          <table:table-cell office:value-type="float" office:value="0.18783" calcext:value-type="float">
            <text:p>0.18783</text:p>
          </table:table-cell>
          <table:table-cell office:value-type="float" office:value="1.01" calcext:value-type="float">
            <text:p>1.01</text:p>
          </table:table-cell>
          <table:table-cell office:value-type="float" office:value="112.43" calcext:value-type="float">
            <text:p>112.43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6014" calcext:value-type="float">
            <text:p>6014</text:p>
          </table:table-cell>
          <table:table-cell office:value-type="float" office:value="3480442481" calcext:value-type="float">
            <text:p>3480442481</text:p>
          </table:table-cell>
          <table:table-cell office:value-type="float" office:value="9152715516" calcext:value-type="float">
            <text:p>9152715516</text:p>
          </table:table-cell>
          <table:table-cell office:value-type="float" office:value="10869677" calcext:value-type="float">
            <text:p>10869677</text:p>
          </table:table-cell>
          <table:table-cell office:value-type="float" office:value="343754222" calcext:value-type="float">
            <text:p>343754222</text:p>
          </table:table-cell>
          <table:table-cell office:value-type="float" office:value="340273865" calcext:value-type="float">
            <text:p>340273865</text:p>
          </table:table-cell>
          <table:table-cell office:value-type="float" office:value="4071128" calcext:value-type="float">
            <text:p>4071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0263" calcext:value-type="float">
            <text:p>0.380263</text:p>
          </table:table-cell>
          <table:table-cell office:value-type="float" office:value="10869677" calcext:value-type="float">
            <text:p>10869677</text:p>
          </table:table-cell>
          <table:table-cell office:value-type="float" office:value="21.956356" calcext:value-type="float">
            <text:p>21.956356</text:p>
          </table:table-cell>
          <table:table-cell office:value-type="float" office:value="21.734058" calcext:value-type="float">
            <text:p>21.734058</text:p>
          </table:table-cell>
          <table:table-cell office:value-type="float" office:value="0.260032" calcext:value-type="float">
            <text:p>0.260032</text:p>
          </table:table-cell>
          <table:table-cell office:value-type="float" office:value="1.01" calcext:value-type="float">
            <text:p>1.01</text:p>
          </table:table-cell>
          <table:table-cell office:value-type="float" office:value="83.58" calcext:value-type="float">
            <text:p>83.58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6014" calcext:value-type="float">
            <text:p>6014</text:p>
          </table:table-cell>
          <table:table-cell office:value-type="float" office:value="3476971246" calcext:value-type="float">
            <text:p>3476971246</text:p>
          </table:table-cell>
          <table:table-cell office:value-type="float" office:value="9119605677" calcext:value-type="float">
            <text:p>9119605677</text:p>
          </table:table-cell>
          <table:table-cell office:value-type="float" office:value="10288118" calcext:value-type="float">
            <text:p>10288118</text:p>
          </table:table-cell>
          <table:table-cell office:value-type="float" office:value="328477675" calcext:value-type="float">
            <text:p>328477675</text:p>
          </table:table-cell>
          <table:table-cell office:value-type="float" office:value="326506748" calcext:value-type="float">
            <text:p>326506748</text:p>
          </table:table-cell>
          <table:table-cell office:value-type="float" office:value="6217932" calcext:value-type="float">
            <text:p>62179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1263" calcext:value-type="float">
            <text:p>0.381263</text:p>
          </table:table-cell>
          <table:table-cell office:value-type="float" office:value="10288118" calcext:value-type="float">
            <text:p>10288118</text:p>
          </table:table-cell>
          <table:table-cell office:value-type="float" office:value="20.98061" calcext:value-type="float">
            <text:p>20.98061</text:p>
          </table:table-cell>
          <table:table-cell office:value-type="float" office:value="20.854723" calcext:value-type="float">
            <text:p>20.854723</text:p>
          </table:table-cell>
          <table:table-cell office:value-type="float" office:value="0.397153" calcext:value-type="float">
            <text:p>0.397153</text:p>
          </table:table-cell>
          <table:table-cell office:value-type="float" office:value="1.01" calcext:value-type="float">
            <text:p>1.01</text:p>
          </table:table-cell>
          <table:table-cell office:value-type="float" office:value="52.51" calcext:value-type="float">
            <text:p>52.51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6014" calcext:value-type="float">
            <text:p>6014</text:p>
          </table:table-cell>
          <table:table-cell office:value-type="float" office:value="3368327979" calcext:value-type="float">
            <text:p>3368327979</text:p>
          </table:table-cell>
          <table:table-cell office:value-type="float" office:value="8920231449" calcext:value-type="float">
            <text:p>8920231449</text:p>
          </table:table-cell>
          <table:table-cell office:value-type="float" office:value="10290553" calcext:value-type="float">
            <text:p>10290553</text:p>
          </table:table-cell>
          <table:table-cell office:value-type="float" office:value="329041983" calcext:value-type="float">
            <text:p>329041983</text:p>
          </table:table-cell>
          <table:table-cell office:value-type="float" office:value="325447850" calcext:value-type="float">
            <text:p>325447850</text:p>
          </table:table-cell>
          <table:table-cell office:value-type="float" office:value="5861662" calcext:value-type="float">
            <text:p>5861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605" calcext:value-type="float">
            <text:p>0.377605</text:p>
          </table:table-cell>
          <table:table-cell office:value-type="float" office:value="10290553" calcext:value-type="float">
            <text:p>10290553</text:p>
          </table:table-cell>
          <table:table-cell office:value-type="float" office:value="21.016653" calcext:value-type="float">
            <text:p>21.016653</text:p>
          </table:table-cell>
          <table:table-cell office:value-type="float" office:value="20.787088" calcext:value-type="float">
            <text:p>20.787088</text:p>
          </table:table-cell>
          <table:table-cell office:value-type="float" office:value="0.374398" calcext:value-type="float">
            <text:p>0.374398</text:p>
          </table:table-cell>
          <table:table-cell office:value-type="float" office:value="1.01" calcext:value-type="float">
            <text:p>1.01</text:p>
          </table:table-cell>
          <table:table-cell office:value-type="float" office:value="55.52" calcext:value-type="float">
            <text:p>55.52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6013" calcext:value-type="float">
            <text:p>6013</text:p>
          </table:table-cell>
          <table:table-cell office:value-type="float" office:value="3469271076" calcext:value-type="float">
            <text:p>3469271076</text:p>
          </table:table-cell>
          <table:table-cell office:value-type="float" office:value="9101189607" calcext:value-type="float">
            <text:p>9101189607</text:p>
          </table:table-cell>
          <table:table-cell office:value-type="float" office:value="10520248" calcext:value-type="float">
            <text:p>10520248</text:p>
          </table:table-cell>
          <table:table-cell office:value-type="float" office:value="329097241" calcext:value-type="float">
            <text:p>329097241</text:p>
          </table:table-cell>
          <table:table-cell office:value-type="float" office:value="325729885" calcext:value-type="float">
            <text:p>325729885</text:p>
          </table:table-cell>
          <table:table-cell office:value-type="float" office:value="3458266" calcext:value-type="float">
            <text:p>34582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1189" calcext:value-type="float">
            <text:p>0.381189</text:p>
          </table:table-cell>
          <table:table-cell office:value-type="float" office:value="10520248" calcext:value-type="float">
            <text:p>10520248</text:p>
          </table:table-cell>
          <table:table-cell office:value-type="float" office:value="21.020184" calcext:value-type="float">
            <text:p>21.020184</text:p>
          </table:table-cell>
          <table:table-cell office:value-type="float" office:value="20.805103" calcext:value-type="float">
            <text:p>20.805103</text:p>
          </table:table-cell>
          <table:table-cell office:value-type="float" office:value="0.220887" calcext:value-type="float">
            <text:p>0.220887</text:p>
          </table:table-cell>
          <table:table-cell office:value-type="float" office:value="1.01" calcext:value-type="float">
            <text:p>1.01</text:p>
          </table:table-cell>
          <table:table-cell office:value-type="float" office:value="94.19" calcext:value-type="float">
            <text:p>94.19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6014" calcext:value-type="float">
            <text:p>6014</text:p>
          </table:table-cell>
          <table:table-cell office:value-type="float" office:value="3437112616" calcext:value-type="float">
            <text:p>3437112616</text:p>
          </table:table-cell>
          <table:table-cell office:value-type="float" office:value="9049814160" calcext:value-type="float">
            <text:p>9049814160</text:p>
          </table:table-cell>
          <table:table-cell office:value-type="float" office:value="10851600" calcext:value-type="float">
            <text:p>10851600</text:p>
          </table:table-cell>
          <table:table-cell office:value-type="float" office:value="340958757" calcext:value-type="float">
            <text:p>340958757</text:p>
          </table:table-cell>
          <table:table-cell office:value-type="float" office:value="337518047" calcext:value-type="float">
            <text:p>337518047</text:p>
          </table:table-cell>
          <table:table-cell office:value-type="float" office:value="3823230" calcext:value-type="float">
            <text:p>3823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799" calcext:value-type="float">
            <text:p>0.379799</text:p>
          </table:table-cell>
          <table:table-cell office:value-type="float" office:value="10851600" calcext:value-type="float">
            <text:p>10851600</text:p>
          </table:table-cell>
          <table:table-cell office:value-type="float" office:value="21.777805" calcext:value-type="float">
            <text:p>21.777805</text:p>
          </table:table-cell>
          <table:table-cell office:value-type="float" office:value="21.558039" calcext:value-type="float">
            <text:p>21.558039</text:p>
          </table:table-cell>
          <table:table-cell office:value-type="float" office:value="0.244198" calcext:value-type="float">
            <text:p>0.244198</text:p>
          </table:table-cell>
          <table:table-cell office:value-type="float" office:value="1.01" calcext:value-type="float">
            <text:p>1.01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6015" calcext:value-type="float">
            <text:p>6015</text:p>
          </table:table-cell>
          <table:table-cell office:value-type="float" office:value="3324551222" calcext:value-type="float">
            <text:p>3324551222</text:p>
          </table:table-cell>
          <table:table-cell office:value-type="float" office:value="8814727512" calcext:value-type="float">
            <text:p>8814727512</text:p>
          </table:table-cell>
          <table:table-cell office:value-type="float" office:value="10738723" calcext:value-type="float">
            <text:p>10738723</text:p>
          </table:table-cell>
          <table:table-cell office:value-type="float" office:value="332579856" calcext:value-type="float">
            <text:p>332579856</text:p>
          </table:table-cell>
          <table:table-cell office:value-type="float" office:value="330811033" calcext:value-type="float">
            <text:p>330811033</text:p>
          </table:table-cell>
          <table:table-cell office:value-type="float" office:value="1927912" calcext:value-type="float">
            <text:p>192791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59" calcext:value-type="float">
            <text:p>0.377159</text:p>
          </table:table-cell>
          <table:table-cell office:value-type="float" office:value="10738723" calcext:value-type="float">
            <text:p>10738723</text:p>
          </table:table-cell>
          <table:table-cell office:value-type="float" office:value="21.242624" calcext:value-type="float">
            <text:p>21.242624</text:p>
          </table:table-cell>
          <table:table-cell office:value-type="float" office:value="21.129648" calcext:value-type="float">
            <text:p>21.129648</text:p>
          </table:table-cell>
          <table:table-cell office:value-type="float" office:value="0.12314" calcext:value-type="float">
            <text:p>0.12314</text:p>
          </table:table-cell>
          <table:table-cell office:value-type="float" office:value="1.01" calcext:value-type="float">
            <text:p>1.01</text:p>
          </table:table-cell>
          <table:table-cell office:value-type="float" office:value="171.59" calcext:value-type="float">
            <text:p>171.59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6014" calcext:value-type="float">
            <text:p>6014</text:p>
          </table:table-cell>
          <table:table-cell office:value-type="float" office:value="3327635422" calcext:value-type="float">
            <text:p>3327635422</text:p>
          </table:table-cell>
          <table:table-cell office:value-type="float" office:value="8853663446" calcext:value-type="float">
            <text:p>8853663446</text:p>
          </table:table-cell>
          <table:table-cell office:value-type="float" office:value="10950450" calcext:value-type="float">
            <text:p>10950450</text:p>
          </table:table-cell>
          <table:table-cell office:value-type="float" office:value="344180790" calcext:value-type="float">
            <text:p>344180790</text:p>
          </table:table-cell>
          <table:table-cell office:value-type="float" office:value="340599214" calcext:value-type="float">
            <text:p>340599214</text:p>
          </table:table-cell>
          <table:table-cell office:value-type="float" office:value="2021489" calcext:value-type="float">
            <text:p>2021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848" calcext:value-type="float">
            <text:p>0.375848</text:p>
          </table:table-cell>
          <table:table-cell office:value-type="float" office:value="10950450" calcext:value-type="float">
            <text:p>10950450</text:p>
          </table:table-cell>
          <table:table-cell office:value-type="float" office:value="21.983604" calcext:value-type="float">
            <text:p>21.983604</text:p>
          </table:table-cell>
          <table:table-cell office:value-type="float" office:value="21.754839" calcext:value-type="float">
            <text:p>21.754839</text:p>
          </table:table-cell>
          <table:table-cell office:value-type="float" office:value="0.129117" calcext:value-type="float">
            <text:p>0.129117</text:p>
          </table:table-cell>
          <table:table-cell office:value-type="float" office:value="1.01" calcext:value-type="float">
            <text:p>1.01</text:p>
          </table:table-cell>
          <table:table-cell office:value-type="float" office:value="168.49" calcext:value-type="float">
            <text:p>168.49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7017" calcext:value-type="float">
            <text:p>7017</text:p>
          </table:table-cell>
          <table:table-cell office:value-type="float" office:value="3442692277" calcext:value-type="float">
            <text:p>3442692277</text:p>
          </table:table-cell>
          <table:table-cell office:value-type="float" office:value="9139880879" calcext:value-type="float">
            <text:p>9139880879</text:p>
          </table:table-cell>
          <table:table-cell office:value-type="float" office:value="12043590" calcext:value-type="float">
            <text:p>12043590</text:p>
          </table:table-cell>
          <table:table-cell office:value-type="float" office:value="379040884" calcext:value-type="float">
            <text:p>379040884</text:p>
          </table:table-cell>
          <table:table-cell office:value-type="float" office:value="375151402" calcext:value-type="float">
            <text:p>375151402</text:p>
          </table:table-cell>
          <table:table-cell office:value-type="float" office:value="4758782" calcext:value-type="float">
            <text:p>475878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667" calcext:value-type="float">
            <text:p>0.376667</text:p>
          </table:table-cell>
          <table:table-cell office:value-type="float" office:value="12043590" calcext:value-type="float">
            <text:p>12043590</text:p>
          </table:table-cell>
          <table:table-cell office:value-type="float" office:value="24.210197" calcext:value-type="float">
            <text:p>24.210197</text:p>
          </table:table-cell>
          <table:table-cell office:value-type="float" office:value="23.961765" calcext:value-type="float">
            <text:p>23.961765</text:p>
          </table:table-cell>
          <table:table-cell office:value-type="float" office:value="0.303954" calcext:value-type="float">
            <text:p>0.303954</text:p>
          </table:table-cell>
          <table:table-cell office:value-type="float" office:value="1.01" calcext:value-type="float">
            <text:p>1.01</text:p>
          </table:table-cell>
          <table:table-cell office:value-type="float" office:value="78.83" calcext:value-type="float">
            <text:p>78.83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7016" calcext:value-type="float">
            <text:p>7016</text:p>
          </table:table-cell>
          <table:table-cell office:value-type="float" office:value="3414165268" calcext:value-type="float">
            <text:p>3414165268</text:p>
          </table:table-cell>
          <table:table-cell office:value-type="float" office:value="9144998400" calcext:value-type="float">
            <text:p>9144998400</text:p>
          </table:table-cell>
          <table:table-cell office:value-type="float" office:value="12231274" calcext:value-type="float">
            <text:p>12231274</text:p>
          </table:table-cell>
          <table:table-cell office:value-type="float" office:value="385534740" calcext:value-type="float">
            <text:p>385534740</text:p>
          </table:table-cell>
          <table:table-cell office:value-type="float" office:value="381615850" calcext:value-type="float">
            <text:p>381615850</text:p>
          </table:table-cell>
          <table:table-cell office:value-type="float" office:value="4513023" calcext:value-type="float">
            <text:p>4513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37" calcext:value-type="float">
            <text:p>0.373337</text:p>
          </table:table-cell>
          <table:table-cell office:value-type="float" office:value="12231274" calcext:value-type="float">
            <text:p>12231274</text:p>
          </table:table-cell>
          <table:table-cell office:value-type="float" office:value="24.624973" calcext:value-type="float">
            <text:p>24.624973</text:p>
          </table:table-cell>
          <table:table-cell office:value-type="float" office:value="24.374664" calcext:value-type="float">
            <text:p>24.374664</text:p>
          </table:table-cell>
          <table:table-cell office:value-type="float" office:value="0.288257" calcext:value-type="float">
            <text:p>0.288257</text:p>
          </table:table-cell>
          <table:table-cell office:value-type="float" office:value="1.01" calcext:value-type="float">
            <text:p>1.01</text:p>
          </table:table-cell>
          <table:table-cell office:value-type="float" office:value="84.56" calcext:value-type="float">
            <text:p>84.56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7016" calcext:value-type="float">
            <text:p>7016</text:p>
          </table:table-cell>
          <table:table-cell office:value-type="float" office:value="3408654018" calcext:value-type="float">
            <text:p>3408654018</text:p>
          </table:table-cell>
          <table:table-cell office:value-type="float" office:value="9135659177" calcext:value-type="float">
            <text:p>9135659177</text:p>
          </table:table-cell>
          <table:table-cell office:value-type="float" office:value="12087393" calcext:value-type="float">
            <text:p>12087393</text:p>
          </table:table-cell>
          <table:table-cell office:value-type="float" office:value="383297212" calcext:value-type="float">
            <text:p>383297212</text:p>
          </table:table-cell>
          <table:table-cell office:value-type="float" office:value="381018373" calcext:value-type="float">
            <text:p>381018373</text:p>
          </table:table-cell>
          <table:table-cell office:value-type="float" office:value="6644475" calcext:value-type="float">
            <text:p>664447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115" calcext:value-type="float">
            <text:p>0.373115</text:p>
          </table:table-cell>
          <table:table-cell office:value-type="float" office:value="12087393" calcext:value-type="float">
            <text:p>12087393</text:p>
          </table:table-cell>
          <table:table-cell office:value-type="float" office:value="24.482058" calcext:value-type="float">
            <text:p>24.482058</text:p>
          </table:table-cell>
          <table:table-cell office:value-type="float" office:value="24.336502" calcext:value-type="float">
            <text:p>24.336502</text:p>
          </table:table-cell>
          <table:table-cell office:value-type="float" office:value="0.424398" calcext:value-type="float">
            <text:p>0.424398</text:p>
          </table:table-cell>
          <table:table-cell office:value-type="float" office:value="1.01" calcext:value-type="float">
            <text:p>1.01</text:p>
          </table:table-cell>
          <table:table-cell office:value-type="float" office:value="57.34" calcext:value-type="float">
            <text:p>57.34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7016" calcext:value-type="float">
            <text:p>7016</text:p>
          </table:table-cell>
          <table:table-cell office:value-type="float" office:value="3383582303" calcext:value-type="float">
            <text:p>3383582303</text:p>
          </table:table-cell>
          <table:table-cell office:value-type="float" office:value="8970866443" calcext:value-type="float">
            <text:p>8970866443</text:p>
          </table:table-cell>
          <table:table-cell office:value-type="float" office:value="11321891" calcext:value-type="float">
            <text:p>11321891</text:p>
          </table:table-cell>
          <table:table-cell office:value-type="float" office:value="360842758" calcext:value-type="float">
            <text:p>360842758</text:p>
          </table:table-cell>
          <table:table-cell office:value-type="float" office:value="356886720" calcext:value-type="float">
            <text:p>356886720</text:p>
          </table:table-cell>
          <table:table-cell office:value-type="float" office:value="7068547" calcext:value-type="float">
            <text:p>7068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74" calcext:value-type="float">
            <text:p>0.377174</text:p>
          </table:table-cell>
          <table:table-cell office:value-type="float" office:value="11321891" calcext:value-type="float">
            <text:p>11321891</text:p>
          </table:table-cell>
          <table:table-cell office:value-type="float" office:value="23.04784" calcext:value-type="float">
            <text:p>23.04784</text:p>
          </table:table-cell>
          <table:table-cell office:value-type="float" office:value="22.79516" calcext:value-type="float">
            <text:p>22.79516</text:p>
          </table:table-cell>
          <table:table-cell office:value-type="float" office:value="0.451484" calcext:value-type="float">
            <text:p>0.451484</text:p>
          </table:table-cell>
          <table:table-cell office:value-type="float" office:value="1.01" calcext:value-type="float">
            <text:p>1.01</text:p>
          </table:table-cell>
          <table:table-cell office:value-type="float" office:value="50.49" calcext:value-type="float">
            <text:p>50.49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7015" calcext:value-type="float">
            <text:p>7015</text:p>
          </table:table-cell>
          <table:table-cell office:value-type="float" office:value="3408313402" calcext:value-type="float">
            <text:p>3408313402</text:p>
          </table:table-cell>
          <table:table-cell office:value-type="float" office:value="9132782890" calcext:value-type="float">
            <text:p>9132782890</text:p>
          </table:table-cell>
          <table:table-cell office:value-type="float" office:value="12385019" calcext:value-type="float">
            <text:p>12385019</text:p>
          </table:table-cell>
          <table:table-cell office:value-type="float" office:value="384915676" calcext:value-type="float">
            <text:p>384915676</text:p>
          </table:table-cell>
          <table:table-cell office:value-type="float" office:value="380951739" calcext:value-type="float">
            <text:p>380951739</text:p>
          </table:table-cell>
          <table:table-cell office:value-type="float" office:value="3902033" calcext:value-type="float">
            <text:p>390203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195" calcext:value-type="float">
            <text:p>0.373195</text:p>
          </table:table-cell>
          <table:table-cell office:value-type="float" office:value="12385019" calcext:value-type="float">
            <text:p>12385019</text:p>
          </table:table-cell>
          <table:table-cell office:value-type="float" office:value="24.585432" calcext:value-type="float">
            <text:p>24.585432</text:p>
          </table:table-cell>
          <table:table-cell office:value-type="float" office:value="24.332247" calcext:value-type="float">
            <text:p>24.332247</text:p>
          </table:table-cell>
          <table:table-cell office:value-type="float" office:value="0.249232" calcext:value-type="float">
            <text:p>0.249232</text:p>
          </table:table-cell>
          <table:table-cell office:value-type="float" office:value="1.01" calcext:value-type="float">
            <text:p>1.01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7016" calcext:value-type="float">
            <text:p>7016</text:p>
          </table:table-cell>
          <table:table-cell office:value-type="float" office:value="3407719254" calcext:value-type="float">
            <text:p>3407719254</text:p>
          </table:table-cell>
          <table:table-cell office:value-type="float" office:value="9130241291" calcext:value-type="float">
            <text:p>9130241291</text:p>
          </table:table-cell>
          <table:table-cell office:value-type="float" office:value="12345198" calcext:value-type="float">
            <text:p>12345198</text:p>
          </table:table-cell>
          <table:table-cell office:value-type="float" office:value="384687850" calcext:value-type="float">
            <text:p>384687850</text:p>
          </table:table-cell>
          <table:table-cell office:value-type="float" office:value="380876719" calcext:value-type="float">
            <text:p>380876719</text:p>
          </table:table-cell>
          <table:table-cell office:value-type="float" office:value="3548615" calcext:value-type="float">
            <text:p>3548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34" calcext:value-type="float">
            <text:p>0.373234</text:p>
          </table:table-cell>
          <table:table-cell office:value-type="float" office:value="12345198" calcext:value-type="float">
            <text:p>12345198</text:p>
          </table:table-cell>
          <table:table-cell office:value-type="float" office:value="24.570881" calcext:value-type="float">
            <text:p>24.570881</text:p>
          </table:table-cell>
          <table:table-cell office:value-type="float" office:value="24.327454" calcext:value-type="float">
            <text:p>24.327454</text:p>
          </table:table-cell>
          <table:table-cell office:value-type="float" office:value="0.226658" calcext:value-type="float">
            <text:p>0.226658</text:p>
          </table:table-cell>
          <table:table-cell office:value-type="float" office:value="1.01" calcext:value-type="float">
            <text:p>1.01</text:p>
          </table:table-cell>
          <table:table-cell office:value-type="float" office:value="107.33" calcext:value-type="float">
            <text:p>107.33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7018" calcext:value-type="float">
            <text:p>7018</text:p>
          </table:table-cell>
          <table:table-cell office:value-type="float" office:value="3370898054" calcext:value-type="float">
            <text:p>3370898054</text:p>
          </table:table-cell>
          <table:table-cell office:value-type="float" office:value="8922404869" calcext:value-type="float">
            <text:p>8922404869</text:p>
          </table:table-cell>
          <table:table-cell office:value-type="float" office:value="11535600" calcext:value-type="float">
            <text:p>11535600</text:p>
          </table:table-cell>
          <table:table-cell office:value-type="float" office:value="357693204" calcext:value-type="float">
            <text:p>357693204</text:p>
          </table:table-cell>
          <table:table-cell office:value-type="float" office:value="355759386" calcext:value-type="float">
            <text:p>355759386</text:p>
          </table:table-cell>
          <table:table-cell office:value-type="float" office:value="2859549" calcext:value-type="float">
            <text:p>285954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802" calcext:value-type="float">
            <text:p>0.377802</text:p>
          </table:table-cell>
          <table:table-cell office:value-type="float" office:value="11535600" calcext:value-type="float">
            <text:p>11535600</text:p>
          </table:table-cell>
          <table:table-cell office:value-type="float" office:value="22.823895" calcext:value-type="float">
            <text:p>22.823895</text:p>
          </table:table-cell>
          <table:table-cell office:value-type="float" office:value="22.7005" calcext:value-type="float">
            <text:p>22.7005</text:p>
          </table:table-cell>
          <table:table-cell office:value-type="float" office:value="0.182464" calcext:value-type="float">
            <text:p>0.182464</text:p>
          </table:table-cell>
          <table:table-cell office:value-type="float" office:value="1.01" calcext:value-type="float">
            <text:p>1.01</text:p>
          </table:table-cell>
          <table:table-cell office:value-type="float" office:value="124.41" calcext:value-type="float">
            <text:p>124.41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7017" calcext:value-type="float">
            <text:p>7017</text:p>
          </table:table-cell>
          <table:table-cell office:value-type="float" office:value="3256002186" calcext:value-type="float">
            <text:p>3256002186</text:p>
          </table:table-cell>
          <table:table-cell office:value-type="float" office:value="8633314147" calcext:value-type="float">
            <text:p>8633314147</text:p>
          </table:table-cell>
          <table:table-cell office:value-type="float" office:value="11243758" calcext:value-type="float">
            <text:p>11243758</text:p>
          </table:table-cell>
          <table:table-cell office:value-type="float" office:value="350176395" calcext:value-type="float">
            <text:p>350176395</text:p>
          </table:table-cell>
          <table:table-cell office:value-type="float" office:value="346444592" calcext:value-type="float">
            <text:p>346444592</text:p>
          </table:table-cell>
          <table:table-cell office:value-type="float" office:value="2559596" calcext:value-type="float">
            <text:p>2559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44" calcext:value-type="float">
            <text:p>0.377144</text:p>
          </table:table-cell>
          <table:table-cell office:value-type="float" office:value="11243758" calcext:value-type="float">
            <text:p>11243758</text:p>
          </table:table-cell>
          <table:table-cell office:value-type="float" office:value="22.344255" calcext:value-type="float">
            <text:p>22.344255</text:p>
          </table:table-cell>
          <table:table-cell office:value-type="float" office:value="22.106136" calcext:value-type="float">
            <text:p>22.106136</text:p>
          </table:table-cell>
          <table:table-cell office:value-type="float" office:value="0.163324" calcext:value-type="float">
            <text:p>0.163324</text:p>
          </table:table-cell>
          <table:table-cell office:value-type="float" office:value="1.01" calcext:value-type="float">
            <text:p>1.01</text:p>
          </table:table-cell>
          <table:table-cell office:value-type="float" office:value="135.35" calcext:value-type="float">
            <text:p>135.35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8019" calcext:value-type="float">
            <text:p>8019</text:p>
          </table:table-cell>
          <table:table-cell office:value-type="float" office:value="3415603426" calcext:value-type="float">
            <text:p>3415603426</text:p>
          </table:table-cell>
          <table:table-cell office:value-type="float" office:value="9145377667" calcext:value-type="float">
            <text:p>9145377667</text:p>
          </table:table-cell>
          <table:table-cell office:value-type="float" office:value="12276506" calcext:value-type="float">
            <text:p>12276506</text:p>
          </table:table-cell>
          <table:table-cell office:value-type="float" office:value="385757468" calcext:value-type="float">
            <text:p>385757468</text:p>
          </table:table-cell>
          <table:table-cell office:value-type="float" office:value="381779435" calcext:value-type="float">
            <text:p>381779435</text:p>
          </table:table-cell>
          <table:table-cell office:value-type="float" office:value="4299281" calcext:value-type="float">
            <text:p>429928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79" calcext:value-type="float">
            <text:p>0.373479</text:p>
          </table:table-cell>
          <table:table-cell office:value-type="float" office:value="12276506" calcext:value-type="float">
            <text:p>12276506</text:p>
          </table:table-cell>
          <table:table-cell office:value-type="float" office:value="24.6392" calcext:value-type="float">
            <text:p>24.6392</text:p>
          </table:table-cell>
          <table:table-cell office:value-type="float" office:value="24.385113" calcext:value-type="float">
            <text:p>24.385113</text:p>
          </table:table-cell>
          <table:table-cell office:value-type="float" office:value="0.274605" calcext:value-type="float">
            <text:p>0.274605</text:p>
          </table:table-cell>
          <table:table-cell office:value-type="float" office:value="1.01" calcext:value-type="float">
            <text:p>1.01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8018" calcext:value-type="float">
            <text:p>8018</text:p>
          </table:table-cell>
          <table:table-cell office:value-type="float" office:value="3414636508" calcext:value-type="float">
            <text:p>3414636508</text:p>
          </table:table-cell>
          <table:table-cell office:value-type="float" office:value="9142465203" calcext:value-type="float">
            <text:p>9142465203</text:p>
          </table:table-cell>
          <table:table-cell office:value-type="float" office:value="12188519" calcext:value-type="float">
            <text:p>12188519</text:p>
          </table:table-cell>
          <table:table-cell office:value-type="float" office:value="385565240" calcext:value-type="float">
            <text:p>385565240</text:p>
          </table:table-cell>
          <table:table-cell office:value-type="float" office:value="381676874" calcext:value-type="float">
            <text:p>381676874</text:p>
          </table:table-cell>
          <table:table-cell office:value-type="float" office:value="4988650" calcext:value-type="float">
            <text:p>4988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92" calcext:value-type="float">
            <text:p>0.373492</text:p>
          </table:table-cell>
          <table:table-cell office:value-type="float" office:value="12188519" calcext:value-type="float">
            <text:p>12188519</text:p>
          </table:table-cell>
          <table:table-cell office:value-type="float" office:value="24.626923" calcext:value-type="float">
            <text:p>24.626923</text:p>
          </table:table-cell>
          <table:table-cell office:value-type="float" office:value="24.378563" calcext:value-type="float">
            <text:p>24.378563</text:p>
          </table:table-cell>
          <table:table-cell office:value-type="float" office:value="0.318636" calcext:value-type="float">
            <text:p>0.318636</text:p>
          </table:table-cell>
          <table:table-cell office:value-type="float" office:value="1.01" calcext:value-type="float">
            <text:p>1.01</text:p>
          </table:table-cell>
          <table:table-cell office:value-type="float" office:value="76.51" calcext:value-type="float">
            <text:p>76.51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8018" calcext:value-type="float">
            <text:p>8018</text:p>
          </table:table-cell>
          <table:table-cell office:value-type="float" office:value="3405950608" calcext:value-type="float">
            <text:p>3405950608</text:p>
          </table:table-cell>
          <table:table-cell office:value-type="float" office:value="9119524841" calcext:value-type="float">
            <text:p>9119524841</text:p>
          </table:table-cell>
          <table:table-cell office:value-type="float" office:value="12128889" calcext:value-type="float">
            <text:p>12128889</text:p>
          </table:table-cell>
          <table:table-cell office:value-type="float" office:value="382990178" calcext:value-type="float">
            <text:p>382990178</text:p>
          </table:table-cell>
          <table:table-cell office:value-type="float" office:value="380720353" calcext:value-type="float">
            <text:p>380720353</text:p>
          </table:table-cell>
          <table:table-cell office:value-type="float" office:value="6153578" calcext:value-type="float">
            <text:p>615357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79" calcext:value-type="float">
            <text:p>0.373479</text:p>
          </table:table-cell>
          <table:table-cell office:value-type="float" office:value="12128889" calcext:value-type="float">
            <text:p>12128889</text:p>
          </table:table-cell>
          <table:table-cell office:value-type="float" office:value="24.462446" calcext:value-type="float">
            <text:p>24.462446</text:p>
          </table:table-cell>
          <table:table-cell office:value-type="float" office:value="24.317467" calcext:value-type="float">
            <text:p>24.317467</text:p>
          </table:table-cell>
          <table:table-cell office:value-type="float" office:value="0.393043" calcext:value-type="float">
            <text:p>0.393043</text:p>
          </table:table-cell>
          <table:table-cell office:value-type="float" office:value="1.01" calcext:value-type="float">
            <text:p>1.01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8018" calcext:value-type="float">
            <text:p>8018</text:p>
          </table:table-cell>
          <table:table-cell office:value-type="float" office:value="3404812261" calcext:value-type="float">
            <text:p>3404812261</text:p>
          </table:table-cell>
          <table:table-cell office:value-type="float" office:value="9126762874" calcext:value-type="float">
            <text:p>9126762874</text:p>
          </table:table-cell>
          <table:table-cell office:value-type="float" office:value="12091113" calcext:value-type="float">
            <text:p>12091113</text:p>
          </table:table-cell>
          <table:table-cell office:value-type="float" office:value="384753823" calcext:value-type="float">
            <text:p>384753823</text:p>
          </table:table-cell>
          <table:table-cell office:value-type="float" office:value="380573287" calcext:value-type="float">
            <text:p>380573287</text:p>
          </table:table-cell>
          <table:table-cell office:value-type="float" office:value="6676802" calcext:value-type="float">
            <text:p>6676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058" calcext:value-type="float">
            <text:p>0.373058</text:p>
          </table:table-cell>
          <table:table-cell office:value-type="float" office:value="12091113" calcext:value-type="float">
            <text:p>12091113</text:p>
          </table:table-cell>
          <table:table-cell office:value-type="float" office:value="24.575094" calcext:value-type="float">
            <text:p>24.575094</text:p>
          </table:table-cell>
          <table:table-cell office:value-type="float" office:value="24.308073" calcext:value-type="float">
            <text:p>24.308073</text:p>
          </table:table-cell>
          <table:table-cell office:value-type="float" office:value="0.426462" calcext:value-type="float">
            <text:p>0.426462</text:p>
          </table:table-cell>
          <table:table-cell office:value-type="float" office:value="1.01" calcext:value-type="float">
            <text:p>1.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8017" calcext:value-type="float">
            <text:p>8017</text:p>
          </table:table-cell>
          <table:table-cell office:value-type="float" office:value="3405980481" calcext:value-type="float">
            <text:p>3405980481</text:p>
          </table:table-cell>
          <table:table-cell office:value-type="float" office:value="9128102023" calcext:value-type="float">
            <text:p>9128102023</text:p>
          </table:table-cell>
          <table:table-cell office:value-type="float" office:value="12330749" calcext:value-type="float">
            <text:p>12330749</text:p>
          </table:table-cell>
          <table:table-cell office:value-type="float" office:value="384705655" calcext:value-type="float">
            <text:p>384705655</text:p>
          </table:table-cell>
          <table:table-cell office:value-type="float" office:value="380706268" calcext:value-type="float">
            <text:p>380706268</text:p>
          </table:table-cell>
          <table:table-cell office:value-type="float" office:value="4101358" calcext:value-type="float">
            <text:p>410135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131" calcext:value-type="float">
            <text:p>0.373131</text:p>
          </table:table-cell>
          <table:table-cell office:value-type="float" office:value="12330749" calcext:value-type="float">
            <text:p>12330749</text:p>
          </table:table-cell>
          <table:table-cell office:value-type="float" office:value="24.572018" calcext:value-type="float">
            <text:p>24.572018</text:p>
          </table:table-cell>
          <table:table-cell office:value-type="float" office:value="24.316568" calcext:value-type="float">
            <text:p>24.316568</text:p>
          </table:table-cell>
          <table:table-cell office:value-type="float" office:value="0.261963" calcext:value-type="float">
            <text:p>0.261963</text:p>
          </table:table-cell>
          <table:table-cell office:value-type="float" office:value="1.01" calcext:value-type="float">
            <text:p>1.01</text:p>
          </table:table-cell>
          <table:table-cell office:value-type="float" office:value="92.82" calcext:value-type="float">
            <text:p>92.82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8019" calcext:value-type="float">
            <text:p>8019</text:p>
          </table:table-cell>
          <table:table-cell office:value-type="float" office:value="3405974359" calcext:value-type="float">
            <text:p>3405974359</text:p>
          </table:table-cell>
          <table:table-cell office:value-type="float" office:value="9126892035" calcext:value-type="float">
            <text:p>9126892035</text:p>
          </table:table-cell>
          <table:table-cell office:value-type="float" office:value="12258999" calcext:value-type="float">
            <text:p>12258999</text:p>
          </table:table-cell>
          <table:table-cell office:value-type="float" office:value="384620195" calcext:value-type="float">
            <text:p>384620195</text:p>
          </table:table-cell>
          <table:table-cell office:value-type="float" office:value="380709338" calcext:value-type="float">
            <text:p>380709338</text:p>
          </table:table-cell>
          <table:table-cell office:value-type="float" office:value="4179855" calcext:value-type="float">
            <text:p>4179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18" calcext:value-type="float">
            <text:p>0.37318</text:p>
          </table:table-cell>
          <table:table-cell office:value-type="float" office:value="12258999" calcext:value-type="float">
            <text:p>12258999</text:p>
          </table:table-cell>
          <table:table-cell office:value-type="float" office:value="24.542067" calcext:value-type="float">
            <text:p>24.542067</text:p>
          </table:table-cell>
          <table:table-cell office:value-type="float" office:value="24.292521" calcext:value-type="float">
            <text:p>24.292521</text:p>
          </table:table-cell>
          <table:table-cell office:value-type="float" office:value="0.266711" calcext:value-type="float">
            <text:p>0.266711</text:p>
          </table:table-cell>
          <table:table-cell office:value-type="float" office:value="1.01" calcext:value-type="float">
            <text:p>1.01</text:p>
          </table:table-cell>
          <table:table-cell office:value-type="float" office:value="91.08" calcext:value-type="float">
            <text:p>91.08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8020" calcext:value-type="float">
            <text:p>8020</text:p>
          </table:table-cell>
          <table:table-cell office:value-type="float" office:value="3405440143" calcext:value-type="float">
            <text:p>3405440143</text:p>
          </table:table-cell>
          <table:table-cell office:value-type="float" office:value="9117539829" calcext:value-type="float">
            <text:p>9117539829</text:p>
          </table:table-cell>
          <table:table-cell office:value-type="float" office:value="12329742" calcext:value-type="float">
            <text:p>12329742</text:p>
          </table:table-cell>
          <table:table-cell office:value-type="float" office:value="382745082" calcext:value-type="float">
            <text:p>382745082</text:p>
          </table:table-cell>
          <table:table-cell office:value-type="float" office:value="380620991" calcext:value-type="float">
            <text:p>380620991</text:p>
          </table:table-cell>
          <table:table-cell office:value-type="float" office:value="2693345" calcext:value-type="float">
            <text:p>269334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04" calcext:value-type="float">
            <text:p>0.373504</text:p>
          </table:table-cell>
          <table:table-cell office:value-type="float" office:value="12329742" calcext:value-type="float">
            <text:p>12329742</text:p>
          </table:table-cell>
          <table:table-cell office:value-type="float" office:value="24.446793" calcext:value-type="float">
            <text:p>24.446793</text:p>
          </table:table-cell>
          <table:table-cell office:value-type="float" office:value="24.311121" calcext:value-type="float">
            <text:p>24.311121</text:p>
          </table:table-cell>
          <table:table-cell office:value-type="float" office:value="0.17203" calcext:value-type="float">
            <text:p>0.17203</text:p>
          </table:table-cell>
          <table:table-cell office:value-type="float" office:value="1.01" calcext:value-type="float">
            <text:p>1.01</text:p>
          </table:table-cell>
          <table:table-cell office:value-type="float" office:value="141.32" calcext:value-type="float">
            <text:p>141.32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8019" calcext:value-type="float">
            <text:p>8019</text:p>
          </table:table-cell>
          <table:table-cell office:value-type="float" office:value="3400055261" calcext:value-type="float">
            <text:p>3400055261</text:p>
          </table:table-cell>
          <table:table-cell office:value-type="float" office:value="9115333833" calcext:value-type="float">
            <text:p>9115333833</text:p>
          </table:table-cell>
          <table:table-cell office:value-type="float" office:value="12297306" calcext:value-type="float">
            <text:p>12297306</text:p>
          </table:table-cell>
          <table:table-cell office:value-type="float" office:value="384059441" calcext:value-type="float">
            <text:p>384059441</text:p>
          </table:table-cell>
          <table:table-cell office:value-type="float" office:value="380029781" calcext:value-type="float">
            <text:p>380029781</text:p>
          </table:table-cell>
          <table:table-cell office:value-type="float" office:value="2514153" calcext:value-type="float">
            <text:p>2514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004" calcext:value-type="float">
            <text:p>0.373004</text:p>
          </table:table-cell>
          <table:table-cell office:value-type="float" office:value="12297306" calcext:value-type="float">
            <text:p>12297306</text:p>
          </table:table-cell>
          <table:table-cell office:value-type="float" office:value="24.530745" calcext:value-type="float">
            <text:p>24.530745</text:p>
          </table:table-cell>
          <table:table-cell office:value-type="float" office:value="24.273359" calcext:value-type="float">
            <text:p>24.273359</text:p>
          </table:table-cell>
          <table:table-cell office:value-type="float" office:value="0.160585" calcext:value-type="float">
            <text:p>0.160585</text:p>
          </table:table-cell>
          <table:table-cell office:value-type="float" office:value="1.01" calcext:value-type="float">
            <text:p>1.01</text:p>
          </table:table-cell>
          <table:table-cell office:value-type="float" office:value="151.16" calcext:value-type="float">
            <text:p>151.16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9021" calcext:value-type="float">
            <text:p>9021</text:p>
          </table:table-cell>
          <table:table-cell office:value-type="float" office:value="3309286147" calcext:value-type="float">
            <text:p>3309286147</text:p>
          </table:table-cell>
          <table:table-cell office:value-type="float" office:value="8757432198" calcext:value-type="float">
            <text:p>8757432198</text:p>
          </table:table-cell>
          <table:table-cell office:value-type="float" office:value="10351284" calcext:value-type="float">
            <text:p>10351284</text:p>
          </table:table-cell>
          <table:table-cell office:value-type="float" office:value="325144847" calcext:value-type="float">
            <text:p>325144847</text:p>
          </table:table-cell>
          <table:table-cell office:value-type="float" office:value="321813108" calcext:value-type="float">
            <text:p>321813108</text:p>
          </table:table-cell>
          <table:table-cell office:value-type="float" office:value="3722845" calcext:value-type="float">
            <text:p>37228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883" calcext:value-type="float">
            <text:p>0.377883</text:p>
          </table:table-cell>
          <table:table-cell office:value-type="float" office:value="10351284" calcext:value-type="float">
            <text:p>10351284</text:p>
          </table:table-cell>
          <table:table-cell office:value-type="float" office:value="20.767735" calcext:value-type="float">
            <text:p>20.767735</text:p>
          </table:table-cell>
          <table:table-cell office:value-type="float" office:value="20.55493" calcext:value-type="float">
            <text:p>20.55493</text:p>
          </table:table-cell>
          <table:table-cell office:value-type="float" office:value="0.237787" calcext:value-type="float">
            <text:p>0.237787</text:p>
          </table:table-cell>
          <table:table-cell office:value-type="float" office:value="1.01" calcext:value-type="float">
            <text:p>1.01</text:p>
          </table:table-cell>
          <table:table-cell office:value-type="float" office:value="86.44" calcext:value-type="float">
            <text:p>86.44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9020" calcext:value-type="float">
            <text:p>9020</text:p>
          </table:table-cell>
          <table:table-cell office:value-type="float" office:value="3474502403" calcext:value-type="float">
            <text:p>3474502403</text:p>
          </table:table-cell>
          <table:table-cell office:value-type="float" office:value="9144717228" calcext:value-type="float">
            <text:p>9144717228</text:p>
          </table:table-cell>
          <table:table-cell office:value-type="float" office:value="10837115" calcext:value-type="float">
            <text:p>10837115</text:p>
          </table:table-cell>
          <table:table-cell office:value-type="float" office:value="345404711" calcext:value-type="float">
            <text:p>345404711</text:p>
          </table:table-cell>
          <table:table-cell office:value-type="float" office:value="341873514" calcext:value-type="float">
            <text:p>341873514</text:p>
          </table:table-cell>
          <table:table-cell office:value-type="float" office:value="4608382" calcext:value-type="float">
            <text:p>4608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946" calcext:value-type="float">
            <text:p>0.379946</text:p>
          </table:table-cell>
          <table:table-cell office:value-type="float" office:value="10837115" calcext:value-type="float">
            <text:p>10837115</text:p>
          </table:table-cell>
          <table:table-cell office:value-type="float" office:value="22.061777" calcext:value-type="float">
            <text:p>22.061777</text:p>
          </table:table-cell>
          <table:table-cell office:value-type="float" office:value="21.836231" calcext:value-type="float">
            <text:p>21.836231</text:p>
          </table:table-cell>
          <table:table-cell office:value-type="float" office:value="0.294348" calcext:value-type="float">
            <text:p>0.294348</text:p>
          </table:table-cell>
          <table:table-cell office:value-type="float" office:value="1.01" calcext:value-type="float">
            <text:p>1.01</text:p>
          </table:table-cell>
          <table:table-cell office:value-type="float" office:value="74.19" calcext:value-type="float">
            <text:p>74.19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9021" calcext:value-type="float">
            <text:p>9021</text:p>
          </table:table-cell>
          <table:table-cell office:value-type="float" office:value="3395150801" calcext:value-type="float">
            <text:p>3395150801</text:p>
          </table:table-cell>
          <table:table-cell office:value-type="float" office:value="8964359532" calcext:value-type="float">
            <text:p>8964359532</text:p>
          </table:table-cell>
          <table:table-cell office:value-type="float" office:value="10065147" calcext:value-type="float">
            <text:p>10065147</text:p>
          </table:table-cell>
          <table:table-cell office:value-type="float" office:value="320915345" calcext:value-type="float">
            <text:p>320915345</text:p>
          </table:table-cell>
          <table:table-cell office:value-type="float" office:value="318906677" calcext:value-type="float">
            <text:p>318906677</text:p>
          </table:table-cell>
          <table:table-cell office:value-type="float" office:value="6682219" calcext:value-type="float">
            <text:p>668221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739" calcext:value-type="float">
            <text:p>0.378739</text:p>
          </table:table-cell>
          <table:table-cell office:value-type="float" office:value="10065147" calcext:value-type="float">
            <text:p>10065147</text:p>
          </table:table-cell>
          <table:table-cell office:value-type="float" office:value="20.477152" calcext:value-type="float">
            <text:p>20.477152</text:p>
          </table:table-cell>
          <table:table-cell office:value-type="float" office:value="20.348982" calcext:value-type="float">
            <text:p>20.348982</text:p>
          </table:table-cell>
          <table:table-cell office:value-type="float" office:value="0.426383" calcext:value-type="float">
            <text:p>0.426383</text:p>
          </table:table-cell>
          <table:table-cell office:value-type="float" office:value="1.01" calcext:value-type="float">
            <text:p>1.01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9021" calcext:value-type="float">
            <text:p>9021</text:p>
          </table:table-cell>
          <table:table-cell office:value-type="float" office:value="3412205382" calcext:value-type="float">
            <text:p>3412205382</text:p>
          </table:table-cell>
          <table:table-cell office:value-type="float" office:value="9070285826" calcext:value-type="float">
            <text:p>9070285826</text:p>
          </table:table-cell>
          <table:table-cell office:value-type="float" office:value="10927000" calcext:value-type="float">
            <text:p>10927000</text:p>
          </table:table-cell>
          <table:table-cell office:value-type="float" office:value="349637301" calcext:value-type="float">
            <text:p>349637301</text:p>
          </table:table-cell>
          <table:table-cell office:value-type="float" office:value="345825047" calcext:value-type="float">
            <text:p>345825047</text:p>
          </table:table-cell>
          <table:table-cell office:value-type="float" office:value="5616995" calcext:value-type="float">
            <text:p>561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196" calcext:value-type="float">
            <text:p>0.376196</text:p>
          </table:table-cell>
          <table:table-cell office:value-type="float" office:value="10927000" calcext:value-type="float">
            <text:p>10927000</text:p>
          </table:table-cell>
          <table:table-cell office:value-type="float" office:value="22.309858" calcext:value-type="float">
            <text:p>22.309858</text:p>
          </table:table-cell>
          <table:table-cell office:value-type="float" office:value="22.066605" calcext:value-type="float">
            <text:p>22.066605</text:p>
          </table:table-cell>
          <table:table-cell office:value-type="float" office:value="0.358412" calcext:value-type="float">
            <text:p>0.358412</text:p>
          </table:table-cell>
          <table:table-cell office:value-type="float" office:value="1.01" calcext:value-type="float">
            <text:p>1.01</text:p>
          </table:table-cell>
          <table:table-cell office:value-type="float" office:value="61.57" calcext:value-type="float">
            <text:p>61.57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9019" calcext:value-type="float">
            <text:p>9019</text:p>
          </table:table-cell>
          <table:table-cell office:value-type="float" office:value="3365272368" calcext:value-type="float">
            <text:p>3365272368</text:p>
          </table:table-cell>
          <table:table-cell office:value-type="float" office:value="8870532209" calcext:value-type="float">
            <text:p>8870532209</text:p>
          </table:table-cell>
          <table:table-cell office:value-type="float" office:value="10347296" calcext:value-type="float">
            <text:p>10347296</text:p>
          </table:table-cell>
          <table:table-cell office:value-type="float" office:value="323443106" calcext:value-type="float">
            <text:p>323443106</text:p>
          </table:table-cell>
          <table:table-cell office:value-type="float" office:value="320046848" calcext:value-type="float">
            <text:p>320046848</text:p>
          </table:table-cell>
          <table:table-cell office:value-type="float" office:value="3831729" calcext:value-type="float">
            <text:p>383172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377" calcext:value-type="float">
            <text:p>0.379377</text:p>
          </table:table-cell>
          <table:table-cell office:value-type="float" office:value="10347296" calcext:value-type="float">
            <text:p>10347296</text:p>
          </table:table-cell>
          <table:table-cell office:value-type="float" office:value="20.65904" calcext:value-type="float">
            <text:p>20.65904</text:p>
          </table:table-cell>
          <table:table-cell office:value-type="float" office:value="20.442114" calcext:value-type="float">
            <text:p>20.442114</text:p>
          </table:table-cell>
          <table:table-cell office:value-type="float" office:value="0.244741" calcext:value-type="float">
            <text:p>0.244741</text:p>
          </table:table-cell>
          <table:table-cell office:value-type="float" office:value="1.01" calcext:value-type="float">
            <text:p>1.01</text:p>
          </table:table-cell>
          <table:table-cell office:value-type="float" office:value="83.53" calcext:value-type="float">
            <text:p>83.53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9021" calcext:value-type="float">
            <text:p>9021</text:p>
          </table:table-cell>
          <table:table-cell office:value-type="float" office:value="3424594706" calcext:value-type="float">
            <text:p>3424594706</text:p>
          </table:table-cell>
          <table:table-cell office:value-type="float" office:value="9013603495" calcext:value-type="float">
            <text:p>9013603495</text:p>
          </table:table-cell>
          <table:table-cell office:value-type="float" office:value="10273305" calcext:value-type="float">
            <text:p>10273305</text:p>
          </table:table-cell>
          <table:table-cell office:value-type="float" office:value="323033554" calcext:value-type="float">
            <text:p>323033554</text:p>
          </table:table-cell>
          <table:table-cell office:value-type="float" office:value="319752944" calcext:value-type="float">
            <text:p>319752944</text:p>
          </table:table-cell>
          <table:table-cell office:value-type="float" office:value="3474100" calcext:value-type="float">
            <text:p>3474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936" calcext:value-type="float">
            <text:p>0.379936</text:p>
          </table:table-cell>
          <table:table-cell office:value-type="float" office:value="10273305" calcext:value-type="float">
            <text:p>10273305</text:p>
          </table:table-cell>
          <table:table-cell office:value-type="float" office:value="20.632883" calcext:value-type="float">
            <text:p>20.632883</text:p>
          </table:table-cell>
          <table:table-cell office:value-type="float" office:value="20.423344" calcext:value-type="float">
            <text:p>20.423344</text:p>
          </table:table-cell>
          <table:table-cell office:value-type="float" office:value="0.221899" calcext:value-type="float">
            <text:p>0.221899</text:p>
          </table:table-cell>
          <table:table-cell office:value-type="float" office:value="1.01" calcext:value-type="float">
            <text:p>1.01</text:p>
          </table:table-cell>
          <table:table-cell office:value-type="float" office:value="92.04" calcext:value-type="float">
            <text:p>92.04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9022" calcext:value-type="float">
            <text:p>9022</text:p>
          </table:table-cell>
          <table:table-cell office:value-type="float" office:value="3428023243" calcext:value-type="float">
            <text:p>3428023243</text:p>
          </table:table-cell>
          <table:table-cell office:value-type="float" office:value="9088118969" calcext:value-type="float">
            <text:p>9088118969</text:p>
          </table:table-cell>
          <table:table-cell office:value-type="float" office:value="10920766" calcext:value-type="float">
            <text:p>10920766</text:p>
          </table:table-cell>
          <table:table-cell office:value-type="float" office:value="341012333" calcext:value-type="float">
            <text:p>341012333</text:p>
          </table:table-cell>
          <table:table-cell office:value-type="float" office:value="339120337" calcext:value-type="float">
            <text:p>339120337</text:p>
          </table:table-cell>
          <table:table-cell office:value-type="float" office:value="2336320" calcext:value-type="float">
            <text:p>233632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98" calcext:value-type="float">
            <text:p>0.377198</text:p>
          </table:table-cell>
          <table:table-cell office:value-type="float" office:value="10920766" calcext:value-type="float">
            <text:p>10920766</text:p>
          </table:table-cell>
          <table:table-cell office:value-type="float" office:value="21.781225" calcext:value-type="float">
            <text:p>21.781225</text:p>
          </table:table-cell>
          <table:table-cell office:value-type="float" office:value="21.660381" calcext:value-type="float">
            <text:p>21.660381</text:p>
          </table:table-cell>
          <table:table-cell office:value-type="float" office:value="0.149226" calcext:value-type="float">
            <text:p>0.149226</text:p>
          </table:table-cell>
          <table:table-cell office:value-type="float" office:value="1.01" calcext:value-type="float">
            <text:p>1.01</text:p>
          </table:table-cell>
          <table:table-cell office:value-type="float" office:value="145.15" calcext:value-type="float">
            <text:p>145.15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9021" calcext:value-type="float">
            <text:p>9021</text:p>
          </table:table-cell>
          <table:table-cell office:value-type="float" office:value="3421141709" calcext:value-type="float">
            <text:p>3421141709</text:p>
          </table:table-cell>
          <table:table-cell office:value-type="float" office:value="9120024444" calcext:value-type="float">
            <text:p>9120024444</text:p>
          </table:table-cell>
          <table:table-cell office:value-type="float" office:value="11477620" calcext:value-type="float">
            <text:p>11477620</text:p>
          </table:table-cell>
          <table:table-cell office:value-type="float" office:value="361170587" calcext:value-type="float">
            <text:p>361170587</text:p>
          </table:table-cell>
          <table:table-cell office:value-type="float" office:value="357334297" calcext:value-type="float">
            <text:p>357334297</text:p>
          </table:table-cell>
          <table:table-cell office:value-type="float" office:value="2539817" calcext:value-type="float">
            <text:p>2539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124" calcext:value-type="float">
            <text:p>0.375124</text:p>
          </table:table-cell>
          <table:table-cell office:value-type="float" office:value="11477620" calcext:value-type="float">
            <text:p>11477620</text:p>
          </table:table-cell>
          <table:table-cell office:value-type="float" office:value="23.068781" calcext:value-type="float">
            <text:p>23.068781</text:p>
          </table:table-cell>
          <table:table-cell office:value-type="float" office:value="22.823748" calcext:value-type="float">
            <text:p>22.823748</text:p>
          </table:table-cell>
          <table:table-cell office:value-type="float" office:value="0.162224" calcext:value-type="float">
            <text:p>0.162224</text:p>
          </table:table-cell>
          <table:table-cell office:value-type="float" office:value="1.01" calcext:value-type="float">
            <text:p>1.01</text:p>
          </table:table-cell>
          <table:table-cell office:value-type="float" office:value="140.69" calcext:value-type="float">
            <text:p>140.69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0023" calcext:value-type="float">
            <text:p>10023</text:p>
          </table:table-cell>
          <table:table-cell office:value-type="float" office:value="3396065777" calcext:value-type="float">
            <text:p>3396065777</text:p>
          </table:table-cell>
          <table:table-cell office:value-type="float" office:value="8992495893" calcext:value-type="float">
            <text:p>8992495893</text:p>
          </table:table-cell>
          <table:table-cell office:value-type="float" office:value="11512838" calcext:value-type="float">
            <text:p>11512838</text:p>
          </table:table-cell>
          <table:table-cell office:value-type="float" office:value="362883374" calcext:value-type="float">
            <text:p>362883374</text:p>
          </table:table-cell>
          <table:table-cell office:value-type="float" office:value="359144917" calcext:value-type="float">
            <text:p>359144917</text:p>
          </table:table-cell>
          <table:table-cell office:value-type="float" office:value="4817369" calcext:value-type="float">
            <text:p>481736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656" calcext:value-type="float">
            <text:p>0.377656</text:p>
          </table:table-cell>
          <table:table-cell office:value-type="float" office:value="11512838" calcext:value-type="float">
            <text:p>11512838</text:p>
          </table:table-cell>
          <table:table-cell office:value-type="float" office:value="23.178179" calcext:value-type="float">
            <text:p>23.178179</text:p>
          </table:table-cell>
          <table:table-cell office:value-type="float" office:value="22.939396" calcext:value-type="float">
            <text:p>22.939396</text:p>
          </table:table-cell>
          <table:table-cell office:value-type="float" office:value="0.307696" calcext:value-type="float">
            <text:p>0.307696</text:p>
          </table:table-cell>
          <table:table-cell office:value-type="float" office:value="1.01" calcext:value-type="float">
            <text:p>1.01</text:p>
          </table:table-cell>
          <table:table-cell office:value-type="float" office:value="74.55" calcext:value-type="float">
            <text:p>74.55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10022" calcext:value-type="float">
            <text:p>10022</text:p>
          </table:table-cell>
          <table:table-cell office:value-type="float" office:value="3415173267" calcext:value-type="float">
            <text:p>3415173267</text:p>
          </table:table-cell>
          <table:table-cell office:value-type="float" office:value="9146099303" calcext:value-type="float">
            <text:p>9146099303</text:p>
          </table:table-cell>
          <table:table-cell office:value-type="float" office:value="12206784" calcext:value-type="float">
            <text:p>12206784</text:p>
          </table:table-cell>
          <table:table-cell office:value-type="float" office:value="385639825" calcext:value-type="float">
            <text:p>385639825</text:p>
          </table:table-cell>
          <table:table-cell office:value-type="float" office:value="381717376" calcext:value-type="float">
            <text:p>381717376</text:p>
          </table:table-cell>
          <table:table-cell office:value-type="float" office:value="4440060" calcext:value-type="float">
            <text:p>4440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02" calcext:value-type="float">
            <text:p>0.373402</text:p>
          </table:table-cell>
          <table:table-cell office:value-type="float" office:value="12206784" calcext:value-type="float">
            <text:p>12206784</text:p>
          </table:table-cell>
          <table:table-cell office:value-type="float" office:value="24.631687" calcext:value-type="float">
            <text:p>24.631687</text:p>
          </table:table-cell>
          <table:table-cell office:value-type="float" office:value="24.381149" calcext:value-type="float">
            <text:p>24.381149</text:p>
          </table:table-cell>
          <table:table-cell office:value-type="float" office:value="0.283597" calcext:value-type="float">
            <text:p>0.283597</text:p>
          </table:table-cell>
          <table:table-cell office:value-type="float" office:value="1.01" calcext:value-type="float">
            <text:p>1.01</text:p>
          </table:table-cell>
          <table:table-cell office:value-type="float" office:value="85.97" calcext:value-type="float">
            <text:p>85.97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0023" calcext:value-type="float">
            <text:p>10023</text:p>
          </table:table-cell>
          <table:table-cell office:value-type="float" office:value="3428867100" calcext:value-type="float">
            <text:p>3428867100</text:p>
          </table:table-cell>
          <table:table-cell office:value-type="float" office:value="9123704436" calcext:value-type="float">
            <text:p>9123704436</text:p>
          </table:table-cell>
          <table:table-cell office:value-type="float" office:value="11970418" calcext:value-type="float">
            <text:p>11970418</text:p>
          </table:table-cell>
          <table:table-cell office:value-type="float" office:value="379374417" calcext:value-type="float">
            <text:p>379374417</text:p>
          </table:table-cell>
          <table:table-cell office:value-type="float" office:value="377121503" calcext:value-type="float">
            <text:p>377121503</text:p>
          </table:table-cell>
          <table:table-cell office:value-type="float" office:value="6715235" calcext:value-type="float">
            <text:p>6715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82" calcext:value-type="float">
            <text:p>0.37582</text:p>
          </table:table-cell>
          <table:table-cell office:value-type="float" office:value="11970418" calcext:value-type="float">
            <text:p>11970418</text:p>
          </table:table-cell>
          <table:table-cell office:value-type="float" office:value="24.231501" calcext:value-type="float">
            <text:p>24.231501</text:p>
          </table:table-cell>
          <table:table-cell office:value-type="float" office:value="24.087601" calcext:value-type="float">
            <text:p>24.087601</text:p>
          </table:table-cell>
          <table:table-cell office:value-type="float" office:value="0.428917" calcext:value-type="float">
            <text:p>0.428917</text:p>
          </table:table-cell>
          <table:table-cell office:value-type="float" office:value="1.01" calcext:value-type="float">
            <text:p>1.01</text:p>
          </table:table-cell>
          <table:table-cell office:value-type="float" office:value="56.16" calcext:value-type="float">
            <text:p>56.16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0023" calcext:value-type="float">
            <text:p>10023</text:p>
          </table:table-cell>
          <table:table-cell office:value-type="float" office:value="3403734329" calcext:value-type="float">
            <text:p>3403734329</text:p>
          </table:table-cell>
          <table:table-cell office:value-type="float" office:value="9036893512" calcext:value-type="float">
            <text:p>9036893512</text:p>
          </table:table-cell>
          <table:table-cell office:value-type="float" office:value="11543631" calcext:value-type="float">
            <text:p>11543631</text:p>
          </table:table-cell>
          <table:table-cell office:value-type="float" office:value="367722258" calcext:value-type="float">
            <text:p>367722258</text:p>
          </table:table-cell>
          <table:table-cell office:value-type="float" office:value="363660319" calcext:value-type="float">
            <text:p>363660319</text:p>
          </table:table-cell>
          <table:table-cell office:value-type="float" office:value="7002392" calcext:value-type="float">
            <text:p>7002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649" calcext:value-type="float">
            <text:p>0.376649</text:p>
          </table:table-cell>
          <table:table-cell office:value-type="float" office:value="11543631" calcext:value-type="float">
            <text:p>11543631</text:p>
          </table:table-cell>
          <table:table-cell office:value-type="float" office:value="23.487251" calcext:value-type="float">
            <text:p>23.487251</text:p>
          </table:table-cell>
          <table:table-cell office:value-type="float" office:value="23.227804" calcext:value-type="float">
            <text:p>23.227804</text:p>
          </table:table-cell>
          <table:table-cell office:value-type="float" office:value="0.447259" calcext:value-type="float">
            <text:p>0.447259</text:p>
          </table:table-cell>
          <table:table-cell office:value-type="float" office:value="1.01" calcext:value-type="float">
            <text:p>1.01</text:p>
          </table:table-cell>
          <table:table-cell office:value-type="float" office:value="51.93" calcext:value-type="float">
            <text:p>51.93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0021" calcext:value-type="float">
            <text:p>10021</text:p>
          </table:table-cell>
          <table:table-cell office:value-type="float" office:value="3421378548" calcext:value-type="float">
            <text:p>3421378548</text:p>
          </table:table-cell>
          <table:table-cell office:value-type="float" office:value="9130006260" calcext:value-type="float">
            <text:p>9130006260</text:p>
          </table:table-cell>
          <table:table-cell office:value-type="float" office:value="12305979" calcext:value-type="float">
            <text:p>12305979</text:p>
          </table:table-cell>
          <table:table-cell office:value-type="float" office:value="381922070" calcext:value-type="float">
            <text:p>381922070</text:p>
          </table:table-cell>
          <table:table-cell office:value-type="float" office:value="378037454" calcext:value-type="float">
            <text:p>378037454</text:p>
          </table:table-cell>
          <table:table-cell office:value-type="float" office:value="3597866" calcext:value-type="float">
            <text:p>359786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74" calcext:value-type="float">
            <text:p>0.37474</text:p>
          </table:table-cell>
          <table:table-cell office:value-type="float" office:value="12305979" calcext:value-type="float">
            <text:p>12305979</text:p>
          </table:table-cell>
          <table:table-cell office:value-type="float" office:value="24.394224" calcext:value-type="float">
            <text:p>24.394224</text:p>
          </table:table-cell>
          <table:table-cell office:value-type="float" office:value="24.146105" calcext:value-type="float">
            <text:p>24.146105</text:p>
          </table:table-cell>
          <table:table-cell office:value-type="float" office:value="0.229804" calcext:value-type="float">
            <text:p>0.229804</text:p>
          </table:table-cell>
          <table:table-cell office:value-type="float" office:value="1.01" calcext:value-type="float">
            <text:p>1.01</text:p>
          </table:table-cell>
          <table:table-cell office:value-type="float" office:value="105.07" calcext:value-type="float">
            <text:p>105.07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0023" calcext:value-type="float">
            <text:p>10023</text:p>
          </table:table-cell>
          <table:table-cell office:value-type="float" office:value="3424114840" calcext:value-type="float">
            <text:p>3424114840</text:p>
          </table:table-cell>
          <table:table-cell office:value-type="float" office:value="9127367857" calcext:value-type="float">
            <text:p>9127367857</text:p>
          </table:table-cell>
          <table:table-cell office:value-type="float" office:value="12164856" calcext:value-type="float">
            <text:p>12164856</text:p>
          </table:table-cell>
          <table:table-cell office:value-type="float" office:value="380335749" calcext:value-type="float">
            <text:p>380335749</text:p>
          </table:table-cell>
          <table:table-cell office:value-type="float" office:value="376567774" calcext:value-type="float">
            <text:p>376567774</text:p>
          </table:table-cell>
          <table:table-cell office:value-type="float" office:value="3885161" calcext:value-type="float">
            <text:p>3885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148" calcext:value-type="float">
            <text:p>0.375148</text:p>
          </table:table-cell>
          <table:table-cell office:value-type="float" office:value="12164856" calcext:value-type="float">
            <text:p>12164856</text:p>
          </table:table-cell>
          <table:table-cell office:value-type="float" office:value="24.292902" calcext:value-type="float">
            <text:p>24.292902</text:p>
          </table:table-cell>
          <table:table-cell office:value-type="float" office:value="24.052233" calcext:value-type="float">
            <text:p>24.052233</text:p>
          </table:table-cell>
          <table:table-cell office:value-type="float" office:value="0.248154" calcext:value-type="float">
            <text:p>0.248154</text:p>
          </table:table-cell>
          <table:table-cell office:value-type="float" office:value="1.01" calcext:value-type="float">
            <text:p>1.01</text:p>
          </table:table-cell>
          <table:table-cell office:value-type="float" office:value="96.92" calcext:value-type="float">
            <text:p>96.92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0025" calcext:value-type="float">
            <text:p>10025</text:p>
          </table:table-cell>
          <table:table-cell office:value-type="float" office:value="3227425456" calcext:value-type="float">
            <text:p>3227425456</text:p>
          </table:table-cell>
          <table:table-cell office:value-type="float" office:value="8521349175" calcext:value-type="float">
            <text:p>8521349175</text:p>
          </table:table-cell>
          <table:table-cell office:value-type="float" office:value="10769299" calcext:value-type="float">
            <text:p>10769299</text:p>
          </table:table-cell>
          <table:table-cell office:value-type="float" office:value="333704520" calcext:value-type="float">
            <text:p>333704520</text:p>
          </table:table-cell>
          <table:table-cell office:value-type="float" office:value="331873879" calcext:value-type="float">
            <text:p>331873879</text:p>
          </table:table-cell>
          <table:table-cell office:value-type="float" office:value="2745973" calcext:value-type="float">
            <text:p>274597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746" calcext:value-type="float">
            <text:p>0.378746</text:p>
          </table:table-cell>
          <table:table-cell office:value-type="float" office:value="10769299" calcext:value-type="float">
            <text:p>10769299</text:p>
          </table:table-cell>
          <table:table-cell office:value-type="float" office:value="21.293209" calcext:value-type="float">
            <text:p>21.293209</text:p>
          </table:table-cell>
          <table:table-cell office:value-type="float" office:value="21.176399" calcext:value-type="float">
            <text:p>21.176399</text:p>
          </table:table-cell>
          <table:table-cell office:value-type="float" office:value="0.175217" calcext:value-type="float">
            <text:p>0.175217</text:p>
          </table:table-cell>
          <table:table-cell office:value-type="float" office:value="1.01" calcext:value-type="float">
            <text:p>1.01</text:p>
          </table:table-cell>
          <table:table-cell office:value-type="float" office:value="120.86" calcext:value-type="float">
            <text:p>120.86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0024" calcext:value-type="float">
            <text:p>10024</text:p>
          </table:table-cell>
          <table:table-cell office:value-type="float" office:value="3300168948" calcext:value-type="float">
            <text:p>3300168948</text:p>
          </table:table-cell>
          <table:table-cell office:value-type="float" office:value="8715098298" calcext:value-type="float">
            <text:p>8715098298</text:p>
          </table:table-cell>
          <table:table-cell office:value-type="float" office:value="10744865" calcext:value-type="float">
            <text:p>10744865</text:p>
          </table:table-cell>
          <table:table-cell office:value-type="float" office:value="337556900" calcext:value-type="float">
            <text:p>337556900</text:p>
          </table:table-cell>
          <table:table-cell office:value-type="float" office:value="333942845" calcext:value-type="float">
            <text:p>333942845</text:p>
          </table:table-cell>
          <table:table-cell office:value-type="float" office:value="2876329" calcext:value-type="float">
            <text:p>2876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673" calcext:value-type="float">
            <text:p>0.378673</text:p>
          </table:table-cell>
          <table:table-cell office:value-type="float" office:value="10744865" calcext:value-type="float">
            <text:p>10744865</text:p>
          </table:table-cell>
          <table:table-cell office:value-type="float" office:value="21.539024" calcext:value-type="float">
            <text:p>21.539024</text:p>
          </table:table-cell>
          <table:table-cell office:value-type="float" office:value="21.308416" calcext:value-type="float">
            <text:p>21.308416</text:p>
          </table:table-cell>
          <table:table-cell office:value-type="float" office:value="0.183534" calcext:value-type="float">
            <text:p>0.183534</text:p>
          </table:table-cell>
          <table:table-cell office:value-type="float" office:value="1.01" calcext:value-type="float">
            <text:p>1.01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1026" calcext:value-type="float">
            <text:p>11026</text:p>
          </table:table-cell>
          <table:table-cell office:value-type="float" office:value="3413441735" calcext:value-type="float">
            <text:p>3413441735</text:p>
          </table:table-cell>
          <table:table-cell office:value-type="float" office:value="9140281747" calcext:value-type="float">
            <text:p>9140281747</text:p>
          </table:table-cell>
          <table:table-cell office:value-type="float" office:value="12215753" calcext:value-type="float">
            <text:p>12215753</text:p>
          </table:table-cell>
          <table:table-cell office:value-type="float" office:value="385440697" calcext:value-type="float">
            <text:p>385440697</text:p>
          </table:table-cell>
          <table:table-cell office:value-type="float" office:value="381536491" calcext:value-type="float">
            <text:p>381536491</text:p>
          </table:table-cell>
          <table:table-cell office:value-type="float" office:value="5063240" calcext:value-type="float">
            <text:p>506324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5" calcext:value-type="float">
            <text:p>0.37345</text:p>
          </table:table-cell>
          <table:table-cell office:value-type="float" office:value="12215753" calcext:value-type="float">
            <text:p>12215753</text:p>
          </table:table-cell>
          <table:table-cell office:value-type="float" office:value="24.594421" calcext:value-type="float">
            <text:p>24.594421</text:p>
          </table:table-cell>
          <table:table-cell office:value-type="float" office:value="24.345299" calcext:value-type="float">
            <text:p>24.345299</text:p>
          </table:table-cell>
          <table:table-cell office:value-type="float" office:value="0.323078" calcext:value-type="float">
            <text:p>0.323078</text:p>
          </table:table-cell>
          <table:table-cell office:value-type="float" office:value="1.01" calcext:value-type="float">
            <text:p>1.01</text:p>
          </table:table-cell>
          <table:table-cell office:value-type="float" office:value="75.35" calcext:value-type="float">
            <text:p>75.35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11024" calcext:value-type="float">
            <text:p>11024</text:p>
          </table:table-cell>
          <table:table-cell office:value-type="float" office:value="3412709089" calcext:value-type="float">
            <text:p>3412709089</text:p>
          </table:table-cell>
          <table:table-cell office:value-type="float" office:value="9137962685" calcext:value-type="float">
            <text:p>9137962685</text:p>
          </table:table-cell>
          <table:table-cell office:value-type="float" office:value="12218697" calcext:value-type="float">
            <text:p>12218697</text:p>
          </table:table-cell>
          <table:table-cell office:value-type="float" office:value="385353110" calcext:value-type="float">
            <text:p>385353110</text:p>
          </table:table-cell>
          <table:table-cell office:value-type="float" office:value="381450448" calcext:value-type="float">
            <text:p>381450448</text:p>
          </table:table-cell>
          <table:table-cell office:value-type="float" office:value="4532272" calcext:value-type="float">
            <text:p>4532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65" calcext:value-type="float">
            <text:p>0.373465</text:p>
          </table:table-cell>
          <table:table-cell office:value-type="float" office:value="12218697" calcext:value-type="float">
            <text:p>12218697</text:p>
          </table:table-cell>
          <table:table-cell office:value-type="float" office:value="24.613373" calcext:value-type="float">
            <text:p>24.613373</text:p>
          </table:table-cell>
          <table:table-cell office:value-type="float" office:value="24.3641" calcext:value-type="float">
            <text:p>24.3641</text:p>
          </table:table-cell>
          <table:table-cell office:value-type="float" office:value="0.289486" calcext:value-type="float">
            <text:p>0.289486</text:p>
          </table:table-cell>
          <table:table-cell office:value-type="float" office:value="1.01" calcext:value-type="float">
            <text:p>1.01</text:p>
          </table:table-cell>
          <table:table-cell office:value-type="float" office:value="84.16" calcext:value-type="float">
            <text:p>84.16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1025" calcext:value-type="float">
            <text:p>11025</text:p>
          </table:table-cell>
          <table:table-cell office:value-type="float" office:value="3403272906" calcext:value-type="float">
            <text:p>3403272906</text:p>
          </table:table-cell>
          <table:table-cell office:value-type="float" office:value="9120420544" calcext:value-type="float">
            <text:p>9120420544</text:p>
          </table:table-cell>
          <table:table-cell office:value-type="float" office:value="12002322" calcext:value-type="float">
            <text:p>12002322</text:p>
          </table:table-cell>
          <table:table-cell office:value-type="float" office:value="382863324" calcext:value-type="float">
            <text:p>382863324</text:p>
          </table:table-cell>
          <table:table-cell office:value-type="float" office:value="380454024" calcext:value-type="float">
            <text:p>380454024</text:p>
          </table:table-cell>
          <table:table-cell office:value-type="float" office:value="7648689" calcext:value-type="float">
            <text:p>764868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12002322" calcext:value-type="float">
            <text:p>12002322</text:p>
          </table:table-cell>
          <table:table-cell office:value-type="float" office:value="24.454344" calcext:value-type="float">
            <text:p>24.454344</text:p>
          </table:table-cell>
          <table:table-cell office:value-type="float" office:value="24.300457" calcext:value-type="float">
            <text:p>24.300457</text:p>
          </table:table-cell>
          <table:table-cell office:value-type="float" office:value="0.488539" calcext:value-type="float">
            <text:p>0.488539</text:p>
          </table:table-cell>
          <table:table-cell office:value-type="float" office:value="1.01" calcext:value-type="float">
            <text:p>1.01</text:p>
          </table:table-cell>
          <table:table-cell office:value-type="float" office:value="49.74" calcext:value-type="float">
            <text:p>49.74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1025" calcext:value-type="float">
            <text:p>11025</text:p>
          </table:table-cell>
          <table:table-cell office:value-type="float" office:value="3399438559" calcext:value-type="float">
            <text:p>3399438559</text:p>
          </table:table-cell>
          <table:table-cell office:value-type="float" office:value="9119106498" calcext:value-type="float">
            <text:p>9119106498</text:p>
          </table:table-cell>
          <table:table-cell office:value-type="float" office:value="11968004" calcext:value-type="float">
            <text:p>11968004</text:p>
          </table:table-cell>
          <table:table-cell office:value-type="float" office:value="384241813" calcext:value-type="float">
            <text:p>384241813</text:p>
          </table:table-cell>
          <table:table-cell office:value-type="float" office:value="380003887" calcext:value-type="float">
            <text:p>380003887</text:p>
          </table:table-cell>
          <table:table-cell office:value-type="float" office:value="8042275" calcext:value-type="float">
            <text:p>8042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2782" calcext:value-type="float">
            <text:p>0.372782</text:p>
          </table:table-cell>
          <table:table-cell office:value-type="float" office:value="11968004" calcext:value-type="float">
            <text:p>11968004</text:p>
          </table:table-cell>
          <table:table-cell office:value-type="float" office:value="24.542393" calcext:value-type="float">
            <text:p>24.542393</text:p>
          </table:table-cell>
          <table:table-cell office:value-type="float" office:value="24.271704" calcext:value-type="float">
            <text:p>24.271704</text:p>
          </table:table-cell>
          <table:table-cell office:value-type="float" office:value="0.513678" calcext:value-type="float">
            <text:p>0.513678</text:p>
          </table:table-cell>
          <table:table-cell office:value-type="float" office:value="1.01" calcext:value-type="float">
            <text:p>1.01</text:p>
          </table:table-cell>
          <table:table-cell office:value-type="float" office:value="47.25" calcext:value-type="float">
            <text:p>47.25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1023" calcext:value-type="float">
            <text:p>11023</text:p>
          </table:table-cell>
          <table:table-cell office:value-type="float" office:value="3413335717" calcext:value-type="float">
            <text:p>3413335717</text:p>
          </table:table-cell>
          <table:table-cell office:value-type="float" office:value="9141294743" calcext:value-type="float">
            <text:p>9141294743</text:p>
          </table:table-cell>
          <table:table-cell office:value-type="float" office:value="12450201" calcext:value-type="float">
            <text:p>12450201</text:p>
          </table:table-cell>
          <table:table-cell office:value-type="float" office:value="385377125" calcext:value-type="float">
            <text:p>385377125</text:p>
          </table:table-cell>
          <table:table-cell office:value-type="float" office:value="381489538" calcext:value-type="float">
            <text:p>381489538</text:p>
          </table:table-cell>
          <table:table-cell office:value-type="float" office:value="3199031" calcext:value-type="float">
            <text:p>319903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97" calcext:value-type="float">
            <text:p>0.373397</text:p>
          </table:table-cell>
          <table:table-cell office:value-type="float" office:value="12450201" calcext:value-type="float">
            <text:p>12450201</text:p>
          </table:table-cell>
          <table:table-cell office:value-type="float" office:value="24.614906" calcext:value-type="float">
            <text:p>24.614906</text:p>
          </table:table-cell>
          <table:table-cell office:value-type="float" office:value="24.366596" calcext:value-type="float">
            <text:p>24.366596</text:p>
          </table:table-cell>
          <table:table-cell office:value-type="float" office:value="0.204329" calcext:value-type="float">
            <text:p>0.204329</text:p>
          </table:table-cell>
          <table:table-cell office:value-type="float" office:value="1.01" calcext:value-type="float">
            <text:p>1.01</text:p>
          </table:table-cell>
          <table:table-cell office:value-type="float" office:value="119.25" calcext:value-type="float">
            <text:p>119.25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1026" calcext:value-type="float">
            <text:p>11026</text:p>
          </table:table-cell>
          <table:table-cell office:value-type="float" office:value="3413065300" calcext:value-type="float">
            <text:p>3413065300</text:p>
          </table:table-cell>
          <table:table-cell office:value-type="float" office:value="9139632353" calcext:value-type="float">
            <text:p>9139632353</text:p>
          </table:table-cell>
          <table:table-cell office:value-type="float" office:value="12363045" calcext:value-type="float">
            <text:p>12363045</text:p>
          </table:table-cell>
          <table:table-cell office:value-type="float" office:value="385326067" calcext:value-type="float">
            <text:p>385326067</text:p>
          </table:table-cell>
          <table:table-cell office:value-type="float" office:value="381455592" calcext:value-type="float">
            <text:p>381455592</text:p>
          </table:table-cell>
          <table:table-cell office:value-type="float" office:value="3467419" calcext:value-type="float">
            <text:p>3467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36" calcext:value-type="float">
            <text:p>0.373436</text:p>
          </table:table-cell>
          <table:table-cell office:value-type="float" office:value="12363045" calcext:value-type="float">
            <text:p>12363045</text:p>
          </table:table-cell>
          <table:table-cell office:value-type="float" office:value="24.587109" calcext:value-type="float">
            <text:p>24.587109</text:p>
          </table:table-cell>
          <table:table-cell office:value-type="float" office:value="24.340137" calcext:value-type="float">
            <text:p>24.340137</text:p>
          </table:table-cell>
          <table:table-cell office:value-type="float" office:value="0.221251" calcext:value-type="float">
            <text:p>0.221251</text:p>
          </table:table-cell>
          <table:table-cell office:value-type="float" office:value="1.01" calcext:value-type="float">
            <text:p>1.01</text:p>
          </table:table-cell>
          <table:table-cell office:value-type="float" office:value="110.01" calcext:value-type="float">
            <text:p>110.01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1027" calcext:value-type="float">
            <text:p>11027</text:p>
          </table:table-cell>
          <table:table-cell office:value-type="float" office:value="3405651759" calcext:value-type="float">
            <text:p>3405651759</text:p>
          </table:table-cell>
          <table:table-cell office:value-type="float" office:value="9119574217" calcext:value-type="float">
            <text:p>9119574217</text:p>
          </table:table-cell>
          <table:table-cell office:value-type="float" office:value="12313628" calcext:value-type="float">
            <text:p>12313628</text:p>
          </table:table-cell>
          <table:table-cell office:value-type="float" office:value="382848434" calcext:value-type="float">
            <text:p>382848434</text:p>
          </table:table-cell>
          <table:table-cell office:value-type="float" office:value="380667550" calcext:value-type="float">
            <text:p>380667550</text:p>
          </table:table-cell>
          <table:table-cell office:value-type="float" office:value="2936208" calcext:value-type="float">
            <text:p>29362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44" calcext:value-type="float">
            <text:p>0.373444</text:p>
          </table:table-cell>
          <table:table-cell office:value-type="float" office:value="12313628" calcext:value-type="float">
            <text:p>12313628</text:p>
          </table:table-cell>
          <table:table-cell office:value-type="float" office:value="24.453394" calcext:value-type="float">
            <text:p>24.453394</text:p>
          </table:table-cell>
          <table:table-cell office:value-type="float" office:value="24.314095" calcext:value-type="float">
            <text:p>24.314095</text:p>
          </table:table-cell>
          <table:table-cell office:value-type="float" office:value="0.187542" calcext:value-type="float">
            <text:p>0.187542</text:p>
          </table:table-cell>
          <table:table-cell office:value-type="float" office:value="1.01" calcext:value-type="float">
            <text:p>1.01</text:p>
          </table:table-cell>
          <table:table-cell office:value-type="float" office:value="129.65" calcext:value-type="float">
            <text:p>129.65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1026" calcext:value-type="float">
            <text:p>11026</text:p>
          </table:table-cell>
          <table:table-cell office:value-type="float" office:value="3401013786" calcext:value-type="float">
            <text:p>3401013786</text:p>
          </table:table-cell>
          <table:table-cell office:value-type="float" office:value="9117661572" calcext:value-type="float">
            <text:p>9117661572</text:p>
          </table:table-cell>
          <table:table-cell office:value-type="float" office:value="12348899" calcext:value-type="float">
            <text:p>12348899</text:p>
          </table:table-cell>
          <table:table-cell office:value-type="float" office:value="384114984" calcext:value-type="float">
            <text:p>384114984</text:p>
          </table:table-cell>
          <table:table-cell office:value-type="float" office:value="380134950" calcext:value-type="float">
            <text:p>380134950</text:p>
          </table:table-cell>
          <table:table-cell office:value-type="float" office:value="2166286" calcext:value-type="float">
            <text:p>216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014" calcext:value-type="float">
            <text:p>0.373014</text:p>
          </table:table-cell>
          <table:table-cell office:value-type="float" office:value="12348899" calcext:value-type="float">
            <text:p>12348899</text:p>
          </table:table-cell>
          <table:table-cell office:value-type="float" office:value="24.53429" calcext:value-type="float">
            <text:p>24.53429</text:p>
          </table:table-cell>
          <table:table-cell office:value-type="float" office:value="24.280077" calcext:value-type="float">
            <text:p>24.280077</text:p>
          </table:table-cell>
          <table:table-cell office:value-type="float" office:value="0.138366" calcext:value-type="float">
            <text:p>0.138366</text:p>
          </table:table-cell>
          <table:table-cell office:value-type="float" office:value="1.01" calcext:value-type="float">
            <text:p>1.01</text:p>
          </table:table-cell>
          <table:table-cell office:value-type="float" office:value="175.48" calcext:value-type="float">
            <text:p>175.48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2028" calcext:value-type="float">
            <text:p>12028</text:p>
          </table:table-cell>
          <table:table-cell office:value-type="float" office:value="3393469597" calcext:value-type="float">
            <text:p>3393469597</text:p>
          </table:table-cell>
          <table:table-cell office:value-type="float" office:value="9006725884" calcext:value-type="float">
            <text:p>9006725884</text:p>
          </table:table-cell>
          <table:table-cell office:value-type="float" office:value="10985375" calcext:value-type="float">
            <text:p>10985375</text:p>
          </table:table-cell>
          <table:table-cell office:value-type="float" office:value="345984177" calcext:value-type="float">
            <text:p>345984177</text:p>
          </table:table-cell>
          <table:table-cell office:value-type="float" office:value="342453398" calcext:value-type="float">
            <text:p>342453398</text:p>
          </table:table-cell>
          <table:table-cell office:value-type="float" office:value="3582967" calcext:value-type="float">
            <text:p>358296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771" calcext:value-type="float">
            <text:p>0.376771</text:p>
          </table:table-cell>
          <table:table-cell office:value-type="float" office:value="10985375" calcext:value-type="float">
            <text:p>10985375</text:p>
          </table:table-cell>
          <table:table-cell office:value-type="float" office:value="22.098791" calcext:value-type="float">
            <text:p>22.098791</text:p>
          </table:table-cell>
          <table:table-cell office:value-type="float" office:value="21.873272" calcext:value-type="float">
            <text:p>21.873272</text:p>
          </table:table-cell>
          <table:table-cell office:value-type="float" office:value="0.228852" calcext:value-type="float">
            <text:p>0.228852</text:p>
          </table:table-cell>
          <table:table-cell office:value-type="float" office:value="1.01" calcext:value-type="float">
            <text:p>1.01</text:p>
          </table:table-cell>
          <table:table-cell office:value-type="float" office:value="95.58" calcext:value-type="float">
            <text:p>95.58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12026" calcext:value-type="float">
            <text:p>12026</text:p>
          </table:table-cell>
          <table:table-cell office:value-type="float" office:value="3418268273" calcext:value-type="float">
            <text:p>3418268273</text:p>
          </table:table-cell>
          <table:table-cell office:value-type="float" office:value="8973186399" calcext:value-type="float">
            <text:p>8973186399</text:p>
          </table:table-cell>
          <table:table-cell office:value-type="float" office:value="10416974" calcext:value-type="float">
            <text:p>10416974</text:p>
          </table:table-cell>
          <table:table-cell office:value-type="float" office:value="329909682" calcext:value-type="float">
            <text:p>329909682</text:p>
          </table:table-cell>
          <table:table-cell office:value-type="float" office:value="326510311" calcext:value-type="float">
            <text:p>326510311</text:p>
          </table:table-cell>
          <table:table-cell office:value-type="float" office:value="4023662" calcext:value-type="float">
            <text:p>4023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0943" calcext:value-type="float">
            <text:p>0.380943</text:p>
          </table:table-cell>
          <table:table-cell office:value-type="float" office:value="10416974" calcext:value-type="float">
            <text:p>10416974</text:p>
          </table:table-cell>
          <table:table-cell office:value-type="float" office:value="21.072077" calcext:value-type="float">
            <text:p>21.072077</text:p>
          </table:table-cell>
          <table:table-cell office:value-type="float" office:value="20.85495" calcext:value-type="float">
            <text:p>20.85495</text:p>
          </table:table-cell>
          <table:table-cell office:value-type="float" office:value="0.257" calcext:value-type="float">
            <text:p>0.257</text:p>
          </table:table-cell>
          <table:table-cell office:value-type="float" office:value="1.01" calcext:value-type="float">
            <text:p>1.01</text:p>
          </table:table-cell>
          <table:table-cell office:value-type="float" office:value="81.15" calcext:value-type="float">
            <text:p>81.15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2028" calcext:value-type="float">
            <text:p>12028</text:p>
          </table:table-cell>
          <table:table-cell office:value-type="float" office:value="3394760529" calcext:value-type="float">
            <text:p>3394760529</text:p>
          </table:table-cell>
          <table:table-cell office:value-type="float" office:value="8970610518" calcext:value-type="float">
            <text:p>8970610518</text:p>
          </table:table-cell>
          <table:table-cell office:value-type="float" office:value="10244623" calcext:value-type="float">
            <text:p>10244623</text:p>
          </table:table-cell>
          <table:table-cell office:value-type="float" office:value="325152103" calcext:value-type="float">
            <text:p>325152103</text:p>
          </table:table-cell>
          <table:table-cell office:value-type="float" office:value="323178494" calcext:value-type="float">
            <text:p>323178494</text:p>
          </table:table-cell>
          <table:table-cell office:value-type="float" office:value="6341489" calcext:value-type="float">
            <text:p>634148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431" calcext:value-type="float">
            <text:p>0.378431</text:p>
          </table:table-cell>
          <table:table-cell office:value-type="float" office:value="10244623" calcext:value-type="float">
            <text:p>10244623</text:p>
          </table:table-cell>
          <table:table-cell office:value-type="float" office:value="20.747492" calcext:value-type="float">
            <text:p>20.747492</text:p>
          </table:table-cell>
          <table:table-cell office:value-type="float" office:value="20.621559" calcext:value-type="float">
            <text:p>20.621559</text:p>
          </table:table-cell>
          <table:table-cell office:value-type="float" office:value="0.404641" calcext:value-type="float">
            <text:p>0.404641</text:p>
          </table:table-cell>
          <table:table-cell office:value-type="float" office:value="1.01" calcext:value-type="float">
            <text:p>1.01</text:p>
          </table:table-cell>
          <table:table-cell office:value-type="float" office:value="50.96" calcext:value-type="float">
            <text:p>50.96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2028" calcext:value-type="float">
            <text:p>12028</text:p>
          </table:table-cell>
          <table:table-cell office:value-type="float" office:value="3423380127" calcext:value-type="float">
            <text:p>3423380127</text:p>
          </table:table-cell>
          <table:table-cell office:value-type="float" office:value="9077618993" calcext:value-type="float">
            <text:p>9077618993</text:p>
          </table:table-cell>
          <table:table-cell office:value-type="float" office:value="10675763" calcext:value-type="float">
            <text:p>10675763</text:p>
          </table:table-cell>
          <table:table-cell office:value-type="float" office:value="340706906" calcext:value-type="float">
            <text:p>340706906</text:p>
          </table:table-cell>
          <table:table-cell office:value-type="float" office:value="336987415" calcext:value-type="float">
            <text:p>336987415</text:p>
          </table:table-cell>
          <table:table-cell office:value-type="float" office:value="5640837" calcext:value-type="float">
            <text:p>564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23" calcext:value-type="float">
            <text:p>0.377123</text:p>
          </table:table-cell>
          <table:table-cell office:value-type="float" office:value="10675763" calcext:value-type="float">
            <text:p>10675763</text:p>
          </table:table-cell>
          <table:table-cell office:value-type="float" office:value="21.740023" calcext:value-type="float">
            <text:p>21.740023</text:p>
          </table:table-cell>
          <table:table-cell office:value-type="float" office:value="21.502687" calcext:value-type="float">
            <text:p>21.502687</text:p>
          </table:table-cell>
          <table:table-cell office:value-type="float" office:value="0.359934" calcext:value-type="float">
            <text:p>0.359934</text:p>
          </table:table-cell>
          <table:table-cell office:value-type="float" office:value="1.01" calcext:value-type="float">
            <text:p>1.01</text:p>
          </table:table-cell>
          <table:table-cell office:value-type="float" office:value="59.74" calcext:value-type="float">
            <text:p>59.74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2025" calcext:value-type="float">
            <text:p>12025</text:p>
          </table:table-cell>
          <table:table-cell office:value-type="float" office:value="3465257357" calcext:value-type="float">
            <text:p>3465257357</text:p>
          </table:table-cell>
          <table:table-cell office:value-type="float" office:value="9137613511" calcext:value-type="float">
            <text:p>9137613511</text:p>
          </table:table-cell>
          <table:table-cell office:value-type="float" office:value="11177080" calcext:value-type="float">
            <text:p>11177080</text:p>
          </table:table-cell>
          <table:table-cell office:value-type="float" office:value="350551246" calcext:value-type="float">
            <text:p>350551246</text:p>
          </table:table-cell>
          <table:table-cell office:value-type="float" office:value="346917261" calcext:value-type="float">
            <text:p>346917261</text:p>
          </table:table-cell>
          <table:table-cell office:value-type="float" office:value="3769144" calcext:value-type="float">
            <text:p>376914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23" calcext:value-type="float">
            <text:p>0.37923</text:p>
          </table:table-cell>
          <table:table-cell office:value-type="float" office:value="11177080" calcext:value-type="float">
            <text:p>11177080</text:p>
          </table:table-cell>
          <table:table-cell office:value-type="float" office:value="22.390497" calcext:value-type="float">
            <text:p>22.390497</text:p>
          </table:table-cell>
          <table:table-cell office:value-type="float" office:value="22.158386" calcext:value-type="float">
            <text:p>22.158386</text:p>
          </table:table-cell>
          <table:table-cell office:value-type="float" office:value="0.240744" calcext:value-type="float">
            <text:p>0.240744</text:p>
          </table:table-cell>
          <table:table-cell office:value-type="float" office:value="1.01" calcext:value-type="float">
            <text:p>1.01</text:p>
          </table:table-cell>
          <table:table-cell office:value-type="float" office:value="92.04" calcext:value-type="float">
            <text:p>92.04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2028" calcext:value-type="float">
            <text:p>12028</text:p>
          </table:table-cell>
          <table:table-cell office:value-type="float" office:value="3310204451" calcext:value-type="float">
            <text:p>3310204451</text:p>
          </table:table-cell>
          <table:table-cell office:value-type="float" office:value="8761799884" calcext:value-type="float">
            <text:p>8761799884</text:p>
          </table:table-cell>
          <table:table-cell office:value-type="float" office:value="10348226" calcext:value-type="float">
            <text:p>10348226</text:p>
          </table:table-cell>
          <table:table-cell office:value-type="float" office:value="324034699" calcext:value-type="float">
            <text:p>324034699</text:p>
          </table:table-cell>
          <table:table-cell office:value-type="float" office:value="320794322" calcext:value-type="float">
            <text:p>320794322</text:p>
          </table:table-cell>
          <table:table-cell office:value-type="float" office:value="3221090" calcext:value-type="float">
            <text:p>3221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8" calcext:value-type="float">
            <text:p>0.3778</text:p>
          </table:table-cell>
          <table:table-cell office:value-type="float" office:value="10348226" calcext:value-type="float">
            <text:p>10348226</text:p>
          </table:table-cell>
          <table:table-cell office:value-type="float" office:value="20.696827" calcext:value-type="float">
            <text:p>20.696827</text:p>
          </table:table-cell>
          <table:table-cell office:value-type="float" office:value="20.489859" calcext:value-type="float">
            <text:p>20.489859</text:p>
          </table:table-cell>
          <table:table-cell office:value-type="float" office:value="0.205738" calcext:value-type="float">
            <text:p>0.205738</text:p>
          </table:table-cell>
          <table:table-cell office:value-type="float" office:value="1.01" calcext:value-type="float">
            <text:p>1.01</text:p>
          </table:table-cell>
          <table:table-cell office:value-type="float" office:value="99.59" calcext:value-type="float">
            <text:p>99.59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2029" calcext:value-type="float">
            <text:p>12029</text:p>
          </table:table-cell>
          <table:table-cell office:value-type="float" office:value="3425761596" calcext:value-type="float">
            <text:p>3425761596</text:p>
          </table:table-cell>
          <table:table-cell office:value-type="float" office:value="9122686340" calcext:value-type="float">
            <text:p>9122686340</text:p>
          </table:table-cell>
          <table:table-cell office:value-type="float" office:value="11702542" calcext:value-type="float">
            <text:p>11702542</text:p>
          </table:table-cell>
          <table:table-cell office:value-type="float" office:value="362708344" calcext:value-type="float">
            <text:p>362708344</text:p>
          </table:table-cell>
          <table:table-cell office:value-type="float" office:value="360771819" calcext:value-type="float">
            <text:p>360771819</text:p>
          </table:table-cell>
          <table:table-cell office:value-type="float" office:value="2257404" calcext:value-type="float">
            <text:p>22574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521" calcext:value-type="float">
            <text:p>0.375521</text:p>
          </table:table-cell>
          <table:table-cell office:value-type="float" office:value="11702542" calcext:value-type="float">
            <text:p>11702542</text:p>
          </table:table-cell>
          <table:table-cell office:value-type="float" office:value="23.167" calcext:value-type="float">
            <text:p>23.167</text:p>
          </table:table-cell>
          <table:table-cell office:value-type="float" office:value="23.043308" calcext:value-type="float">
            <text:p>23.043308</text:p>
          </table:table-cell>
          <table:table-cell office:value-type="float" office:value="0.144185" calcext:value-type="float">
            <text:p>0.144185</text:p>
          </table:table-cell>
          <table:table-cell office:value-type="float" office:value="1.01" calcext:value-type="float">
            <text:p>1.01</text:p>
          </table:table-cell>
          <table:table-cell office:value-type="float" office:value="159.82" calcext:value-type="float">
            <text:p>159.82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2029" calcext:value-type="float">
            <text:p>12029</text:p>
          </table:table-cell>
          <table:table-cell office:value-type="float" office:value="3405213507" calcext:value-type="float">
            <text:p>3405213507</text:p>
          </table:table-cell>
          <table:table-cell office:value-type="float" office:value="9122348765" calcext:value-type="float">
            <text:p>9122348765</text:p>
          </table:table-cell>
          <table:table-cell office:value-type="float" office:value="12270211" calcext:value-type="float">
            <text:p>12270211</text:p>
          </table:table-cell>
          <table:table-cell office:value-type="float" office:value="382558552" calcext:value-type="float">
            <text:p>382558552</text:p>
          </table:table-cell>
          <table:table-cell office:value-type="float" office:value="378598923" calcext:value-type="float">
            <text:p>378598923</text:p>
          </table:table-cell>
          <table:table-cell office:value-type="float" office:value="2322042" calcext:value-type="float">
            <text:p>232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83" calcext:value-type="float">
            <text:p>0.373283</text:p>
          </table:table-cell>
          <table:table-cell office:value-type="float" office:value="12270211" calcext:value-type="float">
            <text:p>12270211</text:p>
          </table:table-cell>
          <table:table-cell office:value-type="float" office:value="24.410517" calcext:value-type="float">
            <text:p>24.410517</text:p>
          </table:table-cell>
          <table:table-cell office:value-type="float" office:value="24.157856" calcext:value-type="float">
            <text:p>24.157856</text:p>
          </table:table-cell>
          <table:table-cell office:value-type="float" office:value="0.148166" calcext:value-type="float">
            <text:p>0.148166</text:p>
          </table:table-cell>
          <table:table-cell office:value-type="float" office:value="1.01" calcext:value-type="float">
            <text:p>1.01</text:p>
          </table:table-cell>
          <table:table-cell office:value-type="float" office:value="163.05" calcext:value-type="float">
            <text:p>163.05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3030" calcext:value-type="float">
            <text:p>13030</text:p>
          </table:table-cell>
          <table:table-cell office:value-type="float" office:value="3433798848" calcext:value-type="float">
            <text:p>3433798848</text:p>
          </table:table-cell>
          <table:table-cell office:value-type="float" office:value="9099096562" calcext:value-type="float">
            <text:p>9099096562</text:p>
          </table:table-cell>
          <table:table-cell office:value-type="float" office:value="11774755" calcext:value-type="float">
            <text:p>11774755</text:p>
          </table:table-cell>
          <table:table-cell office:value-type="float" office:value="370090397" calcext:value-type="float">
            <text:p>370090397</text:p>
          </table:table-cell>
          <table:table-cell office:value-type="float" office:value="366334178" calcext:value-type="float">
            <text:p>366334178</text:p>
          </table:table-cell>
          <table:table-cell office:value-type="float" office:value="4623957" calcext:value-type="float">
            <text:p>462395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378" calcext:value-type="float">
            <text:p>0.377378</text:p>
          </table:table-cell>
          <table:table-cell office:value-type="float" office:value="11774755" calcext:value-type="float">
            <text:p>11774755</text:p>
          </table:table-cell>
          <table:table-cell office:value-type="float" office:value="23.638508" calcext:value-type="float">
            <text:p>23.638508</text:p>
          </table:table-cell>
          <table:table-cell office:value-type="float" office:value="23.39859" calcext:value-type="float">
            <text:p>23.39859</text:p>
          </table:table-cell>
          <table:table-cell office:value-type="float" office:value="0.295343" calcext:value-type="float">
            <text:p>0.295343</text:p>
          </table:table-cell>
          <table:table-cell office:value-type="float" office:value="1.01" calcext:value-type="float">
            <text:p>1.01</text:p>
          </table:table-cell>
          <table:table-cell office:value-type="float" office:value="79.23" calcext:value-type="float">
            <text:p>79.23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13029" calcext:value-type="float">
            <text:p>13029</text:p>
          </table:table-cell>
          <table:table-cell office:value-type="float" office:value="3415635054" calcext:value-type="float">
            <text:p>3415635054</text:p>
          </table:table-cell>
          <table:table-cell office:value-type="float" office:value="9146902140" calcext:value-type="float">
            <text:p>9146902140</text:p>
          </table:table-cell>
          <table:table-cell office:value-type="float" office:value="12212267" calcext:value-type="float">
            <text:p>12212267</text:p>
          </table:table-cell>
          <table:table-cell office:value-type="float" office:value="385649681" calcext:value-type="float">
            <text:p>385649681</text:p>
          </table:table-cell>
          <table:table-cell office:value-type="float" office:value="381764084" calcext:value-type="float">
            <text:p>381764084</text:p>
          </table:table-cell>
          <table:table-cell office:value-type="float" office:value="4561682" calcext:value-type="float">
            <text:p>456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2" calcext:value-type="float">
            <text:p>0.37342</text:p>
          </table:table-cell>
          <table:table-cell office:value-type="float" office:value="12212267" calcext:value-type="float">
            <text:p>12212267</text:p>
          </table:table-cell>
          <table:table-cell office:value-type="float" office:value="24.607758" calcext:value-type="float">
            <text:p>24.607758</text:p>
          </table:table-cell>
          <table:table-cell office:value-type="float" office:value="24.359823" calcext:value-type="float">
            <text:p>24.359823</text:p>
          </table:table-cell>
          <table:table-cell office:value-type="float" office:value="0.291074" calcext:value-type="float">
            <text:p>0.291074</text:p>
          </table:table-cell>
          <table:table-cell office:value-type="float" office:value="1.01" calcext:value-type="float">
            <text:p>1.01</text:p>
          </table:table-cell>
          <table:table-cell office:value-type="float" office:value="83.69" calcext:value-type="float">
            <text:p>83.69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3030" calcext:value-type="float">
            <text:p>13030</text:p>
          </table:table-cell>
          <table:table-cell office:value-type="float" office:value="3418585167" calcext:value-type="float">
            <text:p>3418585167</text:p>
          </table:table-cell>
          <table:table-cell office:value-type="float" office:value="9078785549" calcext:value-type="float">
            <text:p>9078785549</text:p>
          </table:table-cell>
          <table:table-cell office:value-type="float" office:value="11716252" calcext:value-type="float">
            <text:p>11716252</text:p>
          </table:table-cell>
          <table:table-cell office:value-type="float" office:value="372290911" calcext:value-type="float">
            <text:p>372290911</text:p>
          </table:table-cell>
          <table:table-cell office:value-type="float" office:value="370030380" calcext:value-type="float">
            <text:p>370030380</text:p>
          </table:table-cell>
          <table:table-cell office:value-type="float" office:value="7434398" calcext:value-type="float">
            <text:p>743439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547" calcext:value-type="float">
            <text:p>0.376547</text:p>
          </table:table-cell>
          <table:table-cell office:value-type="float" office:value="11716252" calcext:value-type="float">
            <text:p>11716252</text:p>
          </table:table-cell>
          <table:table-cell office:value-type="float" office:value="23.77906" calcext:value-type="float">
            <text:p>23.77906</text:p>
          </table:table-cell>
          <table:table-cell office:value-type="float" office:value="23.634674" calcext:value-type="float">
            <text:p>23.634674</text:p>
          </table:table-cell>
          <table:table-cell office:value-type="float" office:value="0.474852" calcext:value-type="float">
            <text:p>0.474852</text:p>
          </table:table-cell>
          <table:table-cell office:value-type="float" office:value="1.01" calcext:value-type="float">
            <text:p>1.01</text:p>
          </table:table-cell>
          <table:table-cell office:value-type="float" office:value="49.77" calcext:value-type="float">
            <text:p>49.77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3030" calcext:value-type="float">
            <text:p>13030</text:p>
          </table:table-cell>
          <table:table-cell office:value-type="float" office:value="3384409082" calcext:value-type="float">
            <text:p>3384409082</text:p>
          </table:table-cell>
          <table:table-cell office:value-type="float" office:value="8977470866" calcext:value-type="float">
            <text:p>8977470866</text:p>
          </table:table-cell>
          <table:table-cell office:value-type="float" office:value="11345168" calcext:value-type="float">
            <text:p>11345168</text:p>
          </table:table-cell>
          <table:table-cell office:value-type="float" office:value="361785450" calcext:value-type="float">
            <text:p>361785450</text:p>
          </table:table-cell>
          <table:table-cell office:value-type="float" office:value="357804156" calcext:value-type="float">
            <text:p>357804156</text:p>
          </table:table-cell>
          <table:table-cell office:value-type="float" office:value="6898920" calcext:value-type="float">
            <text:p>6898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989" calcext:value-type="float">
            <text:p>0.376989</text:p>
          </table:table-cell>
          <table:table-cell office:value-type="float" office:value="11345168" calcext:value-type="float">
            <text:p>11345168</text:p>
          </table:table-cell>
          <table:table-cell office:value-type="float" office:value="23.108051" calcext:value-type="float">
            <text:p>23.108051</text:p>
          </table:table-cell>
          <table:table-cell office:value-type="float" office:value="22.853758" calcext:value-type="float">
            <text:p>22.853758</text:p>
          </table:table-cell>
          <table:table-cell office:value-type="float" office:value="0.44065" calcext:value-type="float">
            <text:p>0.44065</text:p>
          </table:table-cell>
          <table:table-cell office:value-type="float" office:value="1.01" calcext:value-type="float">
            <text:p>1.01</text:p>
          </table:table-cell>
          <table:table-cell office:value-type="float" office:value="51.86" calcext:value-type="float">
            <text:p>51.86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3027" calcext:value-type="float">
            <text:p>13027</text:p>
          </table:table-cell>
          <table:table-cell office:value-type="float" office:value="3410503447" calcext:value-type="float">
            <text:p>3410503447</text:p>
          </table:table-cell>
          <table:table-cell office:value-type="float" office:value="9138554969" calcext:value-type="float">
            <text:p>9138554969</text:p>
          </table:table-cell>
          <table:table-cell office:value-type="float" office:value="12391939" calcext:value-type="float">
            <text:p>12391939</text:p>
          </table:table-cell>
          <table:table-cell office:value-type="float" office:value="385154358" calcext:value-type="float">
            <text:p>385154358</text:p>
          </table:table-cell>
          <table:table-cell office:value-type="float" office:value="381190006" calcext:value-type="float">
            <text:p>381190006</text:p>
          </table:table-cell>
          <table:table-cell office:value-type="float" office:value="3585181" calcext:value-type="float">
            <text:p>358518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199" calcext:value-type="float">
            <text:p>0.373199</text:p>
          </table:table-cell>
          <table:table-cell office:value-type="float" office:value="12391939" calcext:value-type="float">
            <text:p>12391939</text:p>
          </table:table-cell>
          <table:table-cell office:value-type="float" office:value="24.600677" calcext:value-type="float">
            <text:p>24.600677</text:p>
          </table:table-cell>
          <table:table-cell office:value-type="float" office:value="24.347466" calcext:value-type="float">
            <text:p>24.347466</text:p>
          </table:table-cell>
          <table:table-cell office:value-type="float" office:value="0.228994" calcext:value-type="float">
            <text:p>0.228994</text:p>
          </table:table-cell>
          <table:table-cell office:value-type="float" office:value="1.01" calcext:value-type="float">
            <text:p>1.01</text:p>
          </table:table-cell>
          <table:table-cell office:value-type="float" office:value="106.32" calcext:value-type="float">
            <text:p>106.32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3030" calcext:value-type="float">
            <text:p>13030</text:p>
          </table:table-cell>
          <table:table-cell office:value-type="float" office:value="3420787008" calcext:value-type="float">
            <text:p>3420787008</text:p>
          </table:table-cell>
          <table:table-cell office:value-type="float" office:value="9072440121" calcext:value-type="float">
            <text:p>9072440121</text:p>
          </table:table-cell>
          <table:table-cell office:value-type="float" office:value="11870935" calcext:value-type="float">
            <text:p>11870935</text:p>
          </table:table-cell>
          <table:table-cell office:value-type="float" office:value="370481611" calcext:value-type="float">
            <text:p>370481611</text:p>
          </table:table-cell>
          <table:table-cell office:value-type="float" office:value="366778889" calcext:value-type="float">
            <text:p>366778889</text:p>
          </table:table-cell>
          <table:table-cell office:value-type="float" office:value="3781487" calcext:value-type="float">
            <text:p>378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053" calcext:value-type="float">
            <text:p>0.377053</text:p>
          </table:table-cell>
          <table:table-cell office:value-type="float" office:value="11870935" calcext:value-type="float">
            <text:p>11870935</text:p>
          </table:table-cell>
          <table:table-cell office:value-type="float" office:value="23.663496" calcext:value-type="float">
            <text:p>23.663496</text:p>
          </table:table-cell>
          <table:table-cell office:value-type="float" office:value="23.426994" calcext:value-type="float">
            <text:p>23.426994</text:p>
          </table:table-cell>
          <table:table-cell office:value-type="float" office:value="0.241532" calcext:value-type="float">
            <text:p>0.241532</text:p>
          </table:table-cell>
          <table:table-cell office:value-type="float" office:value="1.01" calcext:value-type="float">
            <text:p>1.01</text:p>
          </table:table-cell>
          <table:table-cell office:value-type="float" office:value="96.99" calcext:value-type="float">
            <text:p>96.99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3031" calcext:value-type="float">
            <text:p>13031</text:p>
          </table:table-cell>
          <table:table-cell office:value-type="float" office:value="3412445950" calcext:value-type="float">
            <text:p>3412445950</text:p>
          </table:table-cell>
          <table:table-cell office:value-type="float" office:value="8985995415" calcext:value-type="float">
            <text:p>8985995415</text:p>
          </table:table-cell>
          <table:table-cell office:value-type="float" office:value="10855248" calcext:value-type="float">
            <text:p>10855248</text:p>
          </table:table-cell>
          <table:table-cell office:value-type="float" office:value="340259065" calcext:value-type="float">
            <text:p>340259065</text:p>
          </table:table-cell>
          <table:table-cell office:value-type="float" office:value="338373752" calcext:value-type="float">
            <text:p>338373752</text:p>
          </table:table-cell>
          <table:table-cell office:value-type="float" office:value="2747718" calcext:value-type="float">
            <text:p>274771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752" calcext:value-type="float">
            <text:p>0.379752</text:p>
          </table:table-cell>
          <table:table-cell office:value-type="float" office:value="10855248" calcext:value-type="float">
            <text:p>10855248</text:p>
          </table:table-cell>
          <table:table-cell office:value-type="float" office:value="21.733114" calcext:value-type="float">
            <text:p>21.733114</text:p>
          </table:table-cell>
          <table:table-cell office:value-type="float" office:value="21.612696" calcext:value-type="float">
            <text:p>21.612696</text:p>
          </table:table-cell>
          <table:table-cell office:value-type="float" office:value="0.175503" calcext:value-type="float">
            <text:p>0.175503</text:p>
          </table:table-cell>
          <table:table-cell office:value-type="float" office:value="1.01" calcext:value-type="float">
            <text:p>1.01</text:p>
          </table:table-cell>
          <table:table-cell office:value-type="float" office:value="123.15" calcext:value-type="float">
            <text:p>123.15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3031" calcext:value-type="float">
            <text:p>13031</text:p>
          </table:table-cell>
          <table:table-cell office:value-type="float" office:value="3212347121" calcext:value-type="float">
            <text:p>3212347121</text:p>
          </table:table-cell>
          <table:table-cell office:value-type="float" office:value="8394117497" calcext:value-type="float">
            <text:p>8394117497</text:p>
          </table:table-cell>
          <table:table-cell office:value-type="float" office:value="9214727" calcext:value-type="float">
            <text:p>9214727</text:p>
          </table:table-cell>
          <table:table-cell office:value-type="float" office:value="288732589" calcext:value-type="float">
            <text:p>288732589</text:p>
          </table:table-cell>
          <table:table-cell office:value-type="float" office:value="285621293" calcext:value-type="float">
            <text:p>285621293</text:p>
          </table:table-cell>
          <table:table-cell office:value-type="float" office:value="2761878" calcext:value-type="float">
            <text:p>2761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269" calcext:value-type="float">
            <text:p>0.38269</text:p>
          </table:table-cell>
          <table:table-cell office:value-type="float" office:value="9214727" calcext:value-type="float">
            <text:p>9214727</text:p>
          </table:table-cell>
          <table:table-cell office:value-type="float" office:value="18.442001" calcext:value-type="float">
            <text:p>18.442001</text:p>
          </table:table-cell>
          <table:table-cell office:value-type="float" office:value="18.243275" calcext:value-type="float">
            <text:p>18.243275</text:p>
          </table:table-cell>
          <table:table-cell office:value-type="float" office:value="0.176407" calcext:value-type="float">
            <text:p>0.176407</text:p>
          </table:table-cell>
          <table:table-cell office:value-type="float" office:value="1.01" calcext:value-type="float">
            <text:p>1.01</text:p>
          </table:table-cell>
          <table:table-cell office:value-type="float" office:value="103.42" calcext:value-type="float">
            <text:p>103.42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4032" calcext:value-type="float">
            <text:p>14032</text:p>
          </table:table-cell>
          <table:table-cell office:value-type="float" office:value="3417965417" calcext:value-type="float">
            <text:p>3417965417</text:p>
          </table:table-cell>
          <table:table-cell office:value-type="float" office:value="9150403146" calcext:value-type="float">
            <text:p>9150403146</text:p>
          </table:table-cell>
          <table:table-cell office:value-type="float" office:value="12269450" calcext:value-type="float">
            <text:p>12269450</text:p>
          </table:table-cell>
          <table:table-cell office:value-type="float" office:value="385885650" calcext:value-type="float">
            <text:p>385885650</text:p>
          </table:table-cell>
          <table:table-cell office:value-type="float" office:value="382018101" calcext:value-type="float">
            <text:p>382018101</text:p>
          </table:table-cell>
          <table:table-cell office:value-type="float" office:value="4509942" calcext:value-type="float">
            <text:p>45099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32" calcext:value-type="float">
            <text:p>0.373532</text:p>
          </table:table-cell>
          <table:table-cell office:value-type="float" office:value="12269450" calcext:value-type="float">
            <text:p>12269450</text:p>
          </table:table-cell>
          <table:table-cell office:value-type="float" office:value="24.647388" calcext:value-type="float">
            <text:p>24.647388</text:p>
          </table:table-cell>
          <table:table-cell office:value-type="float" office:value="24.400358" calcext:value-type="float">
            <text:p>24.400358</text:p>
          </table:table-cell>
          <table:table-cell office:value-type="float" office:value="0.28806" calcext:value-type="float">
            <text:p>0.28806</text:p>
          </table:table-cell>
          <table:table-cell office:value-type="float" office:value="1.01" calcext:value-type="float">
            <text:p>1.01</text:p>
          </table:table-cell>
          <table:table-cell office:value-type="float" office:value="84.71" calcext:value-type="float">
            <text:p>84.71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14031" calcext:value-type="float">
            <text:p>14031</text:p>
          </table:table-cell>
          <table:table-cell office:value-type="float" office:value="3417372530" calcext:value-type="float">
            <text:p>3417372530</text:p>
          </table:table-cell>
          <table:table-cell office:value-type="float" office:value="9148058058" calcext:value-type="float">
            <text:p>9148058058</text:p>
          </table:table-cell>
          <table:table-cell office:value-type="float" office:value="12270943" calcext:value-type="float">
            <text:p>12270943</text:p>
          </table:table-cell>
          <table:table-cell office:value-type="float" office:value="385734527" calcext:value-type="float">
            <text:p>385734527</text:p>
          </table:table-cell>
          <table:table-cell office:value-type="float" office:value="381943081" calcext:value-type="float">
            <text:p>381943081</text:p>
          </table:table-cell>
          <table:table-cell office:value-type="float" office:value="4178283" calcext:value-type="float">
            <text:p>4178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63" calcext:value-type="float">
            <text:p>0.373563</text:p>
          </table:table-cell>
          <table:table-cell office:value-type="float" office:value="12270943" calcext:value-type="float">
            <text:p>12270943</text:p>
          </table:table-cell>
          <table:table-cell office:value-type="float" office:value="24.637733" calcext:value-type="float">
            <text:p>24.637733</text:p>
          </table:table-cell>
          <table:table-cell office:value-type="float" office:value="24.395565" calcext:value-type="float">
            <text:p>24.395565</text:p>
          </table:table-cell>
          <table:table-cell office:value-type="float" office:value="0.266876" calcext:value-type="float">
            <text:p>0.266876</text:p>
          </table:table-cell>
          <table:table-cell office:value-type="float" office:value="1.01" calcext:value-type="float">
            <text:p>1.01</text:p>
          </table:table-cell>
          <table:table-cell office:value-type="float" office:value="91.41" calcext:value-type="float">
            <text:p>91.41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4032" calcext:value-type="float">
            <text:p>14032</text:p>
          </table:table-cell>
          <table:table-cell office:value-type="float" office:value="3414825829" calcext:value-type="float">
            <text:p>3414825829</text:p>
          </table:table-cell>
          <table:table-cell office:value-type="float" office:value="9139181813" calcext:value-type="float">
            <text:p>9139181813</text:p>
          </table:table-cell>
          <table:table-cell office:value-type="float" office:value="12245823" calcext:value-type="float">
            <text:p>12245823</text:p>
          </table:table-cell>
          <table:table-cell office:value-type="float" office:value="383798418" calcext:value-type="float">
            <text:p>383798418</text:p>
          </table:table-cell>
          <table:table-cell office:value-type="float" office:value="381661434" calcext:value-type="float">
            <text:p>381661434</text:p>
          </table:table-cell>
          <table:table-cell office:value-type="float" office:value="5070244" calcext:value-type="float">
            <text:p>507024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647" calcext:value-type="float">
            <text:p>0.373647</text:p>
          </table:table-cell>
          <table:table-cell office:value-type="float" office:value="12245823" calcext:value-type="float">
            <text:p>12245823</text:p>
          </table:table-cell>
          <table:table-cell office:value-type="float" office:value="24.514072" calcext:value-type="float">
            <text:p>24.514072</text:p>
          </table:table-cell>
          <table:table-cell office:value-type="float" office:value="24.377577" calcext:value-type="float">
            <text:p>24.377577</text:p>
          </table:table-cell>
          <table:table-cell office:value-type="float" office:value="0.323848" calcext:value-type="float">
            <text:p>0.323848</text:p>
          </table:table-cell>
          <table:table-cell office:value-type="float" office:value="1.01" calcext:value-type="float">
            <text:p>1.01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4032" calcext:value-type="float">
            <text:p>14032</text:p>
          </table:table-cell>
          <table:table-cell office:value-type="float" office:value="3410272418" calcext:value-type="float">
            <text:p>3410272418</text:p>
          </table:table-cell>
          <table:table-cell office:value-type="float" office:value="9137529942" calcext:value-type="float">
            <text:p>9137529942</text:p>
          </table:table-cell>
          <table:table-cell office:value-type="float" office:value="12184076" calcext:value-type="float">
            <text:p>12184076</text:p>
          </table:table-cell>
          <table:table-cell office:value-type="float" office:value="385228861" calcext:value-type="float">
            <text:p>385228861</text:p>
          </table:table-cell>
          <table:table-cell office:value-type="float" office:value="381138523" calcext:value-type="float">
            <text:p>381138523</text:p>
          </table:table-cell>
          <table:table-cell office:value-type="float" office:value="5685740" calcext:value-type="float">
            <text:p>5685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16" calcext:value-type="float">
            <text:p>0.373216</text:p>
          </table:table-cell>
          <table:table-cell office:value-type="float" office:value="12184076" calcext:value-type="float">
            <text:p>12184076</text:p>
          </table:table-cell>
          <table:table-cell office:value-type="float" office:value="24.605436" calcext:value-type="float">
            <text:p>24.605436</text:p>
          </table:table-cell>
          <table:table-cell office:value-type="float" office:value="24.344177" calcext:value-type="float">
            <text:p>24.344177</text:p>
          </table:table-cell>
          <table:table-cell office:value-type="float" office:value="0.363161" calcext:value-type="float">
            <text:p>0.363161</text:p>
          </table:table-cell>
          <table:table-cell office:value-type="float" office:value="1.01" calcext:value-type="float">
            <text:p>1.01</text:p>
          </table:table-cell>
          <table:table-cell office:value-type="float" office:value="67.03" calcext:value-type="float">
            <text:p>67.03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4029" calcext:value-type="float">
            <text:p>14029</text:p>
          </table:table-cell>
          <table:table-cell office:value-type="float" office:value="3418927304" calcext:value-type="float">
            <text:p>3418927304</text:p>
          </table:table-cell>
          <table:table-cell office:value-type="float" office:value="9155049856" calcext:value-type="float">
            <text:p>9155049856</text:p>
          </table:table-cell>
          <table:table-cell office:value-type="float" office:value="12479548" calcext:value-type="float">
            <text:p>12479548</text:p>
          </table:table-cell>
          <table:table-cell office:value-type="float" office:value="386001998" calcext:value-type="float">
            <text:p>386001998</text:p>
          </table:table-cell>
          <table:table-cell office:value-type="float" office:value="382068372" calcext:value-type="float">
            <text:p>382068372</text:p>
          </table:table-cell>
          <table:table-cell office:value-type="float" office:value="3246654" calcext:value-type="float">
            <text:p>324665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447" calcext:value-type="float">
            <text:p>0.373447</text:p>
          </table:table-cell>
          <table:table-cell office:value-type="float" office:value="12479548" calcext:value-type="float">
            <text:p>12479548</text:p>
          </table:table-cell>
          <table:table-cell office:value-type="float" office:value="24.654818" calcext:value-type="float">
            <text:p>24.654818</text:p>
          </table:table-cell>
          <table:table-cell office:value-type="float" office:value="24.40357" calcext:value-type="float">
            <text:p>24.40357</text:p>
          </table:table-cell>
          <table:table-cell office:value-type="float" office:value="0.207371" calcext:value-type="float">
            <text:p>0.207371</text:p>
          </table:table-cell>
          <table:table-cell office:value-type="float" office:value="1.01" calcext:value-type="float">
            <text:p>1.01</text:p>
          </table:table-cell>
          <table:table-cell office:value-type="float" office:value="117.68" calcext:value-type="float">
            <text:p>117.68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4033" calcext:value-type="float">
            <text:p>14033</text:p>
          </table:table-cell>
          <table:table-cell office:value-type="float" office:value="3419146529" calcext:value-type="float">
            <text:p>3419146529</text:p>
          </table:table-cell>
          <table:table-cell office:value-type="float" office:value="9153098465" calcext:value-type="float">
            <text:p>9153098465</text:p>
          </table:table-cell>
          <table:table-cell office:value-type="float" office:value="12523295" calcext:value-type="float">
            <text:p>12523295</text:p>
          </table:table-cell>
          <table:table-cell office:value-type="float" office:value="385794049" calcext:value-type="float">
            <text:p>385794049</text:p>
          </table:table-cell>
          <table:table-cell office:value-type="float" office:value="382083821" calcext:value-type="float">
            <text:p>382083821</text:p>
          </table:table-cell>
          <table:table-cell office:value-type="float" office:value="1947229" calcext:value-type="float">
            <text:p>1947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51" calcext:value-type="float">
            <text:p>0.373551</text:p>
          </table:table-cell>
          <table:table-cell office:value-type="float" office:value="12523295" calcext:value-type="float">
            <text:p>12523295</text:p>
          </table:table-cell>
          <table:table-cell office:value-type="float" office:value="24.616968" calcext:value-type="float">
            <text:p>24.616968</text:p>
          </table:table-cell>
          <table:table-cell office:value-type="float" office:value="24.380222" calcext:value-type="float">
            <text:p>24.380222</text:p>
          </table:table-cell>
          <table:table-cell office:value-type="float" office:value="0.12425" calcext:value-type="float">
            <text:p>0.12425</text:p>
          </table:table-cell>
          <table:table-cell office:value-type="float" office:value="1.01" calcext:value-type="float">
            <text:p>1.01</text:p>
          </table:table-cell>
          <table:table-cell office:value-type="float" office:value="196.22" calcext:value-type="float">
            <text:p>196.22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4033" calcext:value-type="float">
            <text:p>14033</text:p>
          </table:table-cell>
          <table:table-cell office:value-type="float" office:value="3414514706" calcext:value-type="float">
            <text:p>3414514706</text:p>
          </table:table-cell>
          <table:table-cell office:value-type="float" office:value="9136518323" calcext:value-type="float">
            <text:p>9136518323</text:p>
          </table:table-cell>
          <table:table-cell office:value-type="float" office:value="12486490" calcext:value-type="float">
            <text:p>12486490</text:p>
          </table:table-cell>
          <table:table-cell office:value-type="float" office:value="383467112" calcext:value-type="float">
            <text:p>383467112</text:p>
          </table:table-cell>
          <table:table-cell office:value-type="float" office:value="381584708" calcext:value-type="float">
            <text:p>381584708</text:p>
          </table:table-cell>
          <table:table-cell office:value-type="float" office:value="1848845" calcext:value-type="float">
            <text:p>184884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722" calcext:value-type="float">
            <text:p>0.373722</text:p>
          </table:table-cell>
          <table:table-cell office:value-type="float" office:value="12486490" calcext:value-type="float">
            <text:p>12486490</text:p>
          </table:table-cell>
          <table:table-cell office:value-type="float" office:value="24.492908" calcext:value-type="float">
            <text:p>24.492908</text:p>
          </table:table-cell>
          <table:table-cell office:value-type="float" office:value="24.372675" calcext:value-type="float">
            <text:p>24.372675</text:p>
          </table:table-cell>
          <table:table-cell office:value-type="float" office:value="0.11809" calcext:value-type="float">
            <text:p>0.11809</text:p>
          </table:table-cell>
          <table:table-cell office:value-type="float" office:value="1" calcext:value-type="float">
            <text:p>1</text:p>
          </table:table-cell>
          <table:table-cell office:value-type="float" office:value="206.39" calcext:value-type="float">
            <text:p>206.39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4033" calcext:value-type="float">
            <text:p>14033</text:p>
          </table:table-cell>
          <table:table-cell office:value-type="float" office:value="3408836341" calcext:value-type="float">
            <text:p>3408836341</text:p>
          </table:table-cell>
          <table:table-cell office:value-type="float" office:value="9134446479" calcext:value-type="float">
            <text:p>9134446479</text:p>
          </table:table-cell>
          <table:table-cell office:value-type="float" office:value="12384896" calcext:value-type="float">
            <text:p>12384896</text:p>
          </table:table-cell>
          <table:table-cell office:value-type="float" office:value="384903948" calcext:value-type="float">
            <text:p>384903948</text:p>
          </table:table-cell>
          <table:table-cell office:value-type="float" office:value="380947626" calcext:value-type="float">
            <text:p>380947626</text:p>
          </table:table-cell>
          <table:table-cell office:value-type="float" office:value="2267022" calcext:value-type="float">
            <text:p>2267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185" calcext:value-type="float">
            <text:p>0.373185</text:p>
          </table:table-cell>
          <table:table-cell office:value-type="float" office:value="12384896" calcext:value-type="float">
            <text:p>12384896</text:p>
          </table:table-cell>
          <table:table-cell office:value-type="float" office:value="24.584682" calcext:value-type="float">
            <text:p>24.584682</text:p>
          </table:table-cell>
          <table:table-cell office:value-type="float" office:value="24.331984" calcext:value-type="float">
            <text:p>24.331984</text:p>
          </table:table-cell>
          <table:table-cell office:value-type="float" office:value="0.1448" calcext:value-type="float">
            <text:p>0.1448</text:p>
          </table:table-cell>
          <table:table-cell office:value-type="float" office:value="1.01" calcext:value-type="float">
            <text:p>1.01</text:p>
          </table:table-cell>
          <table:table-cell office:value-type="float" office:value="168.04" calcext:value-type="float">
            <text:p>168.04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5049" calcext:value-type="float">
            <text:p>15049</text:p>
          </table:table-cell>
          <table:table-cell office:value-type="float" office:value="3214731963" calcext:value-type="float">
            <text:p>3214731963</text:p>
          </table:table-cell>
          <table:table-cell office:value-type="float" office:value="8502018156" calcext:value-type="float">
            <text:p>8502018156</text:p>
          </table:table-cell>
          <table:table-cell office:value-type="float" office:value="10085255" calcext:value-type="float">
            <text:p>10085255</text:p>
          </table:table-cell>
          <table:table-cell office:value-type="float" office:value="315450913" calcext:value-type="float">
            <text:p>315450913</text:p>
          </table:table-cell>
          <table:table-cell office:value-type="float" office:value="312314060" calcext:value-type="float">
            <text:p>312314060</text:p>
          </table:table-cell>
          <table:table-cell office:value-type="float" office:value="2950844" calcext:value-type="float">
            <text:p>29508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114" calcext:value-type="float">
            <text:p>0.378114</text:p>
          </table:table-cell>
          <table:table-cell office:value-type="float" office:value="10085255" calcext:value-type="float">
            <text:p>10085255</text:p>
          </table:table-cell>
          <table:table-cell office:value-type="float" office:value="19.851385" calcext:value-type="float">
            <text:p>19.851385</text:p>
          </table:table-cell>
          <table:table-cell office:value-type="float" office:value="19.653982" calcext:value-type="float">
            <text:p>19.653982</text:p>
          </table:table-cell>
          <table:table-cell office:value-type="float" office:value="0.185697" calcext:value-type="float">
            <text:p>0.185697</text:p>
          </table:table-cell>
          <table:table-cell office:value-type="float" office:value="1.01" calcext:value-type="float">
            <text:p>1.01</text:p>
          </table:table-cell>
          <table:table-cell office:value-type="float" office:value="105.84" calcext:value-type="float">
            <text:p>105.84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15049" calcext:value-type="float">
            <text:p>15049</text:p>
          </table:table-cell>
          <table:table-cell office:value-type="float" office:value="3005654061" calcext:value-type="float">
            <text:p>3005654061</text:p>
          </table:table-cell>
          <table:table-cell office:value-type="float" office:value="7907201521" calcext:value-type="float">
            <text:p>7907201521</text:p>
          </table:table-cell>
          <table:table-cell office:value-type="float" office:value="8711729" calcext:value-type="float">
            <text:p>8711729</text:p>
          </table:table-cell>
          <table:table-cell office:value-type="float" office:value="274511870" calcext:value-type="float">
            <text:p>274511870</text:p>
          </table:table-cell>
          <table:table-cell office:value-type="float" office:value="271643051" calcext:value-type="float">
            <text:p>271643051</text:p>
          </table:table-cell>
          <table:table-cell office:value-type="float" office:value="2599430" calcext:value-type="float">
            <text:p>2599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0116" calcext:value-type="float">
            <text:p>0.380116</text:p>
          </table:table-cell>
          <table:table-cell office:value-type="float" office:value="8711729" calcext:value-type="float">
            <text:p>8711729</text:p>
          </table:table-cell>
          <table:table-cell office:value-type="float" office:value="17.258114" calcext:value-type="float">
            <text:p>17.258114</text:p>
          </table:table-cell>
          <table:table-cell office:value-type="float" office:value="17.077755" calcext:value-type="float">
            <text:p>17.077755</text:p>
          </table:table-cell>
          <table:table-cell office:value-type="float" office:value="0.163422" calcext:value-type="float">
            <text:p>0.163422</text:p>
          </table:table-cell>
          <table:table-cell office:value-type="float" office:value="1.01" calcext:value-type="float">
            <text:p>1.01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5091" calcext:value-type="float">
            <text:p>15091</text:p>
          </table:table-cell>
          <table:table-cell office:value-type="float" office:value="73800197" calcext:value-type="float">
            <text:p>73800197</text:p>
          </table:table-cell>
          <table:table-cell office:value-type="float" office:value="195894991" calcext:value-type="float">
            <text:p>195894991</text:p>
          </table:table-cell>
          <table:table-cell office:value-type="float" office:value="254559" calcext:value-type="float">
            <text:p>254559</text:p>
          </table:table-cell>
          <table:table-cell office:value-type="float" office:value="7704237" calcext:value-type="float">
            <text:p>7704237</text:p>
          </table:table-cell>
          <table:table-cell office:value-type="float" office:value="7635325" calcext:value-type="float">
            <text:p>7635325</text:p>
          </table:table-cell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733" calcext:value-type="float">
            <text:p>0.376733</text:p>
          </table:table-cell>
          <table:table-cell office:value-type="float" office:value="254559" calcext:value-type="float">
            <text:p>254559</text:p>
          </table:table-cell>
          <table:table-cell office:value-type="float" office:value="11.73979" calcext:value-type="float">
            <text:p>11.73979</text:p>
          </table:table-cell>
          <table:table-cell office:value-type="float" office:value="11.634781" calcext:value-type="float">
            <text:p>11.634781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1.01" calcext:value-type="float">
            <text:p>1.01</text:p>
          </table:table-cell>
          <table:table-cell office:value-type="float" office:value="2944.59" calcext:value-type="float">
            <text:p>2944.59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4033" calcext:value-type="float">
            <text:p>14033</text:p>
          </table:table-cell>
          <table:table-cell office:value-type="float" office:value="1360124" calcext:value-type="float">
            <text:p>1360124</text:p>
          </table:table-cell>
          <table:table-cell office:value-type="float" office:value="3731195" calcext:value-type="float">
            <text:p>3731195</text:p>
          </table:table-cell>
          <table:table-cell office:value-type="float" office:value="4443" calcext:value-type="float">
            <text:p>4443</text:p>
          </table:table-cell>
          <table:table-cell office:value-type="float" office:value="153372" calcext:value-type="float">
            <text:p>153372</text:p>
          </table:table-cell>
          <table:table-cell office:value-type="float" office:value="152068" calcext:value-type="float">
            <text:p>152068</text:p>
          </table:table-cell>
          <table:table-cell office:value-type="float" office:value="11671" calcext:value-type="float">
            <text:p>1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4528" calcext:value-type="float">
            <text:p>0.364528</text:p>
          </table:table-cell>
          <table:table-cell office:value-type="float" office:value="4443" calcext:value-type="float">
            <text:p>4443</text:p>
          </table:table-cell>
          <table:table-cell office:value-type="float" office:value="9.815808" calcext:value-type="float">
            <text:p>9.815808</text:p>
          </table:table-cell>
          <table:table-cell office:value-type="float" office:value="9.732352" calcext:value-type="float">
            <text:p>9.732352</text:p>
          </table:table-cell>
          <table:table-cell office:value-type="float" office:value="0.746944" calcext:value-type="float">
            <text:p>0.746944</text:p>
          </table:table-cell>
          <table:table-cell office:value-type="float" office:value="1.01" calcext:value-type="float">
            <text:p>1.01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4033" calcext:value-type="float">
            <text:p>14033</text:p>
          </table:table-cell>
          <table:table-cell office:value-type="float" office:value="794384" calcext:value-type="float">
            <text:p>794384</text:p>
          </table:table-cell>
          <table:table-cell office:value-type="float" office:value="2205294" calcext:value-type="float">
            <text:p>2205294</text:p>
          </table:table-cell>
          <table:table-cell office:value-type="float" office:value="2553" calcext:value-type="float">
            <text:p>2553</text:p>
          </table:table-cell>
          <table:table-cell office:value-type="float" office:value="89918" calcext:value-type="float">
            <text:p>89918</text:p>
          </table:table-cell>
          <table:table-cell office:value-type="float" office:value="88951" calcext:value-type="float">
            <text:p>88951</text:p>
          </table:table-cell>
          <table:table-cell office:value-type="float" office:value="11575" calcext:value-type="float">
            <text:p>11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217" calcext:value-type="float">
            <text:p>0.360217</text:p>
          </table:table-cell>
          <table:table-cell office:value-type="float" office:value="2553" calcext:value-type="float">
            <text:p>2553</text:p>
          </table:table-cell>
          <table:table-cell office:value-type="float" office:value="5.754752" calcext:value-type="float">
            <text:p>5.754752</text:p>
          </table:table-cell>
          <table:table-cell office:value-type="float" office:value="5.692864" calcext:value-type="float">
            <text:p>5.6928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1.01" calcext:value-type="float">
            <text:p>1.01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5036" calcext:value-type="float">
            <text:p>15036</text:p>
          </table:table-cell>
          <table:table-cell office:value-type="float" office:value="3099477730" calcext:value-type="float">
            <text:p>3099477730</text:p>
          </table:table-cell>
          <table:table-cell office:value-type="float" office:value="8196177059" calcext:value-type="float">
            <text:p>8196177059</text:p>
          </table:table-cell>
          <table:table-cell office:value-type="float" office:value="9571312" calcext:value-type="float">
            <text:p>9571312</text:p>
          </table:table-cell>
          <table:table-cell office:value-type="float" office:value="301265281" calcext:value-type="float">
            <text:p>301265281</text:p>
          </table:table-cell>
          <table:table-cell office:value-type="float" office:value="299455681" calcext:value-type="float">
            <text:p>299455681</text:p>
          </table:table-cell>
          <table:table-cell office:value-type="float" office:value="4783492" calcext:value-type="float">
            <text:p>478349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161" calcext:value-type="float">
            <text:p>0.378161</text:p>
          </table:table-cell>
          <table:table-cell office:value-type="float" office:value="9571312" calcext:value-type="float">
            <text:p>9571312</text:p>
          </table:table-cell>
          <table:table-cell office:value-type="float" office:value="19.223309" calcext:value-type="float">
            <text:p>19.223309</text:p>
          </table:table-cell>
          <table:table-cell office:value-type="float" office:value="19.10784" calcext:value-type="float">
            <text:p>19.10784</text:p>
          </table:table-cell>
          <table:table-cell office:value-type="float" office:value="0.305228" calcext:value-type="float">
            <text:p>0.305228</text:p>
          </table:table-cell>
          <table:table-cell office:value-type="float" office:value="1.01" calcext:value-type="float">
            <text:p>1.01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5036" calcext:value-type="float">
            <text:p>15036</text:p>
          </table:table-cell>
          <table:table-cell office:value-type="float" office:value="3101615976" calcext:value-type="float">
            <text:p>3101615976</text:p>
          </table:table-cell>
          <table:table-cell office:value-type="float" office:value="8203953768" calcext:value-type="float">
            <text:p>8203953768</text:p>
          </table:table-cell>
          <table:table-cell office:value-type="float" office:value="9539985" calcext:value-type="float">
            <text:p>9539985</text:p>
          </table:table-cell>
          <table:table-cell office:value-type="float" office:value="302837167" calcext:value-type="float">
            <text:p>302837167</text:p>
          </table:table-cell>
          <table:table-cell office:value-type="float" office:value="299680866" calcext:value-type="float">
            <text:p>299680866</text:p>
          </table:table-cell>
          <table:table-cell office:value-type="float" office:value="3358873" calcext:value-type="float">
            <text:p>3358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064" calcext:value-type="float">
            <text:p>0.378064</text:p>
          </table:table-cell>
          <table:table-cell office:value-type="float" office:value="9539985" calcext:value-type="float">
            <text:p>9539985</text:p>
          </table:table-cell>
          <table:table-cell office:value-type="float" office:value="19.323606" calcext:value-type="float">
            <text:p>19.323606</text:p>
          </table:table-cell>
          <table:table-cell office:value-type="float" office:value="19.12221" calcext:value-type="float">
            <text:p>19.12221</text:p>
          </table:table-cell>
          <table:table-cell office:value-type="float" office:value="0.214325" calcext:value-type="float">
            <text:p>0.214325</text:p>
          </table:table-cell>
          <table:table-cell office:value-type="float" office:value="1.01" calcext:value-type="float">
            <text:p>1.01</text:p>
          </table:table-cell>
          <table:table-cell office:value-type="float" office:value="89.22" calcext:value-type="float">
            <text:p>89.22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5032" calcext:value-type="float">
            <text:p>15032</text:p>
          </table:table-cell>
          <table:table-cell office:value-type="float" office:value="3105302147" calcext:value-type="float">
            <text:p>3105302147</text:p>
          </table:table-cell>
          <table:table-cell office:value-type="float" office:value="8181653888" calcext:value-type="float">
            <text:p>8181653888</text:p>
          </table:table-cell>
          <table:table-cell office:value-type="float" office:value="9270616" calcext:value-type="float">
            <text:p>9270616</text:p>
          </table:table-cell>
          <table:table-cell office:value-type="float" office:value="287463273" calcext:value-type="float">
            <text:p>287463273</text:p>
          </table:table-cell>
          <table:table-cell office:value-type="float" office:value="284451396" calcext:value-type="float">
            <text:p>284451396</text:p>
          </table:table-cell>
          <table:table-cell office:value-type="float" office:value="2880901" calcext:value-type="float">
            <text:p>288090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545" calcext:value-type="float">
            <text:p>0.379545</text:p>
          </table:table-cell>
          <table:table-cell office:value-type="float" office:value="9270616" calcext:value-type="float">
            <text:p>9270616</text:p>
          </table:table-cell>
          <table:table-cell office:value-type="float" office:value="18.342621" calcext:value-type="float">
            <text:p>18.342621</text:p>
          </table:table-cell>
          <table:table-cell office:value-type="float" office:value="18.150438" calcext:value-type="float">
            <text:p>18.150438</text:p>
          </table:table-cell>
          <table:table-cell office:value-type="float" office:value="0.183826" calcext:value-type="float">
            <text:p>0.183826</text:p>
          </table:table-cell>
          <table:table-cell office:value-type="float" office:value="1.01" calcext:value-type="float">
            <text:p>1.01</text:p>
          </table:table-cell>
          <table:table-cell office:value-type="float" office:value="98.74" calcext:value-type="float">
            <text:p>98.74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5036" calcext:value-type="float">
            <text:p>15036</text:p>
          </table:table-cell>
          <table:table-cell office:value-type="float" office:value="3003112686" calcext:value-type="float">
            <text:p>3003112686</text:p>
          </table:table-cell>
          <table:table-cell office:value-type="float" office:value="7939228926" calcext:value-type="float">
            <text:p>7939228926</text:p>
          </table:table-cell>
          <table:table-cell office:value-type="float" office:value="9250306" calcext:value-type="float">
            <text:p>9250306</text:p>
          </table:table-cell>
          <table:table-cell office:value-type="float" office:value="291571146" calcext:value-type="float">
            <text:p>291571146</text:p>
          </table:table-cell>
          <table:table-cell office:value-type="float" office:value="288667761" calcext:value-type="float">
            <text:p>288667761</text:p>
          </table:table-cell>
          <table:table-cell office:value-type="float" office:value="2336017" calcext:value-type="float">
            <text:p>2336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263" calcext:value-type="float">
            <text:p>0.378263</text:p>
          </table:table-cell>
          <table:table-cell office:value-type="float" office:value="9250306" calcext:value-type="float">
            <text:p>9250306</text:p>
          </table:table-cell>
          <table:table-cell office:value-type="float" office:value="18.604738" calcext:value-type="float">
            <text:p>18.604738</text:p>
          </table:table-cell>
          <table:table-cell office:value-type="float" office:value="18.419479" calcext:value-type="float">
            <text:p>18.419479</text:p>
          </table:table-cell>
          <table:table-cell office:value-type="float" office:value="0.149058" calcext:value-type="float">
            <text:p>0.149058</text:p>
          </table:table-cell>
          <table:table-cell office:value-type="float" office:value="1.01" calcext:value-type="float">
            <text:p>1.01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5035" calcext:value-type="float">
            <text:p>15035</text:p>
          </table:table-cell>
          <table:table-cell office:value-type="float" office:value="3022147517" calcext:value-type="float">
            <text:p>3022147517</text:p>
          </table:table-cell>
          <table:table-cell office:value-type="float" office:value="7984157055" calcext:value-type="float">
            <text:p>7984157055</text:p>
          </table:table-cell>
          <table:table-cell office:value-type="float" office:value="9575408" calcext:value-type="float">
            <text:p>9575408</text:p>
          </table:table-cell>
          <table:table-cell office:value-type="float" office:value="292286194" calcext:value-type="float">
            <text:p>292286194</text:p>
          </table:table-cell>
          <table:table-cell office:value-type="float" office:value="290801467" calcext:value-type="float">
            <text:p>290801467</text:p>
          </table:table-cell>
          <table:table-cell office:value-type="float" office:value="1750799" calcext:value-type="float">
            <text:p>175079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518" calcext:value-type="float">
            <text:p>0.378518</text:p>
          </table:table-cell>
          <table:table-cell office:value-type="float" office:value="9575408" calcext:value-type="float">
            <text:p>9575408</text:p>
          </table:table-cell>
          <table:table-cell office:value-type="float" office:value="18.66898" calcext:value-type="float">
            <text:p>18.66898</text:p>
          </table:table-cell>
          <table:table-cell office:value-type="float" office:value="18.574146" calcext:value-type="float">
            <text:p>18.574146</text:p>
          </table:table-cell>
          <table:table-cell office:value-type="float" office:value="0.111827" calcext:value-type="float">
            <text:p>0.111827</text:p>
          </table:table-cell>
          <table:table-cell office:value-type="float" office:value="1.01" calcext:value-type="float">
            <text:p>1.01</text:p>
          </table:table-cell>
          <table:table-cell office:value-type="float" office:value="166.1" calcext:value-type="float">
            <text:p>166.1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5035" calcext:value-type="float">
            <text:p>15035</text:p>
          </table:table-cell>
          <table:table-cell office:value-type="float" office:value="3359431149" calcext:value-type="float">
            <text:p>3359431149</text:p>
          </table:table-cell>
          <table:table-cell office:value-type="float" office:value="8897765984" calcext:value-type="float">
            <text:p>8897765984</text:p>
          </table:table-cell>
          <table:table-cell office:value-type="float" office:value="10545589" calcext:value-type="float">
            <text:p>10545589</text:p>
          </table:table-cell>
          <table:table-cell office:value-type="float" office:value="331945505" calcext:value-type="float">
            <text:p>331945505</text:p>
          </table:table-cell>
          <table:table-cell office:value-type="float" office:value="328489253" calcext:value-type="float">
            <text:p>328489253</text:p>
          </table:table-cell>
          <table:table-cell office:value-type="float" office:value="2059280" calcext:value-type="float">
            <text:p>2059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559" calcext:value-type="float">
            <text:p>0.377559</text:p>
          </table:table-cell>
          <table:table-cell office:value-type="float" office:value="10545589" calcext:value-type="float">
            <text:p>10545589</text:p>
          </table:table-cell>
          <table:table-cell office:value-type="float" office:value="21.202108" calcext:value-type="float">
            <text:p>21.202108</text:p>
          </table:table-cell>
          <table:table-cell office:value-type="float" office:value="20.98135" calcext:value-type="float">
            <text:p>20.98135</text:p>
          </table:table-cell>
          <table:table-cell office:value-type="float" office:value="0.131531" calcext:value-type="float">
            <text:p>0.131531</text:p>
          </table:table-cell>
          <table:table-cell office:value-type="float" office:value="1.01" calcext:value-type="float">
            <text:p>1.01</text:p>
          </table:table-cell>
          <table:table-cell office:value-type="float" office:value="159.52" calcext:value-type="float">
            <text:p>159.52</text:p>
          </table:table-cell>
        </table:table-row>
        <table:table-row table:style-name="ro1">
          <table:table-cell office:value-type="float" office:value="40936" calcext:value-type="float">
            <text:p>40936</text:p>
          </table:table-cell>
          <table:table-cell office:value-type="float" office:value="234" calcext:value-type="float">
            <text:p>234</text:p>
          </table:table-cell>
          <table:table-cell office:value-type="float" office:value="747255652" calcext:value-type="float">
            <text:p>747255652</text:p>
          </table:table-cell>
          <table:table-cell office:value-type="float" office:value="1950575050" calcext:value-type="float">
            <text:p>1950575050</text:p>
          </table:table-cell>
          <table:table-cell office:value-type="float" office:value="2415180" calcext:value-type="float">
            <text:p>2415180</text:p>
          </table:table-cell>
          <table:table-cell office:value-type="float" office:value="80455806" calcext:value-type="float">
            <text:p>80455806</text:p>
          </table:table-cell>
          <table:table-cell office:value-type="float" office:value="79261408" calcext:value-type="float">
            <text:p>79261408</text:p>
          </table:table-cell>
          <table:table-cell office:value-type="float" office:value="980572" calcext:value-type="float">
            <text:p>98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095" calcext:value-type="float">
            <text:p>0.383095</text:p>
          </table:table-cell>
          <table:table-cell office:value-type="float" office:value="2415180" calcext:value-type="float">
            <text:p>2415180</text:p>
          </table:table-cell>
          <table:table-cell office:value-type="float" office:value="22.005007" calcext:value-type="float">
            <text:p>22.005007</text:p>
          </table:table-cell>
          <table:table-cell office:value-type="float" office:value="21.678333" calcext:value-type="float">
            <text:p>21.678333</text:p>
          </table:table-cell>
          <table:table-cell office:value-type="float" office:value="0.268191" calcext:value-type="float">
            <text:p>0.268191</text:p>
          </table:table-cell>
          <table:table-cell office:value-type="float" office:value="1.02" calcext:value-type="float">
            <text:p>1.02</text:p>
          </table:table-cell>
          <table:table-cell office:value-type="float" office:value="80.83" calcext:value-type="float">
            <text:p>80.83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5326" calcext:value-type="float">
            <text:p>15326</text:p>
          </table:table-cell>
          <table:table-cell office:value-type="float" office:value="330842052" calcext:value-type="float">
            <text:p>330842052</text:p>
          </table:table-cell>
          <table:table-cell office:value-type="float" office:value="842293131" calcext:value-type="float">
            <text:p>842293131</text:p>
          </table:table-cell>
          <table:table-cell office:value-type="float" office:value="586015" calcext:value-type="float">
            <text:p>586015</text:p>
          </table:table-cell>
          <table:table-cell office:value-type="float" office:value="15150812" calcext:value-type="float">
            <text:p>15150812</text:p>
          </table:table-cell>
          <table:table-cell office:value-type="float" office:value="14956297" calcext:value-type="float">
            <text:p>14956297</text:p>
          </table:table-cell>
          <table:table-cell office:value-type="float" office:value="806636" calcext:value-type="float">
            <text:p>8066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2787" calcext:value-type="float">
            <text:p>0.392787</text:p>
          </table:table-cell>
          <table:table-cell office:value-type="float" office:value="586015" calcext:value-type="float">
            <text:p>586015</text:p>
          </table:table-cell>
          <table:table-cell office:value-type="float" office:value="4.126179" calcext:value-type="float">
            <text:p>4.126179</text:p>
          </table:table-cell>
          <table:table-cell office:value-type="float" office:value="4.073205" calcext:value-type="float">
            <text:p>4.073205</text:p>
          </table:table-cell>
          <table:table-cell office:value-type="float" office:value="0.21968" calcext:value-type="float">
            <text:p>0.21968</text:p>
          </table:table-cell>
          <table:table-cell office:value-type="float" office:value="1.01" calcext:value-type="float">
            <text:p>1.01</text:p>
          </table:table-cell>
          <table:table-cell office:value-type="float" office:value="18.54" calcext:value-type="float">
            <text:p>18.54</text:p>
          </table:table-cell>
        </table:table-row>
        <table:table-row table:style-name="ro1">
          <table:table-cell office:value-type="float" office:value="40936" calcext:value-type="float">
            <text:p>40936</text:p>
          </table:table-cell>
          <table:table-cell office:value-type="float" office:value="1065" calcext:value-type="float">
            <text:p>1065</text:p>
          </table:table-cell>
          <table:table-cell office:value-type="float" office:value="2984280166" calcext:value-type="float">
            <text:p>2984280166</text:p>
          </table:table-cell>
          <table:table-cell office:value-type="float" office:value="7956141682" calcext:value-type="float">
            <text:p>7956141682</text:p>
          </table:table-cell>
          <table:table-cell office:value-type="float" office:value="10445590" calcext:value-type="float">
            <text:p>10445590</text:p>
          </table:table-cell>
          <table:table-cell office:value-type="float" office:value="336545707" calcext:value-type="float">
            <text:p>336545707</text:p>
          </table:table-cell>
          <table:table-cell office:value-type="float" office:value="332154767" calcext:value-type="float">
            <text:p>332154767</text:p>
          </table:table-cell>
          <table:table-cell office:value-type="float" office:value="104267" calcext:value-type="float">
            <text:p>10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091" calcext:value-type="float">
            <text:p>0.375091</text:p>
          </table:table-cell>
          <table:table-cell office:value-type="float" office:value="10445590" calcext:value-type="float">
            <text:p>10445590</text:p>
          </table:table-cell>
          <table:table-cell office:value-type="float" office:value="25.919283" calcext:value-type="float">
            <text:p>25.919283</text:p>
          </table:table-cell>
          <table:table-cell office:value-type="float" office:value="25.581112" calcext:value-type="float">
            <text:p>25.581112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1.01" calcext:value-type="float">
            <text:p>1.01</text:p>
          </table:table-cell>
          <table:table-cell office:value-type="float" office:value="3185.62" calcext:value-type="float">
            <text:p>3185.62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5038" calcext:value-type="float">
            <text:p>15038</text:p>
          </table:table-cell>
          <table:table-cell office:value-type="float" office:value="889696" calcext:value-type="float">
            <text:p>889696</text:p>
          </table:table-cell>
          <table:table-cell office:value-type="float" office:value="2486865" calcext:value-type="float">
            <text:p>2486865</text:p>
          </table:table-cell>
          <table:table-cell office:value-type="float" office:value="2908" calcext:value-type="float">
            <text:p>2908</text:p>
          </table:table-cell>
          <table:table-cell office:value-type="float" office:value="100302" calcext:value-type="float">
            <text:p>100302</text:p>
          </table:table-cell>
          <table:table-cell office:value-type="float" office:value="99517" calcext:value-type="float">
            <text:p>99517</text:p>
          </table:table-cell>
          <table:table-cell office:value-type="float" office:value="12056" calcext:value-type="float">
            <text:p>12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758" calcext:value-type="float">
            <text:p>0.357758</text:p>
          </table:table-cell>
          <table:table-cell office:value-type="float" office:value="2908" calcext:value-type="float">
            <text:p>2908</text:p>
          </table:table-cell>
          <table:table-cell office:value-type="float" office:value="3.209664" calcext:value-type="float">
            <text:p>3.209664</text:p>
          </table:table-cell>
          <table:table-cell office:value-type="float" office:value="3.184544" calcext:value-type="float">
            <text:p>3.184544</text:p>
          </table:table-cell>
          <table:table-cell office:value-type="float" office:value="0.385792" calcext:value-type="float">
            <text:p>0.385792</text:p>
          </table:table-cell>
          <table:table-cell office:value-type="float" office:value="1.01" calcext:value-type="float">
            <text:p>1.01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5038" calcext:value-type="float">
            <text:p>15038</text:p>
          </table:table-cell>
          <table:table-cell office:value-type="float" office:value="434162" calcext:value-type="float">
            <text:p>434162</text:p>
          </table:table-cell>
          <table:table-cell office:value-type="float" office:value="1200878" calcext:value-type="float">
            <text:p>1200878</text:p>
          </table:table-cell>
          <table:table-cell office:value-type="float" office:value="1405" calcext:value-type="float">
            <text:p>1405</text:p>
          </table:table-cell>
          <table:table-cell office:value-type="float" office:value="49189" calcext:value-type="float">
            <text:p>49189</text:p>
          </table:table-cell>
          <table:table-cell office:value-type="float" office:value="48531" calcext:value-type="float">
            <text:p>48531</text:p>
          </table:table-cell>
          <table:table-cell office:value-type="float" office:value="6183" calcext:value-type="float">
            <text:p>6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1537" calcext:value-type="float">
            <text:p>0.361537</text:p>
          </table:table-cell>
          <table:table-cell office:value-type="float" office:value="1405" calcext:value-type="float">
            <text:p>1405</text:p>
          </table:table-cell>
          <table:table-cell office:value-type="float" office:value="1.574048" calcext:value-type="float">
            <text:p>1.574048</text:p>
          </table:table-cell>
          <table:table-cell office:value-type="float" office:value="1.552992" calcext:value-type="float">
            <text:p>1.552992</text:p>
          </table:table-cell>
          <table:table-cell office:value-type="float" office:value="0.197856" calcext:value-type="float">
            <text:p>0.197856</text:p>
          </table:table-cell>
          <table:table-cell office:value-type="float" office:value="1.01" calcext:value-type="float">
            <text:p>1.01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5304" calcext:value-type="float">
            <text:p>15304</text:p>
          </table:table-cell>
          <table:table-cell office:value-type="float" office:value="474464895" calcext:value-type="float">
            <text:p>474464895</text:p>
          </table:table-cell>
          <table:table-cell office:value-type="float" office:value="1236067161" calcext:value-type="float">
            <text:p>1236067161</text:p>
          </table:table-cell>
          <table:table-cell office:value-type="float" office:value="1162245" calcext:value-type="float">
            <text:p>1162245</text:p>
          </table:table-cell>
          <table:table-cell office:value-type="float" office:value="38183858" calcext:value-type="float">
            <text:p>38183858</text:p>
          </table:table-cell>
          <table:table-cell office:value-type="float" office:value="37763857" calcext:value-type="float">
            <text:p>37763857</text:p>
          </table:table-cell>
          <table:table-cell office:value-type="float" office:value="541212" calcext:value-type="float">
            <text:p>541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85" calcext:value-type="float">
            <text:p>0.38385</text:p>
          </table:table-cell>
          <table:table-cell office:value-type="float" office:value="1162245" calcext:value-type="float">
            <text:p>1162245</text:p>
          </table:table-cell>
          <table:table-cell office:value-type="float" office:value="9.187093" calcext:value-type="float">
            <text:p>9.187093</text:p>
          </table:table-cell>
          <table:table-cell office:value-type="float" office:value="9.08604" calcext:value-type="float">
            <text:p>9.08604</text:p>
          </table:table-cell>
          <table:table-cell office:value-type="float" office:value="0.130216" calcext:value-type="float">
            <text:p>0.130216</text:p>
          </table:table-cell>
          <table:table-cell office:value-type="float" office:value="1.01" calcext:value-type="float">
            <text:p>1.01</text:p>
          </table:table-cell>
          <table:table-cell office:value-type="float" office:value="69.78" calcext:value-type="float">
            <text:p>69.78</text:p>
          </table:table-cell>
        </table:table-row>
        <table:table-row table:style-name="ro1">
          <table:table-cell office:value-type="float" office:value="40888" calcext:value-type="float">
            <text:p>40888</text:p>
          </table:table-cell>
          <table:table-cell office:value-type="float" office:value="15304" calcext:value-type="float">
            <text:p>15304</text:p>
          </table:table-cell>
          <table:table-cell office:value-type="float" office:value="402854686" calcext:value-type="float">
            <text:p>402854686</text:p>
          </table:table-cell>
          <table:table-cell office:value-type="float" office:value="1047534884" calcext:value-type="float">
            <text:p>1047534884</text:p>
          </table:table-cell>
          <table:table-cell office:value-type="float" office:value="1068132" calcext:value-type="float">
            <text:p>1068132</text:p>
          </table:table-cell>
          <table:table-cell office:value-type="float" office:value="31182810" calcext:value-type="float">
            <text:p>31182810</text:p>
          </table:table-cell>
          <table:table-cell office:value-type="float" office:value="30967318" calcext:value-type="float">
            <text:p>30967318</text:p>
          </table:table-cell>
          <table:table-cell office:value-type="float" office:value="1023113" calcext:value-type="float">
            <text:p>10231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4574" calcext:value-type="float">
            <text:p>0.384574</text:p>
          </table:table-cell>
          <table:table-cell office:value-type="float" office:value="1068132" calcext:value-type="float">
            <text:p>1068132</text:p>
          </table:table-cell>
          <table:table-cell office:value-type="float" office:value="7.502631" calcext:value-type="float">
            <text:p>7.502631</text:p>
          </table:table-cell>
          <table:table-cell office:value-type="float" office:value="7.450783" calcext:value-type="float">
            <text:p>7.450783</text:p>
          </table:table-cell>
          <table:table-cell office:value-type="float" office:value="0.246163" calcext:value-type="float">
            <text:p>0.246163</text:p>
          </table:table-cell>
          <table:table-cell office:value-type="float" office:value="1.01" calcext:value-type="float">
            <text:p>1.01</text:p>
          </table:table-cell>
          <table:table-cell office:value-type="float" office:value="30.27" calcext:value-type="float">
            <text:p>30.27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float" office:value="15424" calcext:value-type="float">
            <text:p>15424</text:p>
          </table:table-cell>
          <table:table-cell office:value-type="float" office:value="83724178" calcext:value-type="float">
            <text:p>83724178</text:p>
          </table:table-cell>
          <table:table-cell office:value-type="float" office:value="222408283" calcext:value-type="float">
            <text:p>222408283</text:p>
          </table:table-cell>
          <table:table-cell office:value-type="float" office:value="303963" calcext:value-type="float">
            <text:p>303963</text:p>
          </table:table-cell>
          <table:table-cell office:value-type="float" office:value="8820227" calcext:value-type="float">
            <text:p>8820227</text:p>
          </table:table-cell>
          <table:table-cell office:value-type="float" office:value="8741487" calcext:value-type="float">
            <text:p>8741487</text:p>
          </table:table-cell>
          <table:table-cell office:value-type="float" office:value="4811" calcext:value-type="float">
            <text:p>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444" calcext:value-type="float">
            <text:p>0.376444</text:p>
          </table:table-cell>
          <table:table-cell office:value-type="float" office:value="303963" calcext:value-type="float">
            <text:p>303963</text:p>
          </table:table-cell>
          <table:table-cell office:value-type="float" office:value="4.704121" calcext:value-type="float">
            <text:p>4.704121</text:p>
          </table:table-cell>
          <table:table-cell office:value-type="float" office:value="4.662127" calcext:value-type="float">
            <text:p>4.662127</text:p>
          </table:table-cell>
          <table:table-cell office:value-type="float" office:value="0.002566" calcext:value-type="float">
            <text:p>0.002566</text:p>
          </table:table-cell>
          <table:table-cell office:value-type="float" office:value="1.01" calcext:value-type="float">
            <text:p>1.01</text:p>
          </table:table-cell>
          <table:table-cell office:value-type="float" office:value="1816.98" calcext:value-type="float">
            <text:p>1816.98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5035" calcext:value-type="float">
            <text:p>15035</text:p>
          </table:table-cell>
          <table:table-cell office:value-type="float" office:value="358490" calcext:value-type="float">
            <text:p>358490</text:p>
          </table:table-cell>
          <table:table-cell office:value-type="float" office:value="957905" calcext:value-type="float">
            <text:p>957905</text:p>
          </table:table-cell>
          <table:table-cell office:value-type="float" office:value="1186" calcext:value-type="float">
            <text:p>1186</text:p>
          </table:table-cell>
          <table:table-cell office:value-type="float" office:value="40449" calcext:value-type="float">
            <text:p>40449</text:p>
          </table:table-cell>
          <table:table-cell office:value-type="float" office:value="40093" calcext:value-type="float">
            <text:p>40093</text:p>
          </table:table-cell>
          <table:table-cell office:value-type="float" office:value="4483" calcext:value-type="float">
            <text:p>4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244" calcext:value-type="float">
            <text:p>0.374244</text:p>
          </table:table-cell>
          <table:table-cell office:value-type="float" office:value="1186" calcext:value-type="float">
            <text:p>1186</text:p>
          </table:table-cell>
          <table:table-cell office:value-type="float" office:value="0.862912" calcext:value-type="float">
            <text:p>0.862912</text:p>
          </table:table-cell>
          <table:table-cell office:value-type="float" office:value="0.855317" calcext:value-type="float">
            <text:p>0.855317</text:p>
          </table:table-cell>
          <table:table-cell office:value-type="float" office:value="0.095637" calcext:value-type="float">
            <text:p>0.095637</text:p>
          </table:table-cell>
          <table:table-cell office:value-type="float" office:value="1.01" calcext:value-type="float">
            <text:p>1.01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5039" calcext:value-type="float">
            <text:p>15039</text:p>
          </table:table-cell>
          <table:table-cell office:value-type="float" office:value="214185" calcext:value-type="float">
            <text:p>214185</text:p>
          </table:table-cell>
          <table:table-cell office:value-type="float" office:value="574888" calcext:value-type="float">
            <text:p>574888</text:p>
          </table:table-cell>
          <table:table-cell office:value-type="float" office:value="701" calcext:value-type="float">
            <text:p>701</text:p>
          </table:table-cell>
          <table:table-cell office:value-type="float" office:value="24184" calcext:value-type="float">
            <text:p>24184</text:p>
          </table:table-cell>
          <table:table-cell office:value-type="float" office:value="23942" calcext:value-type="float">
            <text:p>23942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2568" calcext:value-type="float">
            <text:p>0.372568</text:p>
          </table:table-cell>
          <table:table-cell office:value-type="float" office:value="701" calcext:value-type="float">
            <text:p>701</text:p>
          </table:table-cell>
          <table:table-cell office:value-type="float" office:value="0.515925" calcext:value-type="float">
            <text:p>0.515925</text:p>
          </table:table-cell>
          <table:table-cell office:value-type="float" office:value="0.510763" calcext:value-type="float">
            <text:p>0.510763</text:p>
          </table:table-cell>
          <table:table-cell office:value-type="float" office:value="0.021888" calcext:value-type="float">
            <text:p>0.021888</text:p>
          </table:table-cell>
          <table:table-cell office:value-type="float" office:value="1.01" calcext:value-type="float">
            <text:p>1.01</text:p>
          </table:table-cell>
          <table:table-cell office:value-type="float" office:value="23.34" calcext:value-type="float">
            <text:p>23.34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5037" calcext:value-type="float">
            <text:p>15037</text:p>
          </table:table-cell>
          <table:table-cell office:value-type="float" office:value="351142" calcext:value-type="float">
            <text:p>351142</text:p>
          </table:table-cell>
          <table:table-cell office:value-type="float" office:value="940640" calcext:value-type="float">
            <text:p>940640</text:p>
          </table:table-cell>
          <table:table-cell office:value-type="float" office:value="1096" calcext:value-type="float">
            <text:p>1096</text:p>
          </table:table-cell>
          <table:table-cell office:value-type="float" office:value="39635" calcext:value-type="float">
            <text:p>39635</text:p>
          </table:table-cell>
          <table:table-cell office:value-type="float" office:value="39244" calcext:value-type="float">
            <text:p>39244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01" calcext:value-type="float">
            <text:p>0.373301</text:p>
          </table:table-cell>
          <table:table-cell office:value-type="float" office:value="1096" calcext:value-type="float">
            <text:p>1096</text:p>
          </table:table-cell>
          <table:table-cell office:value-type="float" office:value="1.26832" calcext:value-type="float">
            <text:p>1.26832</text:p>
          </table:table-cell>
          <table:table-cell office:value-type="float" office:value="1.255808" calcext:value-type="float">
            <text:p>1.255808</text:p>
          </table:table-cell>
          <table:table-cell office:value-type="float" office:value="0.164352" calcext:value-type="float">
            <text:p>0.164352</text:p>
          </table:table-cell>
          <table:table-cell office:value-type="float" office:value="1.01" calcext:value-type="float">
            <text:p>1.01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5041" calcext:value-type="float">
            <text:p>15041</text:p>
          </table:table-cell>
          <table:table-cell office:value-type="float" office:value="205786" calcext:value-type="float">
            <text:p>205786</text:p>
          </table:table-cell>
          <table:table-cell office:value-type="float" office:value="550596" calcext:value-type="float">
            <text:p>550596</text:p>
          </table:table-cell>
          <table:table-cell office:value-type="float" office:value="618" calcext:value-type="float">
            <text:p>618</text:p>
          </table:table-cell>
          <table:table-cell office:value-type="float" office:value="23144" calcext:value-type="float">
            <text:p>23144</text:p>
          </table:table-cell>
          <table:table-cell office:value-type="float" office:value="22995" calcext:value-type="float">
            <text:p>22995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751" calcext:value-type="float">
            <text:p>0.373751</text:p>
          </table:table-cell>
          <table:table-cell office:value-type="float" office:value="618" calcext:value-type="float">
            <text:p>618</text:p>
          </table:table-cell>
          <table:table-cell office:value-type="float" office:value="0.740608" calcext:value-type="float">
            <text:p>0.740608</text:p>
          </table:table-cell>
          <table:table-cell office:value-type="float" office:value="0.73584" calcext:value-type="float">
            <text:p>0.73584</text:p>
          </table:table-cell>
          <table:table-cell office:value-type="float" office:value="0.032832" calcext:value-type="float">
            <text:p>0.032832</text:p>
          </table:table-cell>
          <table:table-cell office:value-type="float" office:value="1.01" calcext:value-type="float">
            <text:p>1.01</text:p>
          </table:table-cell>
          <table:table-cell office:value-type="float" office:value="22.41" calcext:value-type="float">
            <text:p>22.41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5206" calcext:value-type="float">
            <text:p>15206</text:p>
          </table:table-cell>
          <table:table-cell office:value-type="float" office:value="258172925" calcext:value-type="float">
            <text:p>258172925</text:p>
          </table:table-cell>
          <table:table-cell office:value-type="float" office:value="695853455" calcext:value-type="float">
            <text:p>695853455</text:p>
          </table:table-cell>
          <table:table-cell office:value-type="float" office:value="873497" calcext:value-type="float">
            <text:p>873497</text:p>
          </table:table-cell>
          <table:table-cell office:value-type="float" office:value="29184926" calcext:value-type="float">
            <text:p>29184926</text:p>
          </table:table-cell>
          <table:table-cell office:value-type="float" office:value="28852766" calcext:value-type="float">
            <text:p>28852766</text:p>
          </table:table-cell>
          <table:table-cell office:value-type="float" office:value="395172" calcext:value-type="float">
            <text:p>395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1016" calcext:value-type="float">
            <text:p>0.371016</text:p>
          </table:table-cell>
          <table:table-cell office:value-type="float" office:value="873497" calcext:value-type="float">
            <text:p>873497</text:p>
          </table:table-cell>
          <table:table-cell office:value-type="float" office:value="11.320213" calcext:value-type="float">
            <text:p>11.320213</text:p>
          </table:table-cell>
          <table:table-cell office:value-type="float" office:value="11.191376" calcext:value-type="float">
            <text:p>11.191376</text:p>
          </table:table-cell>
          <table:table-cell office:value-type="float" office:value="0.153279" calcext:value-type="float">
            <text:p>0.153279</text:p>
          </table:table-cell>
          <table:table-cell office:value-type="float" office:value="1.01" calcext:value-type="float">
            <text:p>1.01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40884" calcext:value-type="float">
            <text:p>40884</text:p>
          </table:table-cell>
          <table:table-cell office:value-type="float" office:value="15203" calcext:value-type="float">
            <text:p>15203</text:p>
          </table:table-cell>
          <table:table-cell office:value-type="float" office:value="123663782" calcext:value-type="float">
            <text:p>123663782</text:p>
          </table:table-cell>
          <table:table-cell office:value-type="float" office:value="322132490" calcext:value-type="float">
            <text:p>322132490</text:p>
          </table:table-cell>
          <table:table-cell office:value-type="float" office:value="355360" calcext:value-type="float">
            <text:p>355360</text:p>
          </table:table-cell>
          <table:table-cell office:value-type="float" office:value="8679764" calcext:value-type="float">
            <text:p>8679764</text:p>
          </table:table-cell>
          <table:table-cell office:value-type="float" office:value="8551398" calcext:value-type="float">
            <text:p>8551398</text:p>
          </table:table-cell>
          <table:table-cell office:value-type="float" office:value="386511" calcext:value-type="float">
            <text:p>3865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891" calcext:value-type="float">
            <text:p>0.383891</text:p>
          </table:table-cell>
          <table:table-cell office:value-type="float" office:value="355360" calcext:value-type="float">
            <text:p>355360</text:p>
          </table:table-cell>
          <table:table-cell office:value-type="float" office:value="3.346415" calcext:value-type="float">
            <text:p>3.346415</text:p>
          </table:table-cell>
          <table:table-cell office:value-type="float" office:value="3.296925" calcext:value-type="float">
            <text:p>3.296925</text:p>
          </table:table-cell>
          <table:table-cell office:value-type="float" office:value="0.149016" calcext:value-type="float">
            <text:p>0.149016</text:p>
          </table:table-cell>
          <table:table-cell office:value-type="float" office:value="1.02" calcext:value-type="float">
            <text:p>1.02</text:p>
          </table:table-cell>
          <table:table-cell office:value-type="float" office:value="22.12" calcext:value-type="float">
            <text:p>22.12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float" office:value="15342" calcext:value-type="float">
            <text:p>15342</text:p>
          </table:table-cell>
          <table:table-cell office:value-type="float" office:value="178468905" calcext:value-type="float">
            <text:p>178468905</text:p>
          </table:table-cell>
          <table:table-cell office:value-type="float" office:value="470188735" calcext:value-type="float">
            <text:p>470188735</text:p>
          </table:table-cell>
          <table:table-cell office:value-type="float" office:value="547886" calcext:value-type="float">
            <text:p>547886</text:p>
          </table:table-cell>
          <table:table-cell office:value-type="float" office:value="16885133" calcext:value-type="float">
            <text:p>16885133</text:p>
          </table:table-cell>
          <table:table-cell office:value-type="float" office:value="16740688" calcext:value-type="float">
            <text:p>16740688</text:p>
          </table:table-cell>
          <table:table-cell office:value-type="float" office:value="6102" calcext:value-type="float">
            <text:p>6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569" calcext:value-type="float">
            <text:p>0.379569</text:p>
          </table:table-cell>
          <table:table-cell office:value-type="float" office:value="547886" calcext:value-type="float">
            <text:p>547886</text:p>
          </table:table-cell>
          <table:table-cell office:value-type="float" office:value="7.945944" calcext:value-type="float">
            <text:p>7.945944</text:p>
          </table:table-cell>
          <table:table-cell office:value-type="float" office:value="7.877971" calcext:value-type="float">
            <text:p>7.877971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1.01" calcext:value-type="float">
            <text:p>1.01</text:p>
          </table:table-cell>
          <table:table-cell office:value-type="float" office:value="2743.48" calcext:value-type="float">
            <text:p>2743.48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5037" calcext:value-type="float">
            <text:p>15037</text:p>
          </table:table-cell>
          <table:table-cell office:value-type="float" office:value="663759" calcext:value-type="float">
            <text:p>663759</text:p>
          </table:table-cell>
          <table:table-cell office:value-type="float" office:value="1782463" calcext:value-type="float">
            <text:p>1782463</text:p>
          </table:table-cell>
          <table:table-cell office:value-type="float" office:value="5525" calcext:value-type="float">
            <text:p>5525</text:p>
          </table:table-cell>
          <table:table-cell office:value-type="float" office:value="75047" calcext:value-type="float">
            <text:p>75047</text:p>
          </table:table-cell>
          <table:table-cell office:value-type="float" office:value="74218" calcext:value-type="float">
            <text:p>74218</text:p>
          </table:table-cell>
          <table:table-cell office:value-type="float" office:value="9252" calcext:value-type="float">
            <text:p>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2383" calcext:value-type="float">
            <text:p>0.372383</text:p>
          </table:table-cell>
          <table:table-cell office:value-type="float" office:value="5525" calcext:value-type="float">
            <text:p>5525</text:p>
          </table:table-cell>
          <table:table-cell office:value-type="float" office:value="2.401504" calcext:value-type="float">
            <text:p>2.401504</text:p>
          </table:table-cell>
          <table:table-cell office:value-type="float" office:value="2.374976" calcext:value-type="float">
            <text:p>2.374976</text:p>
          </table:table-cell>
          <table:table-cell office:value-type="float" office:value="0.296064" calcext:value-type="float">
            <text:p>0.296064</text:p>
          </table:table-cell>
          <table:table-cell office:value-type="float" office:value="1.01" calcext:value-type="float">
            <text:p>1.01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5037" calcext:value-type="float">
            <text:p>15037</text:p>
          </table:table-cell>
          <table:table-cell office:value-type="float" office:value="308342" calcext:value-type="float">
            <text:p>308342</text:p>
          </table:table-cell>
          <table:table-cell office:value-type="float" office:value="829934" calcext:value-type="float">
            <text:p>829934</text:p>
          </table:table-cell>
          <table:table-cell office:value-type="float" office:value="1018" calcext:value-type="float">
            <text:p>1018</text:p>
          </table:table-cell>
          <table:table-cell office:value-type="float" office:value="35090" calcext:value-type="float">
            <text:p>35090</text:p>
          </table:table-cell>
          <table:table-cell office:value-type="float" office:value="34464" calcext:value-type="float">
            <text:p>34464</text:p>
          </table:table-cell>
          <table:table-cell office:value-type="float" office:value="4110" calcext:value-type="float">
            <text:p>4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1526" calcext:value-type="float">
            <text:p>0.371526</text:p>
          </table:table-cell>
          <table:table-cell office:value-type="float" office:value="1018" calcext:value-type="float">
            <text:p>1018</text:p>
          </table:table-cell>
          <table:table-cell office:value-type="float" office:value="1.12288" calcext:value-type="float">
            <text:p>1.12288</text:p>
          </table:table-cell>
          <table:table-cell office:value-type="float" office:value="1.102848" calcext:value-type="float">
            <text:p>1.102848</text:p>
          </table:table-cell>
          <table:table-cell office:value-type="float" office:value="0.13152" calcext:value-type="float">
            <text:p>0.13152</text:p>
          </table:table-cell>
          <table:table-cell office:value-type="float" office:value="1.02" calcext:value-type="float">
            <text:p>1.02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5039" calcext:value-type="float">
            <text:p>15039</text:p>
          </table:table-cell>
          <table:table-cell office:value-type="float" office:value="674327" calcext:value-type="float">
            <text:p>674327</text:p>
          </table:table-cell>
          <table:table-cell office:value-type="float" office:value="1809767" calcext:value-type="float">
            <text:p>1809767</text:p>
          </table:table-cell>
          <table:table-cell office:value-type="float" office:value="2284" calcext:value-type="float">
            <text:p>2284</text:p>
          </table:table-cell>
          <table:table-cell office:value-type="float" office:value="75906" calcext:value-type="float">
            <text:p>75906</text:p>
          </table:table-cell>
          <table:table-cell office:value-type="float" office:value="75439" calcext:value-type="float">
            <text:p>75439</text:p>
          </table:table-cell>
          <table:table-cell office:value-type="float" office:value="9253" calcext:value-type="float">
            <text:p>9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2604" calcext:value-type="float">
            <text:p>0.372604</text:p>
          </table:table-cell>
          <table:table-cell office:value-type="float" office:value="2284" calcext:value-type="float">
            <text:p>2284</text:p>
          </table:table-cell>
          <table:table-cell office:value-type="float" office:value="2.428992" calcext:value-type="float">
            <text:p>2.428992</text:p>
          </table:table-cell>
          <table:table-cell office:value-type="float" office:value="2.414048" calcext:value-type="float">
            <text:p>2.414048</text:p>
          </table:table-cell>
          <table:table-cell office:value-type="float" office:value="0.296096" calcext:value-type="float">
            <text:p>0.296096</text:p>
          </table:table-cell>
          <table:table-cell office:value-type="float" office:value="1.01" calcext:value-type="float">
            <text:p>1.01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5039" calcext:value-type="float">
            <text:p>15039</text:p>
          </table:table-cell>
          <table:table-cell office:value-type="float" office:value="340683" calcext:value-type="float">
            <text:p>340683</text:p>
          </table:table-cell>
          <table:table-cell office:value-type="float" office:value="919482" calcext:value-type="float">
            <text:p>919482</text:p>
          </table:table-cell>
          <table:table-cell office:value-type="float" office:value="1060" calcext:value-type="float">
            <text:p>1060</text:p>
          </table:table-cell>
          <table:table-cell office:value-type="float" office:value="38428" calcext:value-type="float">
            <text:p>38428</text:p>
          </table:table-cell>
          <table:table-cell office:value-type="float" office:value="38086" calcext:value-type="float">
            <text:p>38086</text:p>
          </table:table-cell>
          <table:table-cell office:value-type="float" office:value="5132" calcext:value-type="float">
            <text:p>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0516" calcext:value-type="float">
            <text:p>0.370516</text:p>
          </table:table-cell>
          <table:table-cell office:value-type="float" office:value="1060" calcext:value-type="float">
            <text:p>1060</text:p>
          </table:table-cell>
          <table:table-cell office:value-type="float" office:value="1.229696" calcext:value-type="float">
            <text:p>1.229696</text:p>
          </table:table-cell>
          <table:table-cell office:value-type="float" office:value="1.218752" calcext:value-type="float">
            <text:p>1.218752</text:p>
          </table:table-cell>
          <table:table-cell office:value-type="float" office:value="0.164224" calcext:value-type="float">
            <text:p>0.164224</text:p>
          </table:table-cell>
          <table:table-cell office:value-type="float" office:value="1.01" calcext:value-type="float">
            <text:p>1.01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5652" calcext:value-type="float">
            <text:p>15652</text:p>
          </table:table-cell>
          <table:table-cell office:value-type="float" office:value="1033751001" calcext:value-type="float">
            <text:p>1033751001</text:p>
          </table:table-cell>
          <table:table-cell office:value-type="float" office:value="2767174297" calcext:value-type="float">
            <text:p>2767174297</text:p>
          </table:table-cell>
          <table:table-cell office:value-type="float" office:value="3491697" calcext:value-type="float">
            <text:p>3491697</text:p>
          </table:table-cell>
          <table:table-cell office:value-type="float" office:value="116858686" calcext:value-type="float">
            <text:p>116858686</text:p>
          </table:table-cell>
          <table:table-cell office:value-type="float" office:value="115525964" calcext:value-type="float">
            <text:p>115525964</text:p>
          </table:table-cell>
          <table:table-cell office:value-type="float" office:value="1201265" calcext:value-type="float">
            <text:p>1201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76" calcext:value-type="float">
            <text:p>0.373576</text:p>
          </table:table-cell>
          <table:table-cell office:value-type="float" office:value="3491697" calcext:value-type="float">
            <text:p>3491697</text:p>
          </table:table-cell>
          <table:table-cell office:value-type="float" office:value="12.200581" calcext:value-type="float">
            <text:p>12.200581</text:p>
          </table:table-cell>
          <table:table-cell office:value-type="float" office:value="12.061439" calcext:value-type="float">
            <text:p>12.061439</text:p>
          </table:table-cell>
          <table:table-cell office:value-type="float" office:value="0.125418" calcext:value-type="float">
            <text:p>0.125418</text:p>
          </table:table-cell>
          <table:table-cell office:value-type="float" office:value="1.01" calcext:value-type="float">
            <text:p>1.01</text:p>
          </table:table-cell>
          <table:table-cell office:value-type="float" office:value="96.17" calcext:value-type="float">
            <text:p>96.17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15652" calcext:value-type="float">
            <text:p>15652</text:p>
          </table:table-cell>
          <table:table-cell office:value-type="float" office:value="943334886" calcext:value-type="float">
            <text:p>943334886</text:p>
          </table:table-cell>
          <table:table-cell office:value-type="float" office:value="2502792410" calcext:value-type="float">
            <text:p>2502792410</text:p>
          </table:table-cell>
          <table:table-cell office:value-type="float" office:value="3423891" calcext:value-type="float">
            <text:p>3423891</text:p>
          </table:table-cell>
          <table:table-cell office:value-type="float" office:value="95901496" calcext:value-type="float">
            <text:p>95901496</text:p>
          </table:table-cell>
          <table:table-cell office:value-type="float" office:value="95384612" calcext:value-type="float">
            <text:p>95384612</text:p>
          </table:table-cell>
          <table:table-cell office:value-type="float" office:value="453923" calcext:value-type="float">
            <text:p>4539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913" calcext:value-type="float">
            <text:p>0.376913</text:p>
          </table:table-cell>
          <table:table-cell office:value-type="float" office:value="3423891" calcext:value-type="float">
            <text:p>3423891</text:p>
          </table:table-cell>
          <table:table-cell office:value-type="float" office:value="10.012554" calcext:value-type="float">
            <text:p>10.012554</text:p>
          </table:table-cell>
          <table:table-cell office:value-type="float" office:value="9.958589" calcext:value-type="float">
            <text:p>9.958589</text:p>
          </table:table-cell>
          <table:table-cell office:value-type="float" office:value="0.047392" calcext:value-type="float">
            <text:p>0.047392</text:p>
          </table:table-cell>
          <table:table-cell office:value-type="float" office:value="1.01" calcext:value-type="float">
            <text:p>1.01</text:p>
          </table:table-cell>
          <table:table-cell office:value-type="float" office:value="210.13" calcext:value-type="float">
            <text:p>210.13</text:p>
          </table:table-cell>
        </table:table-row>
        <table:table-row table:style-name="ro1">
          <table:table-cell office:value-type="float" office:value="40878" calcext:value-type="float">
            <text:p>40878</text:p>
          </table:table-cell>
          <table:table-cell office:value-type="float" office:value="15767" calcext:value-type="float">
            <text:p>15767</text:p>
          </table:table-cell>
          <table:table-cell office:value-type="float" office:value="213046726" calcext:value-type="float">
            <text:p>213046726</text:p>
          </table:table-cell>
          <table:table-cell office:value-type="float" office:value="556382085" calcext:value-type="float">
            <text:p>556382085</text:p>
          </table:table-cell>
          <table:table-cell office:value-type="float" office:value="552918" calcext:value-type="float">
            <text:p>552918</text:p>
          </table:table-cell>
          <table:table-cell office:value-type="float" office:value="17770731" calcext:value-type="float">
            <text:p>17770731</text:p>
          </table:table-cell>
          <table:table-cell office:value-type="float" office:value="17611388" calcext:value-type="float">
            <text:p>17611388</text:p>
          </table:table-cell>
          <table:table-cell office:value-type="float" office:value="7576" calcext:value-type="float">
            <text:p>7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2914" calcext:value-type="float">
            <text:p>0.382914</text:p>
          </table:table-cell>
          <table:table-cell office:value-type="float" office:value="552918" calcext:value-type="float">
            <text:p>552918</text:p>
          </table:table-cell>
          <table:table-cell office:value-type="float" office:value="9.889799" calcext:value-type="float">
            <text:p>9.889799</text:p>
          </table:table-cell>
          <table:table-cell office:value-type="float" office:value="9.80112" calcext:value-type="float">
            <text:p>9.80112</text:p>
          </table:table-cell>
          <table:table-cell office:value-type="float" office:value="0.004216" calcext:value-type="float">
            <text:p>0.004216</text:p>
          </table:table-cell>
          <table:table-cell office:value-type="float" office:value="1.01" calcext:value-type="float">
            <text:p>1.01</text:p>
          </table:table-cell>
          <table:table-cell office:value-type="float" office:value="2324.63" calcext:value-type="float">
            <text:p>2324.63</text:p>
          </table:table-cell>
        </table:table-row>
        <table:table-row table:style-name="ro1">
          <table:table-cell office:value-type="float" office:value="40941" calcext:value-type="float">
            <text:p>40941</text:p>
          </table:table-cell>
          <table:table-cell office:value-type="float" office:value="3148968686" calcext:value-type="float">
            <text:p>3148968686</text:p>
          </table:table-cell>
          <table:table-cell office:value-type="float" office:value="4941" calcext:value-type="float">
            <text:p>4941</text:p>
          </table:table-cell>
          <table:table-cell office:value-type="float" office:value="49699" calcext:value-type="float">
            <text:p>49699</text:p>
          </table:table-cell>
          <table:table-cell office:value-type="float" office:value="2313" calcext:value-type="float">
            <text:p>2313</text:p>
          </table:table-cell>
          <table:table-cell office:value-type="float" office:value="316" calcext:value-type="float">
            <text:p>316</text:p>
          </table:table-cell>
          <table:table-cell office:value-type="float" office:value="799" calcext:value-type="float">
            <text:p>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9418" calcext:value-type="float">
            <text:p>0.099418</text:p>
          </table:table-cell>
          <table:table-cell office:value-type="float" office:value="2313" calcext:value-type="float">
            <text:p>231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float" office:value="3148968688" calcext:value-type="float">
            <text:p>314896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614E+019" calcext:value-type="float">
            <text:p>184467440693614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511" calcext:value-type="float">
            <text:p>2511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0945" calcext:value-type="float">
            <text:p>40945</text:p>
          </table:table-cell>
          <table:table-cell office:value-type="float" office:value="3148968689" calcext:value-type="float">
            <text:p>31489686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37889474E+019" calcext:value-type="float">
            <text:p>184464637889474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float" office:value="3148968691" calcext:value-type="float">
            <text:p>3148968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4" calcext:value-type="float">
            <text:p>81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614E+019" calcext:value-type="float">
            <text:p>184467440693614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8134" calcext:value-type="float">
            <text:p>8134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0949" calcext:value-type="float">
            <text:p>40949</text:p>
          </table:table-cell>
          <table:table-cell office:value-type="float" office:value="3148968693" calcext:value-type="float">
            <text:p>31489686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37889728E+019" calcext:value-type="float">
            <text:p>184464637889728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36" calcext:value-type="float">
            <text:p>40936</text:p>
          </table:table-cell>
          <table:table-cell office:value-type="float" office:value="4835" calcext:value-type="float">
            <text:p>48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4:22:42.073682125</meta:creation-date>
    <dc:date>2015-10-31T04:23:11.074460744</dc:date>
    <meta:editing-duration>P0D</meta:editing-duration>
    <meta:editing-cycles>1</meta:editing-cycles>
    <meta:document-statistic meta:table-count="1" meta:cell-count="3040" meta:object-count="0"/>
    <meta:generator>LibreOffice/4.2.8.2$Linux_X86_64 LibreOffice_project/420m0$Build-2</meta:generator>
  </office:meta>
</office:document-meta>
</file>